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5E0000005EF0B9C6C80DDC920B.png" manifest:media-type="image/png"/>
  <manifest:file-entry manifest:full-path="Pictures/100000000000005E0000005E3D5C7E2D782569D1.png" manifest:media-type="image/png"/>
  <manifest:file-entry manifest:full-path="Pictures/100000000000005E0000005E306B1FB3668D8C93.png" manifest:media-type="image/png"/>
  <manifest:file-entry manifest:full-path="Pictures/100000000000005E0000005EF5EEDB1726EDB498.png" manifest:media-type="image/png"/>
  <manifest:file-entry manifest:full-path="Pictures/100000000000005E0000005E10FB9FE204C43C41.png" manifest:media-type="image/png"/>
  <manifest:file-entry manifest:full-path="Pictures/100000000000005E0000005E172D31A56E6ABCCD.png" manifest:media-type="image/png"/>
  <manifest:file-entry manifest:full-path="Pictures/100000000000005E0000005ED6ABAD32E1152269.png" manifest:media-type="image/png"/>
  <manifest:file-entry manifest:full-path="Pictures/100000000000005E0000005E89C15BEF866D991C.png" manifest:media-type="image/png"/>
  <manifest:file-entry manifest:full-path="Pictures/100000000000005E0000005EC09E0C74F4A0945C.png" manifest:media-type="image/png"/>
  <manifest:file-entry manifest:full-path="Pictures/100000000000005E0000005E35FF613AA7BE1A2A.png" manifest:media-type="image/png"/>
  <manifest:file-entry manifest:full-path="Pictures/10000000000000B400000087D8644866EB8F8F77.png" manifest:media-type="image/png"/>
  <manifest:file-entry manifest:full-path="Pictures/100000000000005E0000005E79F888565B4A803A.png" manifest:media-type="image/png"/>
  <manifest:file-entry manifest:full-path="Pictures/100000000000005E0000005EBBA16D1EF11C2CA5.png" manifest:media-type="image/png"/>
  <manifest:file-entry manifest:full-path="Pictures/100000000000005E0000005EBE000F185A08D7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Bold" style:font-pitch="fixed"/>
    <style:font-face style:name="FreeMono1" svg:font-family="FreeMono" style:font-family-generic="modern" style:font-pitch="fixed"/>
    <style:font-face style:name="Courier 10 Pitch" svg:font-family="'Courier 10 Pitch'" style:font-pitch="variable"/>
    <style:font-face style:name="Liberation Sans2" svg:font-family="'Liberation Sans'" style:font-pitch="variable"/>
    <style:font-face style:name="Purisa" svg:font-family="Purisa"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svg:stroke-color="#006633" draw:marker-start="" draw:marker-start-width="0.518cm" draw:marker-start-center="false" draw:marker-end="" draw:marker-end-width="0.518cm" draw:marker-end-center="false" svg:stroke-opacity="100%" draw:stroke-linejoin="round" svg:stroke-linecap="butt" draw:fill="hatch" draw:fill-color="#00331a" draw:secondary-fill-color="#729fcf" draw:gradient-step-count="0" draw:fill-hatch-name="Black_20_0_20_Degrees" draw:fill-hatch-solid="false" draw:opacity="100%" draw:opacity-name="" draw:fill-image-width="0cm" draw:fill-image-height="0cm" style:repeat="repeat" draw:fill-image-ref-point-x="0%" draw:fill-image-ref-point-y="0%" draw:fill-image-ref-point="center" draw:tile-repeat-offset="0% vertical" draw:shadow="visible" draw:shadow-opacity="100%"/>
    </style:style>
    <style:style style:name="gr2" style:family="graphic" style:parent-style-name="standard">
      <style:graphic-properties draw:stroke="none" svg:stroke-width="0cm" svg:stroke-color="#006633" draw:marker-start-width="0.518cm" draw:marker-end-width="0.518cm" draw:fill="hatch" draw:fill-color="#00331a" draw:fill-hatch-name="Black_20_0_20_Degrees" draw:shadow="visible" dr3d:depth="3.496cm" dr3d:close-front="true" dr3d:close-back="true" dr3d:texture-generation-mode-x="parallel" dr3d:texture-generation-mode-y="parallel"/>
    </style:style>
    <style:style style:name="gr3"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3.569cm" dr3d:close-front="true" dr3d:close-back="true" dr3d:texture-generation-mode-x="parallel" dr3d:texture-generation-mode-y="parallel"/>
    </style:style>
    <style:style style:name="gr4" style:family="graphic" style:parent-style-name="standard">
      <style:graphic-properties draw:stroke="none" svg:stroke-width="0cm" svg:stroke-color="#006633" draw:marker-start-width="0.518cm" draw:marker-end-width="0.518cm" draw:fill="hatch" draw:fill-color="#00331a" draw:fill-hatch-name="Black_20_0_20_Degrees" draw:shadow="visible" dr3d:depth="3.569cm" dr3d:close-front="true" dr3d:close-back="true" dr3d:texture-generation-mode-x="parallel" dr3d:texture-generation-mode-y="parallel"/>
    </style:style>
    <style:style style:name="gr5"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3.642cm" dr3d:close-front="true" dr3d:close-back="true" dr3d:texture-generation-mode-x="parallel" dr3d:texture-generation-mode-y="parallel"/>
    </style:style>
    <style:style style:name="gr6" style:family="graphic" style:parent-style-name="standard">
      <style:graphic-properties draw:stroke="none" svg:stroke-width="0cm" svg:stroke-color="#006633" draw:marker-start-width="0.518cm" draw:marker-end-width="0.518cm" draw:fill="hatch" draw:fill-color="#00331a" draw:fill-hatch-name="Black_20_0_20_Degrees" draw:shadow="visible" draw:shadow-offset-x="0.212cm" draw:shadow-offset-y="0.212cm" draw:shadow-color="#666666" dr3d:depth="3.642cm" dr3d:close-front="true" dr3d:close-back="true" dr3d:texture-generation-mode-x="parallel" dr3d:texture-generation-mode-y="parallel"/>
    </style:style>
    <style:style style:name="gr7"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aw:shadow-offset-x="0.212cm" draw:shadow-offset-y="0.212cm" draw:shadow-color="#666666" dr3d:depth="3.715cm" dr3d:close-front="true" dr3d:close-back="true" dr3d:texture-generation-mode-x="parallel" dr3d:texture-generation-mode-y="parallel"/>
    </style:style>
    <style:style style:name="gr8" style:family="graphic" style:parent-style-name="standard">
      <style:graphic-properties draw:stroke="none" svg:stroke-width="0cm" svg:stroke-color="#006633" draw:marker-start-width="0.518cm" draw:marker-end-width="0.518cm" draw:fill="hatch" draw:fill-color="#00331a" draw:fill-hatch-name="Black_20_0_20_Degrees" draw:shadow="visible" dr3d:depth="3.715cm" dr3d:close-front="true" dr3d:close-back="true" dr3d:texture-generation-mode-x="parallel" dr3d:texture-generation-mode-y="parallel"/>
    </style:style>
    <style:style style:name="gr9"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3.788cm" dr3d:close-front="true" dr3d:close-back="true" dr3d:texture-generation-mode-x="parallel" dr3d:texture-generation-mode-y="parallel"/>
    </style:style>
    <style:style style:name="gr10" style:family="graphic" style:parent-style-name="standard">
      <style:graphic-properties draw:stroke="none" svg:stroke-width="0cm" svg:stroke-color="#006633" draw:marker-start-width="0.518cm" draw:marker-end-width="0.518cm" draw:fill="hatch" draw:fill-color="#00331a" draw:fill-hatch-name="Black_20_0_20_Degrees" draw:shadow="visible" dr3d:depth="3.788cm" dr3d:close-front="true" dr3d:close-back="true" dr3d:texture-generation-mode-x="parallel" dr3d:texture-generation-mode-y="parallel"/>
    </style:style>
    <style:style style:name="gr11"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3.86cm" dr3d:close-front="true" dr3d:close-back="true" dr3d:texture-generation-mode-x="parallel" dr3d:texture-generation-mode-y="parallel"/>
    </style:style>
    <style:style style:name="gr12" style:family="graphic" style:parent-style-name="standard">
      <style:graphic-properties draw:stroke="none" svg:stroke-width="0cm" svg:stroke-color="#006633" draw:marker-start-width="0.518cm" draw:marker-end-width="0.518cm" draw:fill="hatch" draw:fill-color="#00331a" draw:fill-hatch-name="Black_20_0_20_Degrees" draw:shadow="visible" draw:shadow-offset-x="0.212cm" draw:shadow-offset-y="0.212cm" draw:shadow-color="#666666" dr3d:depth="3.86cm" dr3d:close-front="true" dr3d:close-back="true" dr3d:texture-generation-mode-x="parallel" dr3d:texture-generation-mode-y="parallel"/>
    </style:style>
    <style:style style:name="gr13"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aw:shadow-offset-x="0.212cm" draw:shadow-offset-y="0.212cm" draw:shadow-color="#666666" dr3d:depth="3.933cm" dr3d:close-front="true" dr3d:close-back="true" dr3d:texture-generation-mode-x="parallel" dr3d:texture-generation-mode-y="parallel"/>
    </style:style>
    <style:style style:name="gr14" style:family="graphic" style:parent-style-name="standard">
      <style:graphic-properties draw:stroke="none" svg:stroke-width="0cm" svg:stroke-color="#006633" draw:marker-start-width="0.518cm" draw:marker-end-width="0.518cm" draw:fill="hatch" draw:fill-color="#00331a" draw:fill-hatch-name="Black_20_0_20_Degrees" draw:shadow="visible" dr3d:depth="3.933cm" dr3d:close-front="true" dr3d:close-back="true" dr3d:texture-generation-mode-x="parallel" dr3d:texture-generation-mode-y="parallel"/>
    </style:style>
    <style:style style:name="gr15"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4.006cm" dr3d:close-front="true" dr3d:close-back="true" dr3d:texture-generation-mode-x="parallel" dr3d:texture-generation-mode-y="parallel"/>
    </style:style>
    <style:style style:name="gr16" style:family="graphic" style:parent-style-name="standard">
      <style:graphic-properties draw:stroke="none" svg:stroke-width="0cm" svg:stroke-color="#006633" draw:marker-start-width="0.518cm" draw:marker-end-width="0.518cm" draw:fill="hatch" draw:fill-color="#00331a" draw:fill-hatch-name="Black_20_0_20_Degrees" draw:shadow="visible" dr3d:depth="4.006cm" dr3d:close-front="true" dr3d:close-back="true" dr3d:texture-generation-mode-x="parallel" dr3d:texture-generation-mode-y="parallel"/>
    </style:style>
    <style:style style:name="gr17"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4.079cm" dr3d:close-front="true" dr3d:close-back="true" dr3d:texture-generation-mode-x="parallel" dr3d:texture-generation-mode-y="parallel"/>
    </style:style>
    <style:style style:name="gr18" style:family="graphic" style:parent-style-name="standard">
      <style:graphic-properties draw:stroke="none" svg:stroke-width="0cm" svg:stroke-color="#006633" draw:marker-start-width="0.518cm" draw:marker-end-width="0.518cm" draw:fill="hatch" draw:fill-color="#00331a" draw:fill-hatch-name="Black_20_0_20_Degrees" draw:shadow="visible" dr3d:depth="4.079cm" dr3d:close-front="true" dr3d:close-back="true" dr3d:texture-generation-mode-x="parallel" dr3d:texture-generation-mode-y="parallel"/>
    </style:style>
    <style:style style:name="gr19"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4.152cm" dr3d:close-front="true" dr3d:close-back="true" dr3d:texture-generation-mode-x="parallel" dr3d:texture-generation-mode-y="parallel"/>
    </style:style>
    <style:style style:name="gr20" style:family="graphic" style:parent-style-name="standard">
      <style:graphic-properties draw:stroke="none" svg:stroke-width="0cm" svg:stroke-color="#006633" draw:marker-start-width="0.518cm" draw:marker-end-width="0.518cm" draw:fill="hatch" draw:fill-color="#00331a" draw:fill-hatch-name="Black_20_0_20_Degrees" draw:shadow="visible" dr3d:depth="4.152cm" dr3d:close-front="true" dr3d:close-back="true" dr3d:texture-generation-mode-x="parallel" dr3d:texture-generation-mode-y="parallel"/>
    </style:style>
    <style:style style:name="gr21"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4.225cm" dr3d:close-front="true" dr3d:close-back="true" dr3d:texture-generation-mode-x="parallel" dr3d:texture-generation-mode-y="parallel"/>
    </style:style>
    <style:style style:name="gr22" style:family="graphic" style:parent-style-name="standard">
      <style:graphic-properties draw:stroke="none" svg:stroke-width="0cm" svg:stroke-color="#006633" draw:marker-start-width="0.518cm" draw:marker-end-width="0.518cm" draw:fill="hatch" draw:fill-color="#00331a" draw:fill-hatch-name="Black_20_0_20_Degrees" draw:shadow="visible" dr3d:depth="4.225cm" dr3d:close-front="true" dr3d:close-back="true" dr3d:texture-generation-mode-x="parallel" dr3d:texture-generation-mode-y="parallel"/>
    </style:style>
    <style:style style:name="gr23" style:family="graphic" style:parent-style-name="standard">
      <style:graphic-properties draw:stroke="none" svg:stroke-width="0cm" svg:stroke-color="#006633" draw:marker-start-width="0.518cm" draw:marker-end-width="0.518cm" draw:fill="hatch" draw:fill-color="#00331a" draw:fill-hatch-name="Black_20_0_20_Degrees" draw:opacity="100%" draw:shadow="visible" dr3d:depth="4.298cm" dr3d:close-front="true" dr3d:close-back="true" dr3d:texture-generation-mode-x="parallel" dr3d:texture-generation-mode-y="parallel"/>
    </style:style>
    <style:style style:name="gr24" style:family="graphic" style:parent-style-name="standard">
      <style:graphic-properties draw:fill-color="#990099" draw:textarea-horizontal-align="justify" draw:textarea-vertical-align="middle" draw:auto-grow-height="false" fo:min-height="3.852cm" fo:min-width="3.602cm"/>
    </style:style>
    <style:style style:name="gr2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11111"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2cm" draw:shadow-offset-y="0.2cm" draw:shadow-color="#808080" draw:shadow-opacity="100%"/>
    </style:style>
    <style:style style:name="gr26" style:family="graphic" style:parent-style-name="standard">
      <style:graphic-properties draw:stroke="none" svg:stroke-width="0cm" draw:fill-color="#111111" draw:shadow="visible" dr3d:depth="1.226cm" dr3d:close-front="true" dr3d:close-back="true" dr3d:texture-generation-mode-x="parallel" dr3d:texture-generation-mode-y="parallel"/>
    </style:style>
    <style:style style:name="gr2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2cm" draw:shadow-offset-y="0.2cm" draw:shadow-color="#808080" draw:shadow-opacity="100%"/>
    </style:style>
    <style:style style:name="gr28" style:family="graphic" style:parent-style-name="standard">
      <style:graphic-properties draw:stroke="none" svg:stroke-width="0cm" draw:fill-color="#000000" draw:shadow="visible" dr3d:depth="0.967cm" dr3d:close-front="true" dr3d:close-back="true" dr3d:texture-generation-mode-x="parallel" dr3d:texture-generation-mode-y="parallel"/>
    </style:style>
    <style:style style:name="gr29" style:family="graphic" style:parent-style-name="standard">
      <style:graphic-properties draw:stroke="none" svg:stroke-width="0cm" draw:fill-color="#111111" draw:shadow="visible" dr3d:depth="0.613cm" dr3d:close-front="true" dr3d:close-back="true" dr3d:texture-generation-mode-x="parallel" dr3d:texture-generation-mode-y="parallel"/>
    </style:style>
    <style:style style:name="gr30" style:family="graphic" style:parent-style-name="standard">
      <style:graphic-properties draw:stroke="none" svg:stroke-width="0cm" draw:fill-color="#111111" draw:shadow="visible" dr3d:depth="0.33cm" dr3d:close-front="true" dr3d:close-back="true" dr3d:texture-generation-mode-x="parallel" dr3d:texture-generation-mode-y="parallel"/>
    </style:style>
    <style:style style:name="gr31" style:family="graphic" style:parent-style-name="standard">
      <style:graphic-properties draw:stroke="none" svg:stroke-width="0cm" draw:fill-color="#111111" draw:shadow="visible" dr3d:depth="0.189cm" dr3d:close-front="true" dr3d:close-back="true" dr3d:texture-generation-mode-x="parallel" dr3d:texture-generation-mode-y="parallel"/>
    </style:style>
    <style:style style:name="gr32" style:family="graphic" style:parent-style-name="standard">
      <style:graphic-properties draw:stroke="none" svg:stroke-width="0cm" draw:fill-color="#111111" draw:shadow="visible" dr3d:depth="0.095cm" dr3d:close-front="true" dr3d:close-back="true" dr3d:texture-generation-mode-x="parallel" dr3d:texture-generation-mode-y="parallel"/>
    </style:style>
    <style:style style:name="gr33" style:family="graphic" style:parent-style-name="standard">
      <style:graphic-properties draw:stroke="none" svg:stroke-width="0cm" draw:fill-color="#000000" draw:shadow="visible" dr3d:depth="0.613cm" dr3d:close-front="true" dr3d:close-back="true" dr3d:texture-generation-mode-x="parallel" dr3d:texture-generation-mode-y="parallel"/>
    </style:style>
    <style:style style:name="gr34" style:family="graphic" style:parent-style-name="standard">
      <style:graphic-properties draw:stroke="none" svg:stroke-width="0cm" draw:fill-color="#111111" draw:shadow="visible" dr3d:depth="0.967cm" dr3d:close-front="true" dr3d:close-back="true" dr3d:texture-generation-mode-x="parallel" dr3d:texture-generation-mode-y="parallel"/>
    </style:style>
    <style:style style:name="gr35" style:family="graphic" style:parent-style-name="standard">
      <style:graphic-properties draw:fill-color="#ff99ff" draw:textarea-horizontal-align="justify" draw:textarea-vertical-align="middle" draw:auto-grow-height="false" fo:min-height="0.174cm" fo:min-width="0.35cm"/>
    </style:style>
    <style:style style:name="gr36" style:family="graphic" style:parent-style-name="standard">
      <style:graphic-properties draw:fill-color="#ff33ff" draw:textarea-horizontal-align="justify" draw:textarea-vertical-align="middle" draw:auto-grow-height="false" fo:min-height="0.25cm" fo:min-width="0cm"/>
    </style:style>
    <style:style style:name="gr37" style:family="graphic" style:parent-style-name="standard">
      <style:graphic-properties draw:fill-color="#ff66cc" draw:textarea-horizontal-align="justify" draw:textarea-vertical-align="middle" draw:auto-grow-height="false" fo:min-height="0.034cm" fo:min-width="1.198cm"/>
    </style:style>
    <style:style style:name="gr38" style:family="graphic" style:parent-style-name="standard">
      <style:graphic-properties draw:textarea-horizontal-align="justify" draw:textarea-vertical-align="middle" draw:auto-grow-height="false" fo:min-height="0cm" fo:min-width="0cm"/>
    </style:style>
    <style:style style:name="gr3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0000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2cm" draw:shadow-offset-y="0.2cm" draw:shadow-color="#808080" draw:shadow-opacity="100%"/>
    </style:style>
    <style:style style:name="gr40" style:family="graphic" style:parent-style-name="standard">
      <style:graphic-properties draw:stroke="none" draw:fill-color="#000033" draw:shadow="visible"/>
    </style:style>
    <style:style style:name="gr41" style:family="graphic" style:parent-style-name="standard">
      <style:graphic-properties draw:stroke="none" svg:stroke-color="#000000" draw:fill="none" draw:fill-color="#ffffff" draw:textarea-horizontal-align="left" draw:auto-grow-height="true" draw:auto-grow-width="false" fo:min-height="11.625cm" fo:min-width="0cm"/>
    </style:style>
    <style:style style:name="gr42" style:family="graphic">
      <style:graphic-properties style:protect="size"/>
    </style:style>
    <style:style style:name="gr43" style:family="graphic" style:parent-style-name="standard">
      <style:graphic-properties draw:stroke="none" svg:stroke-width="0cm" svg:stroke-color="#006633" draw:marker-start="" draw:marker-start-width="0.518cm" draw:marker-start-center="false" draw:marker-end="" draw:marker-end-width="0.518cm" draw:marker-end-center="false" svg:stroke-opacity="100%" draw:stroke-linejoin="round" svg:stroke-linecap="butt" draw:fill="hatch" draw:secondary-fill-color="#729fcf" draw:gradient-step-count="0" draw:fill-hatch-name="Black_20_0_20_Degrees" draw:fill-hatch-solid="false" draw:opacity="100%" draw:opacity-name="" draw:fill-image-width="0cm" draw:fill-image-height="0cm" style:repeat="repeat" draw:fill-image-ref-point-x="0%" draw:fill-image-ref-point-y="0%" draw:fill-image-ref-point="center" draw:tile-repeat-offset="0% vertical" draw:shadow="visible" draw:shadow-opacity="100%"/>
    </style:style>
    <style:style style:name="gr44"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3.496cm" dr3d:close-front="true" dr3d:close-back="true" dr3d:texture-generation-mode-x="parallel" dr3d:texture-generation-mode-y="parallel"/>
    </style:style>
    <style:style style:name="gr45"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3.569cm" dr3d:close-front="true" dr3d:close-back="true" dr3d:texture-generation-mode-x="parallel" dr3d:texture-generation-mode-y="parallel"/>
    </style:style>
    <style:style style:name="gr46"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3.569cm" dr3d:close-front="true" dr3d:close-back="true" dr3d:texture-generation-mode-x="parallel" dr3d:texture-generation-mode-y="parallel"/>
    </style:style>
    <style:style style:name="gr47"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3.642cm" dr3d:close-front="true" dr3d:close-back="true" dr3d:texture-generation-mode-x="parallel" dr3d:texture-generation-mode-y="parallel"/>
    </style:style>
    <style:style style:name="gr48"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aw:shadow-offset-x="0.212cm" draw:shadow-offset-y="0.212cm" draw:shadow-color="#666666" dr3d:depth="3.642cm" dr3d:close-front="true" dr3d:close-back="true" dr3d:texture-generation-mode-x="parallel" dr3d:texture-generation-mode-y="parallel"/>
    </style:style>
    <style:style style:name="gr49"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aw:shadow-offset-x="0.212cm" draw:shadow-offset-y="0.212cm" draw:shadow-color="#666666" dr3d:depth="3.715cm" dr3d:close-front="true" dr3d:close-back="true" dr3d:texture-generation-mode-x="parallel" dr3d:texture-generation-mode-y="parallel"/>
    </style:style>
    <style:style style:name="gr50"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3.715cm" dr3d:close-front="true" dr3d:close-back="true" dr3d:texture-generation-mode-x="parallel" dr3d:texture-generation-mode-y="parallel"/>
    </style:style>
    <style:style style:name="gr51"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3.788cm" dr3d:close-front="true" dr3d:close-back="true" dr3d:texture-generation-mode-x="parallel" dr3d:texture-generation-mode-y="parallel"/>
    </style:style>
    <style:style style:name="gr52"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3.788cm" dr3d:close-front="true" dr3d:close-back="true" dr3d:texture-generation-mode-x="parallel" dr3d:texture-generation-mode-y="parallel"/>
    </style:style>
    <style:style style:name="gr53"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3.86cm" dr3d:close-front="true" dr3d:close-back="true" dr3d:texture-generation-mode-x="parallel" dr3d:texture-generation-mode-y="parallel"/>
    </style:style>
    <style:style style:name="gr54"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aw:shadow-offset-x="0.212cm" draw:shadow-offset-y="0.212cm" draw:shadow-color="#666666" dr3d:depth="3.86cm" dr3d:close-front="true" dr3d:close-back="true" dr3d:texture-generation-mode-x="parallel" dr3d:texture-generation-mode-y="parallel"/>
    </style:style>
    <style:style style:name="gr55"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aw:shadow-offset-x="0.212cm" draw:shadow-offset-y="0.212cm" draw:shadow-color="#666666" dr3d:depth="3.933cm" dr3d:close-front="true" dr3d:close-back="true" dr3d:texture-generation-mode-x="parallel" dr3d:texture-generation-mode-y="parallel"/>
    </style:style>
    <style:style style:name="gr56"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3.933cm" dr3d:close-front="true" dr3d:close-back="true" dr3d:texture-generation-mode-x="parallel" dr3d:texture-generation-mode-y="parallel"/>
    </style:style>
    <style:style style:name="gr57"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4.006cm" dr3d:close-front="true" dr3d:close-back="true" dr3d:texture-generation-mode-x="parallel" dr3d:texture-generation-mode-y="parallel"/>
    </style:style>
    <style:style style:name="gr58"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4.006cm" dr3d:close-front="true" dr3d:close-back="true" dr3d:texture-generation-mode-x="parallel" dr3d:texture-generation-mode-y="parallel"/>
    </style:style>
    <style:style style:name="gr59"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4.079cm" dr3d:close-front="true" dr3d:close-back="true" dr3d:texture-generation-mode-x="parallel" dr3d:texture-generation-mode-y="parallel"/>
    </style:style>
    <style:style style:name="gr60"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4.079cm" dr3d:close-front="true" dr3d:close-back="true" dr3d:texture-generation-mode-x="parallel" dr3d:texture-generation-mode-y="parallel"/>
    </style:style>
    <style:style style:name="gr61"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4.152cm" dr3d:close-front="true" dr3d:close-back="true" dr3d:texture-generation-mode-x="parallel" dr3d:texture-generation-mode-y="parallel"/>
    </style:style>
    <style:style style:name="gr62"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4.152cm" dr3d:close-front="true" dr3d:close-back="true" dr3d:texture-generation-mode-x="parallel" dr3d:texture-generation-mode-y="parallel"/>
    </style:style>
    <style:style style:name="gr63"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4.225cm" dr3d:close-front="true" dr3d:close-back="true" dr3d:texture-generation-mode-x="parallel" dr3d:texture-generation-mode-y="parallel"/>
    </style:style>
    <style:style style:name="gr64" style:family="graphic" style:parent-style-name="standard">
      <style:graphic-properties draw:stroke="none" svg:stroke-width="0cm" svg:stroke-color="#006633" draw:marker-start-width="0.518cm" draw:marker-end-width="0.518cm" draw:fill="hatch" draw:fill-color="#990066" draw:fill-hatch-name="Black_20_0_20_Degrees" draw:opacity="100%" draw:shadow="visible" dr3d:depth="4.225cm" dr3d:close-front="true" dr3d:close-back="true" dr3d:texture-generation-mode-x="parallel" dr3d:texture-generation-mode-y="parallel"/>
    </style:style>
    <style:style style:name="gr65" style:family="graphic" style:parent-style-name="standard">
      <style:graphic-properties draw:stroke="none" svg:stroke-width="0cm" svg:stroke-color="#006633" draw:marker-start-width="0.518cm" draw:marker-end-width="0.518cm" draw:fill="hatch" draw:fill-color="#006633" draw:fill-hatch-name="Black_20_0_20_Degrees" draw:opacity="100%" draw:shadow="visible" dr3d:depth="4.298cm" dr3d:close-front="true" dr3d:close-back="true" dr3d:texture-generation-mode-x="parallel" dr3d:texture-generation-mode-y="parallel"/>
    </style:style>
    <style:style style:name="gr66" style:family="graphic" style:parent-style-name="standard">
      <style:graphic-properties draw:stroke="none" svg:stroke-width="0cm" draw:fill-color="#000033" draw:shadow="visible" dr3d:depth="1.226cm" dr3d:close-front="true" dr3d:close-back="true" dr3d:texture-generation-mode-x="parallel" dr3d:texture-generation-mode-y="parallel"/>
    </style:style>
    <style:style style:name="gr6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000099" draw:secondary-fill-color="#729fcf" draw:gradient-step-count="0" draw:fill-hatch-solid="false" draw:fill-image-name="Pebbles" draw:opacity="100%" draw:opacity-name="" draw:fill-image-width="0cm" draw:fill-image-height="0cm" style:repeat="repeat" draw:fill-image-ref-point-x="0%" draw:fill-image-ref-point-y="0%" draw:fill-image-ref-point="center" draw:tile-repeat-offset="0% vertical" draw:shadow="visible" draw:shadow-offset-x="0.2cm" draw:shadow-offset-y="0.2cm" draw:shadow-color="#808080" draw:shadow-opacity="100%"/>
    </style:style>
    <style:style style:name="gr68" style:family="graphic" style:parent-style-name="standard">
      <style:graphic-properties draw:stroke="none" draw:fill="bitmap" draw:fill-color="#000099" draw:fill-image-name="Pebbles" draw:shadow="visible"/>
    </style:style>
    <style:style style:name="gr69" style:family="graphic" style:parent-style-name="standard">
      <style:graphic-properties draw:stroke="none" svg:stroke-color="#000000" draw:fill="none" draw:fill-color="#ffffff" draw:textarea-horizontal-align="left" draw:auto-grow-height="true" draw:auto-grow-width="false" fo:min-height="11.79cm" fo:min-width="0cm"/>
    </style:style>
    <style:style style:name="gr70" style:family="graphic" style:parent-style-name="standard">
      <style:graphic-properties draw:fill-color="#ffff99" draw:textarea-horizontal-align="justify" draw:textarea-vertical-align="middle" draw:auto-grow-height="false" fo:min-height="1.956cm" fo:min-width="2.505cm" fo:wrap-option="no-wrap"/>
    </style:style>
    <style:style style:name="gr7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3300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2cm" draw:shadow-offset-y="0.2cm" draw:shadow-color="#808080" draw:shadow-opacity="100%"/>
    </style:style>
    <style:style style:name="gr72" style:family="graphic" style:parent-style-name="standard">
      <style:graphic-properties draw:stroke="none" draw:fill-color="#330033" draw:shadow="visible" dr3d:vertical-segments="16" dr3d:close-front="true" dr3d:close-back="true"/>
    </style:style>
    <style:style style:name="gr73" style:family="graphic" style:parent-style-name="standard">
      <style:graphic-properties draw:stroke="none" svg:stroke-color="#000000" draw:fill="none" draw:fill-color="#ffffff" draw:auto-grow-height="true" draw:auto-grow-width="false" fo:max-height="0cm" fo:min-height="18.201cm"/>
    </style:style>
    <style:style style:name="pr1" style:family="presentation" style:parent-style-name="mmmm-notes">
      <style:graphic-properties draw:fill-color="#ffffff" draw:auto-grow-height="true" fo:min-height="13.364cm"/>
    </style:style>
    <style:style style:name="P1" style:family="paragraph">
      <loext:graphic-properties draw:fill-color="#990099"/>
      <style:paragraph-properties fo:text-align="center"/>
    </style:style>
    <style:style style:name="P2" style:family="paragraph">
      <loext:graphic-properties draw:fill-color="#ff99ff"/>
      <style:paragraph-properties fo:text-align="center"/>
    </style:style>
    <style:style style:name="P3" style:family="paragraph">
      <loext:graphic-properties draw:fill-color="#ff33ff"/>
      <style:paragraph-properties fo:text-align="center"/>
    </style:style>
    <style:style style:name="P4" style:family="paragraph">
      <loext:graphic-properties draw:fill-color="#ff66cc"/>
      <style:paragraph-properties fo:text-align="center"/>
    </style:style>
    <style:style style:name="P5" style:family="paragraph">
      <style:paragraph-properties fo:text-align="center"/>
    </style:style>
    <style:style style:name="P6" style:family="paragraph">
      <style:text-properties fo:font-size="40pt"/>
    </style:style>
    <style:style style:name="P7" style:family="paragraph">
      <loext:graphic-properties draw:fill="none" draw:fill-color="#ffffff"/>
      <style:text-properties fo:color="#ffff00" style:font-name="FreeMono1" fo:font-size="40pt" fo:font-weight="bold"/>
    </style:style>
    <style:style style:name="P8" style:family="paragraph">
      <loext:graphic-properties draw:fill-color="#ffffff"/>
    </style:style>
    <style:style style:name="P9" style:family="paragraph">
      <loext:graphic-properties draw:fill-color="#ffff99"/>
      <style:paragraph-properties fo:text-align="center"/>
    </style:style>
    <style:style style:name="P10" style:family="paragraph">
      <style:text-properties fo:font-size="32pt"/>
    </style:style>
    <style:style style:name="P11" style:family="paragraph">
      <loext:graphic-properties draw:fill="none" draw:fill-color="#ffffff"/>
      <style:text-properties fo:color="#ffff99" style:font-name="Purisa" fo:font-size="32pt" style:font-size-asian="32pt" style:font-size-complex="32pt"/>
    </style:style>
    <style:style style:name="T1" style:family="text">
      <style:text-properties fo:color="#ffff00" style:font-name="Courier 10 Pitch2" fo:font-size="72pt" fo:font-weight="bold" style:font-size-asian="72pt" style:font-size-complex="72pt"/>
    </style:style>
    <style:style style:name="T2" style:family="text">
      <style:text-properties fo:color="#ffff00" style:font-name="Purisa" fo:font-size="40pt" fo:font-weight="bold"/>
    </style:style>
    <style:style style:name="T3" style:family="text">
      <style:text-properties fo:color="#ff0000" style:font-name="Purisa" fo:font-size="40pt" fo:font-weight="bold"/>
    </style:style>
    <style:style style:name="T4" style:family="text">
      <style:text-properties fo:color="#ffff99" style:font-name="Courier 10 Pitch2" fo:font-size="44pt" fo:font-weight="bold" style:font-size-asian="44pt" style:font-size-complex="44pt"/>
    </style:style>
    <style:style style:name="T5" style:family="text">
      <style:text-properties fo:color="#ffff99" style:font-name="Courier 10 Pitch2" fo:font-size="72pt" fo:font-weight="bold" style:font-size-asian="72pt" style:font-size-complex="72pt"/>
    </style:style>
    <style:style style:name="T6" style:family="text">
      <style:text-properties fo:color="#ffff99" style:font-name="Purisa" fo:font-size="40pt" fo:font-weight="bold"/>
    </style:style>
    <style:style style:name="T7" style:family="text">
      <style:text-properties fo:color="#ffff00" style:font-name="Purisa" fo:font-size="32pt" style:font-size-asian="32pt" style:font-size-complex="32pt"/>
    </style:style>
    <style:style style:name="T8" style:family="text">
      <style:text-properties fo:color="#339966" style:font-name="Purisa" fo:font-size="32pt" style:font-size-asian="32pt" style:font-size-complex="32pt"/>
    </style:style>
    <style:style style:name="T9" style:family="text">
      <style:text-properties fo:color="#ff3333" style:font-name="Purisa" fo:font-size="32pt" style:font-size-asian="32pt" style:font-size-complex="32pt"/>
    </style:style>
    <style:style style:name="T10" style:family="text">
      <style:text-properties fo:color="#ffff99" style:font-name="Purisa" fo:font-size="32pt" style:font-size-asian="32pt" style:font-size-complex="32pt"/>
    </style:style>
    <style:style style:name="T11" style:family="text">
      <style:text-properties fo:color="#ff6600" style:font-name="Purisa" fo:font-size="32pt" style:font-size-asian="32pt" style:font-size-complex="32pt"/>
    </style:style>
    <style:style style:name="T12" style:family="text">
      <style:text-properties fo:color="#e6e6ff" style:font-name="Purisa" fo:font-size="32pt" style:font-size-asian="32pt" style:font-size-complex="32pt"/>
    </style:style>
    <style:style style:name="T13" style:family="text">
      <style:text-properties fo:color="#ccff66" style:font-name="Purisa"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mmm" presentation:presentation-page-layout-name="AL1T0">
        <dr3d:scene draw:style-name="gr1" svg:width="24.7cm" svg:height="8.8cm" svg:x="2.8cm" svg:y="12.3cm" dr3d:transform="matrix (1 0 0 0 0.939692620785931 0.342020143325607 0 -0.342020143325607 0.939692620785931 -15.25cm 6.66070295468281cm 0.137379581742311cm)" dr3d:vrp="(0 0 74872.2857142857)" dr3d:vpn="(0 0 70574.2857142857)" dr3d:projection="perspective" dr3d:distance="4.2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4600 -5800 9600 800" svg:d="M4600-5800v800h9600v-800z"/>
          <dr3d:extrude draw:style-name="gr3" draw:layer="layout" svg:viewBox="4494 -6106 10012 1212" svg:d="M4747-6091.79869280115l-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94h-94l-7.18686301562866 0.210021711303852-6.95036506363886 0.63685011315556-6.75184994255505 1.07385598387464-6.59131765237635 1.52103932346108-6.4687681931 1.97840013191581-6.38420156473057 2.44593840923517-6.33761776726533 2.92365415542463-6.32901680070518 3.41154737047873-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800l0.210021711303852 7.18686301562775 0.63685011315556 6.95036506363977 1.07385598387464 6.75184994255505 1.52103932346108 6.59131765237544 1.97840013191581 6.46876819310091 2.44593840923517 6.38420156473057 2.92365415542463 6.33761776726533 3.41154737047873 6.32901680070518 3.77531564514993 6.11899508940223 4.02671090821514 5.70076765410886 4.30591153331989 5.31034558085594 4.61291752045963 4.94772886963892 4.94772886963892 4.61291752045963 5.31034558085594 4.30591153331989 5.70076765410886 4.02671090821514 6.11899508940223 3.77531564514993 6.32901680070518 3.41154737047873 6.33761776726533 2.92365415542463 6.38420156473057 2.44593840923517 6.4687681931 1.97840013191581 6.59131765237635 1.52103932346108 6.75184994255505 1.07385598387464 6.95036506363886 0.63685011315556 7.18686301562866 0.210021711303852h9600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94h94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800l-0.210021711303852-7.18686301562775-0.636850113154651-6.95036506363977-1.07385598387555-6.75184994255505-1.5210393234629-6.59131765237544-1.9784001319149-6.46876819310091-2.44593840923517-6.38420156473057-2.92365415542372-6.33761776726533-3.41154737047873-6.32901680070518-3.77531564514902-6.11899508940223-4.02671090821605-5.70076765410886-4.30591153331807-5.31034558085594-4.61291752046054-4.94772886963892-4.94772886963983-4.61291752045963-5.31034558085594-4.30591153331989-5.70076765411068-4.02671090821514-6.11899508940041-3.77531564514993-6.32901680070609-3.41154737047873-6.33761776726351-2.92365415542463-6.38420156473148-2.44593840923517-6.46876819310091-1.97840013191581-6.59131765237544-1.52103932346108-6.75184994255505-1.07385598387464-6.95036506363977-0.63685011315556-7.18686301562775-0.210021711303852h-9600l-7.18686301562866 0.210021711303852-6.95036506363886 0.63685011315556-6.75184994255505 1.07385598387464-6.59131765237635 1.52103932346108-6.4687681931 1.97840013191581-6.38420156473057 2.44593840923517-6.33761776726533 2.92365415542463zM4708.20130719885-5147l3.77531564514993 6.11899508940223 4.02671090821514 5.70076765410886 4.30591153331989 5.31034558085594 4.61291752045963 4.94772886963892 4.94772886963892 4.61291752045963 5.31034558085594 4.30591153331989 5.70076765410886 4.02671090821514 6.11899508940223 3.77531564514993 3.97821369277153 2.20130719884946h-44.9782136927715v-44.9782136927724zM14294-5894v44.978213692767l-2.20130719884946-3.97821369276699-3.77531564514902-6.11899508940223-4.02671090821605-5.70076765410886-4.30591153331807-5.31034558085594-4.61291752046054-4.94772886963892-4.94772886963983-4.61291752045963-5.31034558085594-4.30591153331989-5.70076765411068-4.02671090821514-6.11899508940041-3.77531564514993-3.97821369277153-2.20130719884946zM4906-5306v-388h9188v388z"/>
          <dr3d:extrude draw:style-name="gr4" draw:layer="layout" svg:viewBox="2800 -4200 11200 800" svg:d="M2800-4200v800h11200v-800z"/>
          <dr3d:extrude draw:style-name="gr5" draw:layer="layout" svg:viewBox="2694 -4506 11612 1212" svg:d="M2947-4491.79869280115l-6.11899508940132 3.77531564514993-5.70076765410977 4.02671090821514-5.31034558085594 4.30591153331989-4.94772886963892 4.61291752045963-4.61291752046054 4.94772886963892-4.30591153331898 5.31034558085594-4.02671090821559 5.70076765410886-3.77531564514948 6.11899508940223-3.41154737047873 6.32901680070518-2.92365415542372 6.33761776726533-2.44593840923608 6.38420156473057-1.9784001319149 6.4687681931-1.52103932346199 6.59131765237635-1.07385598387464 6.75184994255505-0.63685011315556 6.95036506363886-0.210021711303852 7.18686301562866v94h-94l-7.18686301562821 0.210021711303852-6.95036506363931 0.63685011315556-6.75184994255505 1.07385598387464-6.59131765237544 1.52103932346108-6.46876819310046 1.97840013191581-6.38420156473103 2.44593840923517-6.33761776726533 2.92365415542463-6.32901680070518 3.41154737047873-6.11899508940132 3.77531564514993-5.70076765410977 4.02671090821514-5.31034558085594 4.30591153331989-4.94772886963892 4.61291752045963-4.61291752046054 4.94772886963892-4.30591153331898 5.31034558085594-4.02671090821559 5.70076765410886-3.77531564514948 6.11899508940223-3.41154737047873 6.32901680070518-2.92365415542372 6.33761776726533-2.44593840923608 6.38420156473057-1.9784001319149 6.4687681931-1.52103932346199 6.59131765237635-1.07385598387464 6.75184994255505-0.63685011315556 6.95036506363886-0.210021711303852 7.18686301562866v800l0.210021711303852 7.18686301562821 0.63685011315556 6.95036506363931 1.07385598387464 6.75184994255505 1.52103932346199 6.59131765237544 1.9784001319149 6.46876819310046 2.44593840923608 6.38420156473103 2.92365415542372 6.33761776726533 3.41154737047873 6.32901680070518 3.77531564514948 6.11899508940132 4.02671090821559 5.70076765410977 4.30591153331898 5.31034558085594 4.61291752046054 4.94772886963892 4.94772886963892 4.61291752046054 5.31034558085594 4.30591153331898 5.70076765410977 4.02671090821559 6.11899508940132 3.77531564514948 6.32901680070518 3.41154737047873 6.33761776726533 2.92365415542372 6.38420156473103 2.44593840923608 6.46876819310046 1.9784001319149 6.59131765237544 1.52103932346199 6.75184994255505 1.07385598387464 6.95036506363931 0.63685011315556 7.18686301562821 0.210021711303852h11200l7.18686301562775-0.210021711303852 6.95036506363977-0.63685011315556 6.75184994255505-1.07385598387464 6.59131765237544-1.52103932346199 6.46876819310091-1.9784001319149 6.38420156473148-2.44593840923608 6.33761776726351-2.92365415542372 6.32901680070609-3.41154737047873 6.11899508940041-3.77531564514948 5.70076765411068-4.02671090821559 5.31034558085594-4.30591153331898 4.94772886963983-4.61291752046054 4.61291752046054-4.94772886963892 4.30591153331807-5.31034558085594 4.02671090821605-5.70076765410977 3.77531564514902-6.11899508940132 3.41154737047873-6.32901680070518 2.92365415542372-6.33761776726533 2.44593840923517-6.38420156473103 1.9784001319149-6.46876819310046 1.5210393234629-6.59131765237544 1.07385598387555-6.75184994255505 0.636850113154651-6.95036506363931 0.210021711303852-7.18686301562821v-94h94l7.18686301562775-0.210021711303852 6.95036506363977-0.63685011315556 6.75184994255505-1.07385598387464 6.59131765237544-1.52103932346199 6.46876819310091-1.9784001319149 6.38420156473148-2.44593840923608 6.33761776726351-2.92365415542372 6.32901680070609-3.41154737047873 6.11899508940041-3.77531564514948 5.70076765411068-4.02671090821559 5.31034558085594-4.30591153331898 4.94772886963983-4.61291752046054 4.61291752046054-4.94772886963892 4.30591153331807-5.31034558085594 4.02671090821605-5.70076765410977 3.77531564514902-6.11899508940132 3.41154737047873-6.32901680070518 2.92365415542372-6.33761776726533 2.44593840923517-6.38420156473103 1.9784001319149-6.46876819310046 1.5210393234629-6.59131765237544 1.07385598387555-6.75184994255505 0.636850113154651-6.95036506363931 0.210021711303852-7.18686301562821v-800l-0.210021711303852-7.18686301562775-0.636850113154651-6.95036506363977-1.07385598387555-6.75184994255505-1.5210393234629-6.59131765237544-1.9784001319149-6.46876819310091-2.44593840923517-6.38420156473057-2.92365415542372-6.33761776726533-3.41154737047873-6.32901680070518-3.77531564514902-6.11899508940223-4.02671090821605-5.70076765410886-4.30591153331807-5.31034558085594-4.61291752046054-4.94772886963892-4.94772886963983-4.61291752045963-5.31034558085594-4.30591153331989-5.70076765411068-4.02671090821514-6.11899508940041-3.77531564514993-6.32901680070609-3.41154737047873-6.33761776726351-2.92365415542463-6.38420156473148-2.44593840923517-6.46876819310091-1.97840013191581-6.59131765237544-1.52103932346108-6.75184994255505-1.07385598387464-6.95036506363977-0.63685011315556-7.18686301562775-0.210021711303852h-11200l-7.18686301562821 0.210021711303852-6.95036506363931 0.63685011315556-6.75184994255505 1.07385598387464-6.59131765237544 1.52103932346108-6.46876819310046 1.97840013191581-6.38420156473103 2.44593840923517-6.33761776726533 2.92365415542463zM2908.20130719885-3547l3.77531564514948 6.11899508940132 4.02671090821559 5.70076765410977 4.30591153331898 5.31034558085594 4.61291752046054 4.94772886963892 4.94772886963892 4.61291752046054 5.31034558085594 4.30591153331898 5.70076765410977 4.02671090821559 6.11899508940132 3.77531564514948 3.97821369277108 2.20130719884946h-44.9782136927711v-44.9782136927706zM14094-4294v44.978213692767l-2.20130719884946-3.97821369276699-3.77531564514902-6.11899508940223-4.02671090821605-5.70076765410886-4.30591153331807-5.31034558085594-4.61291752046054-4.94772886963892-4.94772886963983-4.61291752045963-5.31034558085594-4.30591153331989-5.70076765411068-4.02671090821514-6.11899508940041-3.77531564514993-3.97821369277153-2.20130719884946zM3106-3706v-388h10788v388z"/>
          <dr3d:extrude draw:style-name="gr6" draw:layer="layout" svg:viewBox="10600 -10600 3600 800" svg:d="M10600-10600v800h3600v-800z"/>
          <dr3d:extrude draw:style-name="gr7" draw:layer="layout" svg:viewBox="10494 -10918.0000000001 4024 1224" svg:d="M10759-10903.7986928012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106h-106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148 2.92365415542372 6.33761776726351 3.41154737047873 6.32901680070609 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3600l7.18686301562775-0.210021711303852 6.95036506363977-0.636850113154651 6.75184994255505-1.07385598387555 6.59131765237544-1.5210393234629 6.46876819310091-1.9784001319149 6.38420156473148-2.44593840923517 6.33761776726351-2.92365415542372 6.32901680070609-3.41154737047873 6.11899508940041-3.77531564514902 5.70076765411068-4.02671090821605 5.31034558085594-4.30591153331807 4.94772886963983-4.61291752046054 4.61291752046054-4.94772886963983 4.30591153331807-5.31034558085594 4.02671090821605-5.70076765411068 3.77531564514902-6.11899508940041 3.41154737047873-6.32901680070609 2.92365415542372-6.33761776726351 2.44593840923517-6.38420156473148 1.9784001319149-6.46876819310091 1.5210393234629-6.59131765237544 1.07385598387555-6.75184994255505 0.636850113154651-6.95036506363977 0.210021711303852-7.18686301562775v-106h106l7.18686301562775-0.210021711303852 6.95036506363977-0.636850113154651 6.75184994255505-1.07385598387555 6.59131765237544-1.5210393234629 6.46876819310091-1.9784001319149 6.38420156473148-2.44593840923517 6.33761776726351-2.92365415542372 6.32901680070609-3.41154737047873 6.11899508940041-3.77531564514902 5.70076765411068-4.02671090821605 5.31034558085594-4.30591153331807 4.94772886963983-4.61291752046054 4.61291752046054-4.94772886963983 4.30591153331807-5.31034558085594 4.02671090821605-5.70076765411068 3.77531564514902-6.11899508940041 3.41154737047873-6.32901680070609 2.92365415542372-6.33761776726351 2.44593840923517-6.38420156473148 1.9784001319149-6.46876819310091 1.5210393234629-6.59131765237544 1.07385598387555-6.75184994255505 0.636850113154651-6.95036506363977 0.210021711303852-7.18686301562775v-800l-0.210021711303852-7.18686301562775-0.636850113154651-6.95036506363977-1.07385598387555-6.75184994255505-1.5210393234629-6.59131765237544-1.9784001319149-6.46876819310091-2.44593840923517-6.38420156473148-2.92365415542372-6.33761776726351-3.41154737047873-6.32901680070609-3.77531564514902-6.11899508940041-4.02671090821605-5.70076765411068-4.30591153331807-5.31034558085594-4.61291752046054-4.94772886963983-4.94772886963983-4.61291752046054-5.31034558085594-4.30591153331807-5.70076765411068-4.02671090821605-6.11899508940041-3.77531564514902-6.32901680070609-3.41154737047873-6.33761776726351-2.92365415542372-6.38420156473148-2.44593840923517-6.46876819310091-1.9784001319149-6.59131765237544-1.5210393234629-6.75184994255505-1.07385598387555-6.95036506363977-0.636850113154651-7.18686301562775-0.210021711303852h-3600l-7.18686301562775 0.210021711303852-6.95036506363977 0.636850113154651-6.75184994255505 1.07385598387555-6.59131765237544 1.5210393234629-6.46876819310091 1.9784001319149-6.38420156473148 2.44593840923517-6.33761776726351 2.92365415542372zM10720.2013071988-9959l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106v-106l0.210021711303852 7.18686301562775 0.636850113154651 6.95036506363977 1.07385598387555 6.75184994255505 1.5210393234629 6.59131765237544 1.9784001319149 6.46876819310091 2.44593840923517 6.38420156473148 2.92365415542372 6.33761776726351zM14306-10706v106l-0.210021711303852-7.18686301562775-0.636850113154651-6.95036506363977-1.07385598387555-6.75184994255505-1.5210393234629-6.59131765237544-1.9784001319149-6.46876819310091-2.44593840923517-6.38420156473148-2.92365415542372-6.33761776726351-3.41154737047873-6.32901680070609-3.77531564514902-6.11899508940041-4.02671090821605-5.70076765411068-4.30591153331807-5.31034558085594-4.61291752046054-4.94772886963983-4.94772886963983-4.61291752046054-5.31034558085594-4.30591153331807-5.70076765411068-4.02671090821605-6.11899508940041-3.77531564514902-6.32901680070609-3.41154737047873-6.33761776726351-2.92365415542372-6.38420156473148-2.44593840923517-6.46876819310091-1.9784001319149-6.59131765237544-1.5210393234629-6.75184994255505-1.07385598387555-6.95036506363977-0.636850113154651-7.18686301562775-0.210021711303852zM10918-10118v-376h3176v376z"/>
          <dr3d:extrude draw:style-name="gr8" draw:layer="layout" svg:viewBox="8800 -9000 5400 800" svg:d="M8800-9000v800h5400v-800z"/>
          <dr3d:extrude draw:style-name="gr9" draw:layer="layout" svg:viewBox="8694 -9306 5812 1212" svg:d="M8947-9291.79869280115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94h-94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057 2.92365415542372 6.33761776726533 3.41154737047873 6.32901680070518 3.77531564514902 6.11899508940223 4.02671090821605 5.70076765410886 4.30591153331807 5.31034558085594 4.61291752046054 4.94772886963892 4.94772886963983 4.61291752045963 5.31034558085594 4.30591153331989 5.70076765411068 4.02671090821514 6.11899508940041 3.77531564514993 6.32901680070609 3.41154737047873 6.33761776726351 2.92365415542463 6.38420156473148 2.44593840923517 6.46876819310091 1.97840013191581 6.59131765237544 1.52103932346108 6.75184994255505 1.07385598387464 6.95036506363977 0.63685011315556 7.18686301562775 0.210021711303852h5400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544 1.07385598387555-6.75184994255505 0.636850113154651-6.95036506364067 0.210021711303852-7.18686301562775v-94h94l7.18686301562775-0.210021711303852 6.95036506363977-0.636850113154651 6.75184994255505-1.07385598387555 6.59131765237544-1.5210393234629 6.46876819310091-1.9784001319149 6.38420156473148-2.44593840923517 6.33761776726351-2.92365415542372 6.32901680070609-3.41154737047873 6.11899508940041-3.77531564514902 5.70076765411068-4.02671090821605 5.31034558085594-4.30591153331807 4.94772886963983-4.61291752046054 4.61291752046054-4.94772886963983 4.30591153331807-5.31034558085594 4.02671090821605-5.70076765411068 3.77531564514902-6.11899508940041 3.41154737047873-6.32901680070609 2.92365415542372-6.33761776726351 2.44593840923517-6.38420156473148 1.9784001319149-6.46876819310091 1.5210393234629-6.59131765237544 1.07385598387555-6.75184994255505 0.636850113154651-6.95036506363977 0.210021711303852-7.18686301562775v-800l-0.210021711303852-7.18686301562775-0.636850113154651-6.95036506363977-1.07385598387555-6.75184994255505-1.5210393234629-6.59131765237544-1.9784001319149-6.46876819310091-2.44593840923517-6.38420156473148-2.92365415542372-6.33761776726351-3.41154737047873-6.32901680070609-3.77531564514902-6.11899508940041-4.02671090821605-5.70076765411068-4.30591153331807-5.31034558085594-4.61291752046054-4.94772886963983-4.94772886963983-4.61291752046054-5.31034558085594-4.30591153331807-5.70076765411068-4.02671090821605-6.11899508940041-3.77531564514902-6.32901680070609-3.41154737047873-6.33761776726351-2.92365415542372-6.38420156473148-2.44593840923517-6.46876819310091-1.9784001319149-6.59131765237544-1.5210393234629-6.75184994255505-1.07385598387555-6.95036506363977-0.636850113154651-7.18686301562775-0.210021711303852h-5400l-7.18686301562775 0.210021711303852-6.95036506363977 0.636850113154651-6.75184994255505 1.07385598387555-6.59131765237544 1.5210393234629-6.46876819310091 1.9784001319149-6.38420156473148 2.44593840923517-6.33761776726351 2.92365415542372zM8908.20130719885-8347l3.77531564514902 6.11899508940041 4.02671090821605 5.70076765411068 4.30591153331807 5.31034558085594 4.61291752046054 4.94772886963983 4.94772886963983 4.61291752046054 5.31034558085594 4.30591153331807 5.70076765411068 4.02671090821605 6.11899508940041 3.77531564514902 3.97821369276789 2.20130719884946h-44.9782136927679v-44.9782136927679zM14294-9094v44.9782136927679l-2.20130719884946-3.97821369276789-3.77531564514902-6.11899508940041-4.02671090821605-5.70076765411068-4.30591153331807-5.31034558085594-4.61291752046054-4.94772886963983-4.94772886963983-4.61291752046054-5.31034558085594-4.30591153331807-5.70076765411068-4.02671090821605-6.11899508940041-3.77531564514902-3.97821369276789-2.20130719884946zM9106-8506v-388h4988v388z"/>
          <dr3d:extrude draw:style-name="gr10" draw:layer="layout" svg:viewBox="6800 -7400 7400 800" svg:d="M6800-7400v800h7400v-800z"/>
          <dr3d:extrude draw:style-name="gr11" draw:layer="layout" svg:viewBox="6694 -7706 7812 1212" svg:d="M6947-7691.79869280115l-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94h-94l-7.18686301562866 0.210021711303852-6.95036506363886 0.63685011315556-6.75184994255505 1.07385598387464-6.59131765237635 1.52103932346108-6.4687681931 1.97840013191581-6.38420156473057 2.44593840923517-6.33761776726533 2.92365415542463-6.32901680070518 3.41154737047873-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800l0.210021711303852 7.18686301562775 0.63685011315556 6.95036506363977 1.07385598387464 6.75184994255505 1.52103932346108 6.59131765237544 1.97840013191581 6.46876819310091 2.44593840923517 6.38420156473057 2.92365415542463 6.33761776726533 3.41154737047873 6.32901680070518 3.77531564514993 6.11899508940223 4.02671090821514 5.70076765410886 4.30591153331989 5.31034558085594 4.61291752045963 4.94772886963892 4.94772886963892 4.61291752045963 5.31034558085594 4.30591153331989 5.70076765410886 4.02671090821514 6.11899508940223 3.77531564514993 6.32901680070518 3.41154737047873 6.33761776726533 2.92365415542463 6.38420156473057 2.44593840923517 6.4687681931 1.97840013191581 6.59131765237635 1.52103932346108 6.75184994255505 1.07385598387464 6.95036506363886 0.63685011315556 7.18686301562866 0.210021711303852h7400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94h94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800l-0.210021711303852-7.18686301562775-0.636850113154651-6.95036506363977-1.07385598387555-6.75184994255505-1.5210393234629-6.59131765237544-1.9784001319149-6.46876819310091-2.44593840923517-6.38420156473057-2.92365415542372-6.33761776726533-3.41154737047873-6.32901680070518-3.77531564514902-6.11899508940223-4.02671090821605-5.70076765410886-4.30591153331807-5.31034558085594-4.61291752046054-4.94772886963892-4.94772886963983-4.61291752045963-5.31034558085594-4.30591153331989-5.70076765411068-4.02671090821514-6.11899508940041-3.77531564514993-6.32901680070609-3.41154737047873-6.33761776726351-2.92365415542463-6.38420156473148-2.44593840923517-6.46876819310091-1.97840013191581-6.59131765237544-1.52103932346108-6.75184994255505-1.07385598387464-6.95036506363977-0.63685011315556-7.18686301562775-0.210021711303852h-7400l-7.18686301562866 0.210021711303852-6.95036506363886 0.63685011315556-6.75184994255505 1.07385598387464-6.59131765237635 1.52103932346108-6.4687681931 1.97840013191581-6.38420156473057 2.44593840923517-6.33761776726533 2.92365415542463zM6908.20130719885-6747l3.77531564514993 6.11899508940223 4.02671090821514 5.70076765410886 4.30591153331989 5.31034558085594 4.61291752045963 4.94772886963892 4.94772886963892 4.61291752045963 5.31034558085594 4.30591153331989 5.70076765410886 4.02671090821514 6.11899508940223 3.77531564514993 3.97821369277153 2.20130719884946h-44.9782136927715v-44.9782136927724zM14294-7494v44.978213692767l-2.20130719884946-3.97821369276699-3.77531564514902-6.11899508940223-4.02671090821605-5.70076765410886-4.30591153331807-5.31034558085594-4.61291752046054-4.94772886963892-4.94772886963983-4.61291752045963-5.31034558085594-4.30591153331989-5.70076765411068-4.02671090821514-6.11899508940041-3.77531564514993-3.97821369277153-2.20130719884946zM7106-6906v-388h6988v388z"/>
          <dr3d:extrude draw:style-name="gr12" draw:layer="layout" svg:viewBox="15000 -10600 3600 800" svg:d="M15000-10600v800h3600v-800z"/>
          <dr3d:extrude draw:style-name="gr13" draw:layer="layout" svg:viewBox="14894 -10918.0000000001 4024 1224" svg:d="M15159-10903.7986928012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106h-106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148 2.92365415542372 6.33761776726351 3.41154737047873 6.32901680070609 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3600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106h106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800l-0.210021711303852-7.18686301562775-0.636850113158289-6.95036506363977-1.07385598387555-6.75184994255505-1.52103932345926-6.59131765237544-1.97840013191671-6.46876819310091-2.44593840923335-6.38420156473148-2.92365415542372-6.33761776726351-3.41154737048055-6.32901680070609-3.77531564515084-6.11899508940041-4.02671090821605-5.70076765411068-4.30591153331625-5.31034558085594-4.61291752046236-4.94772886963983-4.94772886963619-4.61291752046054-5.31034558085594-4.30591153331807-5.70076765410704-4.02671090821605-6.11899508940405-3.77531564514902-6.3290168007079-3.41154737047873-6.33761776726533-2.92365415542372-6.38420156472785-2.44593840923517-6.46876819310273-1.9784001319149-6.59131765237544-1.5210393234629-6.7518499425496-1.07385598387555-6.95036506363977-0.636850113154651-7.18686301563139-0.210021711303852h-3600l-7.18686301562775 0.210021711303852-6.95036506363977 0.636850113154651-6.75184994255505 1.07385598387555-6.59131765237544 1.5210393234629-6.46876819310091 1.9784001319149-6.38420156473148 2.44593840923517-6.33761776726351 2.92365415542372zM15120.2013071988-9959l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106v-106l0.210021711303852 7.18686301562775 0.636850113154651 6.95036506363977 1.07385598387555 6.75184994255505 1.5210393234629 6.59131765237544 1.9784001319149 6.46876819310091 2.44593840923517 6.38420156473148 2.92365415542372 6.33761776726351zM18706-10706v106l-0.210021711303852-7.18686301562775-0.636850113158289-6.95036506363977-1.07385598387555-6.75184994255505-1.52103932345926-6.59131765237544-1.97840013191671-6.46876819310091-2.44593840923335-6.38420156473148-2.92365415542372-6.33761776726351-3.41154737048055-6.32901680070609-3.77531564515084-6.11899508940041-4.02671090821605-5.70076765411068-4.30591153331625-5.31034558085594-4.61291752046236-4.94772886963983-4.94772886963619-4.61291752046054-5.31034558085594-4.30591153331807-5.70076765410704-4.02671090821605-6.11899508940405-3.77531564514902-6.3290168007079-3.41154737047873-6.33761776726533-2.92365415542372-6.38420156472785-2.44593840923517-6.46876819310273-1.9784001319149-6.59131765237544-1.5210393234629-6.7518499425496-1.07385598387555-6.95036506363977-0.636850113154651-7.18686301563139-0.210021711303852zM15318-10118v-376h3176v376z"/>
          <dr3d:extrude draw:style-name="gr14" draw:layer="layout" svg:viewBox="15000 -9100 5400 800" svg:d="M15000-9100v800h5400v-800z"/>
          <dr3d:extrude draw:style-name="gr15" draw:layer="layout" svg:viewBox="14894 -9406 5812 1212" svg:d="M15147-9391.79869280115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94h-94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148 2.92365415542372 6.33761776726351 3.41154737047873 6.32901680070609 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5400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94h94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800l-0.210021711303852-7.18686301562775-0.636850113158289-6.95036506363977-1.07385598387555-6.75184994255505-1.52103932345926-6.59131765237544-1.97840013191671-6.46876819310091-2.44593840923335-6.38420156473148-2.92365415542372-6.33761776726351-3.41154737048055-6.32901680070609-3.77531564515084-6.11899508940041-4.02671090821605-5.70076765411068-4.30591153331625-5.31034558085594-4.61291752046236-4.94772886963983-4.94772886963619-4.61291752046054-5.31034558085594-4.30591153331807-5.70076765410704-4.02671090821605-6.11899508940405-3.77531564514902-6.3290168007079-3.41154737047873-6.33761776726533-2.92365415542372-6.38420156472785-2.44593840923517-6.46876819310273-1.9784001319149-6.59131765237544-1.5210393234629-6.7518499425496-1.07385598387555-6.95036506363977-0.636850113154651-7.18686301563139-0.210021711303852h-5400l-7.18686301562775 0.210021711303852-6.95036506363977 0.636850113154651-6.75184994255505 1.07385598387555-6.59131765237544 1.5210393234629-6.46876819310091 1.9784001319149-6.38420156473148 2.44593840923517-6.33761776726351 2.92365415542372zM15108.2013071989-8447l3.77531564514902 6.11899508940041 4.02671090821605 5.70076765411068 4.30591153331807 5.31034558085594 4.61291752046054 4.94772886963983 4.94772886963983 4.61291752046054 5.31034558085594 4.30591153331807 5.70076765411068 4.02671090821605 6.11899508940041 3.77531564514902 3.97821369276789 2.20130719884946h-44.9782136927679v-44.9782136927679zM20494-9194v44.9782136927734l-2.20130719885128-3.97821369277335-3.77531564515084-6.11899508940041-4.02671090821605-5.70076765411068-4.30591153331625-5.31034558085594-4.61291752046236-4.94772886963983-4.94772886963619-4.61291752046054-5.31034558085594-4.30591153331807-5.70076765410704-4.02671090821605-6.11899508940405-3.77531564514902-3.97821369276426-2.20130719884946zM15306-8606v-388h4988v388z"/>
          <dr3d:extrude draw:style-name="gr16" draw:layer="layout" svg:viewBox="14900 -7500 7400 800" svg:d="M14900-7500v800h7400v-800z"/>
          <dr3d:extrude draw:style-name="gr17" draw:layer="layout" svg:viewBox="14794 -7806 7812 1212" svg:d="M15047-7791.79869280115l-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94h-94l-7.18686301562775 0.210021711303852-6.95036506363977 0.63685011315556-6.75184994255505 1.07385598387464-6.59131765237544 1.52103932346108-6.46876819310091 1.97840013191581-6.38420156473148 2.44593840923517-6.33761776726351 2.92365415542463-6.32901680070609 3.41154737047873-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800l0.210021711303852 7.18686301562775 0.636850113154651 6.95036506363977 1.07385598387555 6.75184994255505 1.5210393234629 6.59131765237544 1.9784001319149 6.46876819310091 2.44593840923517 6.38420156473057 2.92365415542372 6.33761776726533 3.41154737047873 6.32901680070518 3.77531564514902 6.11899508940223 4.02671090821605 5.70076765410886 4.30591153331807 5.31034558085594 4.61291752046054 4.94772886963892 4.94772886963983 4.61291752045963 5.31034558085594 4.30591153331989 5.70076765411068 4.02671090821514 6.11899508940041 3.77531564514993 6.32901680070609 3.41154737047873 6.33761776726351 2.92365415542463 6.38420156473148 2.44593840923517 6.46876819310091 1.97840013191581 6.59131765237544 1.52103932346108 6.75184994255505 1.07385598387464 6.95036506363977 0.63685011315556 7.18686301562775 0.210021711303852h7400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94h94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800l-0.210021711303852-7.18686301562775-0.636850113158289-6.95036506363977-1.07385598387555-6.75184994255505-1.52103932345926-6.59131765237544-1.97840013191671-6.46876819310091-2.44593840923335-6.38420156473057-2.92365415542372-6.33761776726533-3.41154737048055-6.32901680070518-3.77531564515084-6.11899508940223-4.02671090821605-5.70076765410886-4.30591153331625-5.31034558085594-4.61291752046236-4.94772886963892-4.94772886963619-4.61291752045963-5.31034558085594-4.30591153331989-5.70076765410704-4.02671090821514-6.11899508940405-3.77531564514993-6.3290168007079-3.41154737047873-6.33761776726533-2.92365415542463-6.38420156472785-2.44593840923517-6.46876819310273-1.97840013191581-6.59131765237544-1.52103932346108-6.7518499425496-1.07385598387464-6.95036506363977-0.63685011315556-7.18686301563139-0.210021711303852h-7400l-7.18686301562775 0.210021711303852-6.95036506363977 0.63685011315556-6.75184994255505 1.07385598387464-6.59131765237544 1.52103932346108-6.46876819310091 1.97840013191581-6.38420156473148 2.44593840923517-6.33761776726351 2.92365415542463zM15008.2013071989-6847l3.77531564514902 6.11899508940223 4.02671090821605 5.70076765410886 4.30591153331807 5.31034558085594 4.61291752046054 4.94772886963892 4.94772886963983 4.61291752045963 5.31034558085594 4.30591153331989 5.70076765411068 4.02671090821514 6.11899508940041 3.77531564514993 3.97821369277153 2.20130719884946h-44.9782136927715v-44.978213692767zM22394-7594v44.9782136927743l-2.20130719885128-3.97821369277426-3.77531564515084-6.11899508940223-4.02671090821605-5.70076765410886-4.30591153331625-5.31034558085594-4.61291752046236-4.94772886963892-4.94772886963619-4.61291752045963-5.31034558085594-4.30591153331989-5.70076765410704-4.02671090821514-6.11899508940405-3.77531564514993-3.97821369276789-2.20130719884946zM15206-7006v-388h6988v388z"/>
          <dr3d:extrude draw:style-name="gr18" draw:layer="layout" svg:viewBox="14900 -5900 9600 800" svg:d="M14900-5900v800h9600v-800z"/>
          <dr3d:extrude draw:style-name="gr19" draw:layer="layout" svg:viewBox="14794 -6206 10012 1212" svg:d="M15047-6191.79869280115l-6.11899508940041 3.77531564514993-5.70076765411068 4.02671090821514-5.31034558085412 4.30591153331989-4.94772886963983 4.61291752045963-4.61291752046236 4.94772886963892-4.30591153331807 5.31034558085594-4.02671090821423 5.70076765410886-3.77531564515084 6.11899508940223-3.41154737048055 6.32901680070518-2.92365415542372 6.33761776726533-2.44593840923517 6.38420156473057-1.9784001319149 6.4687681931-1.5210393234629 6.59131765237635-1.07385598387373 6.75184994255505-0.63685011315647 6.95036506363886-0.210021711302033 7.18686301562866v94h-94l-7.18686301562775 0.210021711303852-6.95036506363977 0.63685011315556-6.75184994255505 1.07385598387464-6.59131765237544 1.52103932346108-6.46876819310091 1.97840013191581-6.38420156472967 2.44593840923517-6.33761776726533 2.92365415542463-6.32901680070609 3.41154737047873-6.11899508940041 3.77531564514993-5.70076765411068 4.02671090821514-5.31034558085412 4.30591153331989-4.94772886963983 4.61291752045963-4.61291752046236 4.94772886963892-4.30591153331807 5.31034558085594-4.02671090821423 5.70076765410886-3.77531564515084 6.11899508940223-3.41154737048055 6.32901680070518-2.92365415542372 6.33761776726533-2.44593840923517 6.38420156473057-1.9784001319149 6.4687681931-1.5210393234629 6.59131765237635-1.07385598387373 6.75184994255505-0.63685011315647 6.95036506363886-0.210021711302033 7.18686301562866v800l0.210021711302033 7.18686301562775 0.63685011315647 6.95036506363977 1.07385598387373 6.75184994255505 1.5210393234629 6.59131765237544 1.9784001319149 6.46876819310091 2.44593840923517 6.38420156473057 2.92365415542372 6.33761776726533 3.41154737048055 6.32901680070518 3.77531564515084 6.11899508940223 4.02671090821423 5.70076765410886 4.30591153331807 5.31034558085594 4.61291752046236 4.94772886963892 4.94772886963983 4.61291752045963 5.31034558085412 4.30591153331989 5.70076765411068 4.02671090821514 6.11899508940041 3.77531564514993 6.32901680070609 3.41154737047873 6.33761776726533 2.92365415542463 6.38420156472967 2.44593840923517 6.46876819310091 1.97840013191581 6.59131765237544 1.52103932346108 6.75184994255505 1.07385598387464 6.95036506363977 0.63685011315556 7.18686301562775 0.210021711303852h9600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94h94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800l-0.210021711303852-7.18686301562775-0.636850113158289-6.95036506363977-1.07385598387555-6.75184994255505-1.52103932345926-6.59131765237544-1.97840013191671-6.46876819310091-2.44593840923335-6.38420156473057-2.92365415542372-6.33761776726533-3.41154737048055-6.32901680070518-3.77531564515084-6.11899508940223-4.02671090821605-5.70076765410886-4.30591153331625-5.31034558085594-4.61291752046236-4.94772886963892-4.94772886963619-4.61291752045963-5.31034558085594-4.30591153331989-5.70076765410704-4.02671090821514-6.11899508940405-3.77531564514993-6.3290168007079-3.41154737047873-6.33761776726533-2.92365415542463-6.38420156472785-2.44593840923517-6.46876819310273-1.97840013191581-6.59131765237544-1.52103932346108-6.7518499425496-1.07385598387464-6.95036506363977-0.63685011315556-7.18686301563139-0.210021711303852h-9600l-7.18686301562775 0.210021711303852-6.95036506363977 0.63685011315556-6.75184994255505 1.07385598387464-6.59131765237544 1.52103932346108-6.46876819310091 1.97840013191581-6.38420156472967 2.44593840923517-6.33761776726533 2.92365415542463zM15008.2013071989-5247l3.77531564515084 6.11899508940223 4.02671090821423 5.70076765410886 4.30591153331807 5.31034558085594 4.61291752046236 4.94772886963892 4.94772886963983 4.61291752045963 5.31034558085412 4.30591153331989 5.70076765411068 4.02671090821514 6.11899508940041 3.77531564514993 3.97821369277153 2.20130719884946h-44.9782136927715v-44.978213692767zM24594-5994v44.9782136927743l-2.20130719885128-3.97821369277426-3.77531564515084-6.11899508940223-4.02671090821605-5.70076765410886-4.30591153331625-5.31034558085594-4.61291752046236-4.94772886963892-4.94772886963619-4.61291752045963-5.31034558085594-4.30591153331989-5.70076765410704-4.02671090821514-6.11899508940405-3.77531564514993-3.97821369276789-2.20130719884946zM15206-5406v-388h9188v388z"/>
          <dr3d:extrude draw:style-name="gr20" draw:layer="layout" svg:viewBox="14800 -4300 11200 800" svg:d="M14800-4300v800h11200v-800z"/>
          <dr3d:extrude draw:style-name="gr21" draw:layer="layout" svg:viewBox="14694 -4606 11612 1212" svg:d="M14947-4591.79869280115l-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94h-94l-7.18686301562775 0.210021711303852-6.95036506363977 0.63685011315556-6.75184994255505 1.07385598387464-6.59131765237544 1.52103932346108-6.46876819310091 1.97840013191581-6.38420156473148 2.44593840923517-6.33761776726351 2.92365415542463-6.32901680070609 3.41154737047873-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800l0.210021711303852 7.18686301562821 0.636850113154651 6.95036506363931 1.07385598387555 6.75184994255505 1.5210393234629 6.59131765237544 1.9784001319149 6.46876819310046 2.44593840923517 6.38420156473103 2.92365415542372 6.33761776726533 3.41154737047873 6.32901680070518 3.77531564514902 6.11899508940132 4.02671090821605 5.70076765410977 4.30591153331807 5.31034558085594 4.61291752046054 4.94772886963892 4.94772886963983 4.61291752046054 5.31034558085594 4.30591153331898 5.70076765411068 4.02671090821559 6.11899508940041 3.77531564514948 6.32901680070609 3.41154737047873 6.33761776726351 2.92365415542372 6.38420156473148 2.44593840923608 6.46876819310091 1.9784001319149 6.59131765237544 1.52103932346199 6.75184994255505 1.07385598387464 6.95036506363977 0.63685011315556 7.18686301562775 0.210021711303852h11200l7.18686301563139-0.210021711303852 6.95036506363977-0.63685011315556 6.7518499425496-1.07385598387464 6.59131765237544-1.52103932346199 6.46876819310273-1.9784001319149 6.38420156472785-2.44593840923608 6.33761776726533-2.92365415542372 6.3290168007079-3.41154737047873 6.11899508940405-3.77531564514948 5.70076765410704-4.02671090821559 5.31034558085594-4.30591153331898 4.94772886963619-4.61291752046054 4.61291752046236-4.94772886963892 4.30591153331625-5.31034558085594 4.02671090821605-5.70076765410977 3.77531564515084-6.11899508940132 3.41154737048055-6.32901680070518 2.92365415542372-6.33761776726533 2.44593840923335-6.38420156473103 1.97840013191671-6.46876819310046 1.52103932345926-6.59131765237544 1.07385598387555-6.75184994255505 0.636850113158289-6.95036506363931 0.210021711303852-7.18686301562821v-94h94l7.18686301563139-0.210021711303852 6.95036506363977-0.63685011315556 6.7518499425496-1.07385598387464 6.59131765237544-1.52103932346199 6.46876819310273-1.9784001319149 6.38420156472785-2.44593840923608 6.33761776726533-2.92365415542372 6.3290168007079-3.41154737047873 6.11899508940405-3.77531564514948 5.70076765410704-4.02671090821559 5.31034558085594-4.30591153331898 4.94772886963619-4.61291752046054 4.61291752046236-4.94772886963892 4.30591153331625-5.31034558085594 4.02671090821605-5.70076765410977 3.77531564515084-6.11899508940132 3.41154737048055-6.32901680070518 2.92365415542372-6.33761776726533 2.44593840923335-6.38420156473103 1.97840013191671-6.46876819310046 1.52103932345926-6.59131765237544 1.07385598387555-6.75184994255505 0.636850113158289-6.95036506363931 0.210021711303852-7.18686301562821v-800l-0.210021711303852-7.18686301562775-0.636850113158289-6.95036506363977-1.07385598387555-6.75184994255505-1.52103932345926-6.59131765237544-1.97840013191671-6.46876819310091-2.44593840923335-6.38420156473057-2.92365415542372-6.33761776726533-3.41154737048055-6.32901680070518-3.77531564515084-6.11899508940223-4.02671090821605-5.70076765410886-4.30591153331625-5.31034558085594-4.61291752046236-4.94772886963892-4.94772886963619-4.61291752045963-5.31034558085594-4.30591153331989-5.70076765410704-4.02671090821514-6.11899508940405-3.77531564514993-6.3290168007079-3.41154737047873-6.33761776726533-2.92365415542463-6.38420156472785-2.44593840923517-6.46876819310273-1.97840013191581-6.59131765237544-1.52103932346108-6.7518499425496-1.07385598387464-6.95036506363977-0.63685011315556-7.18686301563139-0.210021711303852h-11200l-7.18686301562775 0.210021711303852-6.95036506363977 0.63685011315556-6.75184994255505 1.07385598387464-6.59131765237544 1.52103932346108-6.46876819310091 1.97840013191581-6.38420156473148 2.44593840923517-6.33761776726351 2.92365415542463zM14908.2013071989-3647l3.77531564514902 6.11899508940132 4.02671090821605 5.70076765410977 4.30591153331807 5.31034558085594 4.61291752046054 4.94772886963892 4.94772886963983 4.61291752046054 5.31034558085594 4.30591153331898 5.70076765411068 4.02671090821559 6.11899508940041 3.77531564514948 3.97821369277153 2.20130719884946h-44.9782136927715v-44.9782136927665zM26094-4394v44.9782136927743l-2.20130719885128-3.97821369277426-3.77531564515084-6.11899508940223-4.02671090821605-5.70076765410886-4.30591153331625-5.31034558085594-4.61291752046236-4.94772886963892-4.94772886963619-4.61291752045963-5.31034558085594-4.30591153331989-5.70076765410704-4.02671090821514-6.11899508940405-3.77531564514993-3.97821369276789-2.20130719884946zM15106-3806v-388h10788v388z"/>
          <dr3d:extrude draw:style-name="gr22" draw:layer="layout" svg:viewBox="14700 -2600 12800 800" svg:d="M14700-2600v800h12800v-800z"/>
          <dr3d:extrude draw:style-name="gr23" draw:layer="layout" svg:viewBox="14594 -2906 13212 1212" svg:d="M14847-2891.79869280115l-6.11899508940041 3.77531564514948-5.70076765411068 4.02671090821559-5.31034558085594 4.30591153331898-4.94772886963983 4.61291752046054-4.61291752046054 4.94772886963892-4.30591153331807 5.31034558085594-4.02671090821605 5.70076765410977-3.77531564514902 6.11899508940132-3.41154737047873 6.32901680070518-2.92365415542372 6.33761776726533-2.44593840923517 6.38420156473103-1.9784001319149 6.46876819310046-1.5210393234629 6.59131765237544-1.07385598387555 6.75184994255505-0.636850113154651 6.95036506363931-0.210021711303852 7.18686301562821v94h-94l-7.18686301562775 0.210021711303852-6.95036506363977 0.63685011315556-6.75184994255505 1.07385598387464-6.59131765237544 1.52103932346199-6.46876819310091 1.9784001319149-6.38420156473148 2.44593840923608-6.33761776726351 2.92365415542372-6.32901680070609 3.41154737047873-6.11899508940041 3.77531564514948-5.70076765411068 4.02671090821559-5.31034558085594 4.30591153331898-4.94772886963983 4.61291752046054-4.61291752046054 4.94772886963892-4.30591153331807 5.31034558085594-4.02671090821605 5.70076765410977-3.77531564514902 6.11899508940132-3.41154737047873 6.32901680070518-2.92365415542372 6.33761776726533-2.44593840923517 6.38420156473103-1.9784001319149 6.46876819310046-1.5210393234629 6.59131765237544-1.07385598387555 6.75184994255505-0.636850113154651 6.95036506363931-0.210021711303852 7.18686301562821v800l0.210021711303852 7.18686301562866 0.636850113154651 6.95036506363931 1.07385598387555 6.75184994255505 1.5210393234629 6.59131765237544 1.9784001319149 6.46876819310046 2.44593840923517 6.3842015647308 2.92365415542372 6.33761776726533 3.41154737047873 6.32901680070495 3.77531564514902 6.11899508940132 4.02671090821605 5.70076765410977 4.30591153331807 5.31034558085548 4.61291752046054 4.94772886963938 4.94772886963983 4.61291752046031 5.31034558085594 4.3059115333192 5.70076765411068 4.02671090821559 6.11899508940041 3.77531564514948 6.32901680070609 3.41154737047918 6.33761776726351 2.92365415542372 6.38420156473148 2.44593840923585 6.46876819310091 1.9784001319149 6.59131765237544 1.52103932346131 6.75184994255505 1.07385598387509 6.95036506363977 0.63685011315556 7.18686301562775 0.210021711303852h12800l7.18686301563139-0.210021711303852 6.95036506363977-0.63685011315556 6.7518499425496-1.07385598387509 6.59131765237544-1.52103932346131 6.46876819310273-1.9784001319149 6.38420156472785-2.44593840923585 6.33761776726533-2.92365415542372 6.3290168007079-3.41154737047918 6.11899508940405-3.77531564514948 5.70076765410704-4.02671090821559 5.31034558085594-4.3059115333192 4.94772886963619-4.61291752046031 4.61291752046236-4.94772886963938 4.30591153331625-5.31034558085548 4.02671090821605-5.70076765410977 3.77531564515084-6.11899508940132 3.41154737048055-6.32901680070495 2.92365415542372-6.33761776726533 2.44593840923335-6.3842015647308 1.97840013191671-6.46876819310046 1.52103932345926-6.59131765237544 1.07385598387555-6.75184994255505 0.636850113158289-6.95036506363931 0.210021711303852-7.18686301562866v-94h94l7.18686301563139-0.210021711303852 6.95036506363977-0.63685011315556 6.7518499425496-1.07385598387509 6.59131765237544-1.52103932346131 6.46876819310273-1.9784001319149 6.38420156472785-2.44593840923585 6.33761776726533-2.92365415542372 6.3290168007079-3.41154737047918 6.11899508940405-3.77531564514948 5.70076765410704-4.02671090821559 5.31034558085594-4.3059115333192 4.94772886963619-4.61291752046031 4.61291752046236-4.94772886963938 4.30591153331625-5.31034558085548 4.02671090821605-5.70076765410977 3.77531564515084-6.11899508940132 3.41154737048055-6.32901680070495 2.92365415542372-6.33761776726533 2.44593840923335-6.3842015647308 1.97840013191671-6.46876819310046 1.52103932345926-6.59131765237544 1.07385598387555-6.75184994255505 0.636850113158289-6.95036506363931 0.210021711303852-7.18686301562866v-800l-0.210021711303852-7.18686301562821-0.636850113158289-6.95036506363931-1.07385598387555-6.75184994255505-1.52103932345926-6.59131765237544-1.97840013191671-6.46876819310046-2.44593840923335-6.38420156473103-2.92365415542372-6.33761776726533-3.41154737048055-6.32901680070518-3.77531564515084-6.11899508940132-4.02671090821605-5.70076765410977-4.30591153331625-5.31034558085594-4.61291752046236-4.94772886963892-4.94772886963619-4.61291752046054-5.31034558085594-4.30591153331898-5.70076765410704-4.02671090821559-6.11899508940405-3.77531564514948-6.3290168007079-3.41154737047873-6.33761776726533-2.92365415542372-6.38420156472785-2.44593840923608-6.46876819310273-1.9784001319149-6.59131765237544-1.52103932346199-6.7518499425496-1.07385598387464-6.95036506363977-0.63685011315556-7.18686301563139-0.210021711303852h-12800l-7.18686301562775 0.210021711303852-6.95036506363977 0.63685011315556-6.75184994255505 1.07385598387464-6.59131765237544 1.52103932346199-6.46876819310091 1.9784001319149-6.38420156473148 2.44593840923608-6.33761776726351 2.92365415542372zM14808.2013071989-1947l3.77531564514902 6.11899508940132 4.02671090821605 5.70076765410977 4.30591153331807 5.31034558085548 4.61291752046054 4.94772886963938 4.94772886963983 4.61291752046031 5.31034558085594 4.3059115333192 5.70076765411068 4.02671090821559 6.11899508940041 3.77531564514948 3.97821369277153 2.20130719884946h-44.9782136927715v-44.9782136927663zM27594-2694v44.9782136927734l-2.20130719885128-3.97821369277335-3.77531564515084-6.11899508940132-4.02671090821605-5.70076765410977-4.30591153331625-5.31034558085594-4.61291752046236-4.94772886963892-4.94772886963619-4.61291752046054-5.31034558085594-4.30591153331898-5.70076765410704-4.02671090821559-6.11899508940405-3.77531564514948-3.97821369276789-2.20130719884946zM15006-2106v-388h12388v388z"/>
        </dr3d:scene>
        <draw:custom-shape draw:style-name="gr24" draw:text-style-name="P1" draw:layer="layout" svg:width="5.8cm" svg:height="5.8cm" svg:x="-9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25" svg:width="5.202cm" svg:height="5.202cm" svg:x="1.8cm" svg:y="-0.002cm" dr3d:transform="matrix (1 0 0 0 0.939692620785931 0.342020143325607 0 -0.342020143325607 0.939692620785931 -4.8005cm 2.8412675323696cm 0.381795834841586cm)" dr3d:vrp="(0 0 16086)" dr3d:vpn="(0 0 14860)" dr3d:projection="perspective" dr3d:distance="1.2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6" draw:layer="layout" svg:viewBox="2200 -5401 5201 5201" svg:d="M4800-200l272.10693359375-13.00537109375 262.81103515625-38.25634765625 252.37548828125-62.36767578125 240.80029296875-85.33935546875 228.08544921875-107.17138671875 214.23095703125-127.86376953125 199.23681640625-147.41650390625 183.10302734375-165.82958984375 165.82958984375-183.10302734375 147.41650390625-199.23681640625 127.86376953125-214.23095703125 107.17138671875-228.08544921875 85.33935546875-240.80029296875 62.36767578125-252.37548828125 38.25634765625-262.81103515625 13.00537109375-272.10693359375-13.00537109375-272.10693359375-38.25634765625-262.81103515625-62.36767578125-252.37548828125-85.33935546875-240.80029296875-107.17138671875-228.08544921875-127.86376953125-214.23095703125-147.41650390625-199.23681640625-165.82958984375-183.10302734375-183.10302734375-165.82958984375-199.23681640625-147.41650390625-214.23095703125-127.86376953125-228.08544921875-107.17138671875-240.80029296875-85.33935546875-252.37548828125-62.36767578125-262.81103515625-38.25634765625-272.10693359375-13.00537109375-272.10693359375 13.00537109375-262.81103515625 38.25634765625-252.37548828125 62.36767578125-240.80029296875 85.33935546875-228.08544921875 107.17138671875-214.23095703125 127.86376953125-199.23681640625 147.41650390625-183.10302734375 165.82958984375-165.82958984375 183.10302734375-147.41650390625 199.23681640625-127.86376953125 214.23095703125-107.17138671875 228.08544921875-85.33935546875 240.80029296875-62.36767578125 252.37548828125-38.25634765625 262.81103515625-13.00537109375 272.10693359375 13.00537109375 272.10693359375 38.25634765625 262.81103515625 62.36767578125 252.37548828125 85.33935546875 240.80029296875 107.17138671875 228.08544921875 127.86376953125 214.23095703125 147.41650390625 199.23681640625 165.82958984375 183.10302734375 183.10302734375 165.82958984375 199.23681640625 147.41650390625 214.23095703125 127.86376953125 228.08544921875 107.17138671875 240.80029296875 85.33935546875 252.37548828125 62.36767578125 262.81103515625 38.25634765625zM2200-200zM7401-5401z"/>
        </dr3d:scene>
        <dr3d:scene draw:style-name="gr27" svg:width="4.203cm" svg:height="4cm" svg:x="0.597cm" svg:y="5.4cm" dr3d:transform="matrix (1 0 0 0 0.939692620785931 0.342020143325607 0 -0.342020143325607 0.939692620785931 -2.7005cm 7.11956197942421cm 2.07677868853116cm)" dr3d:vrp="(0 0 12969.8571428571)" dr3d:vpn="(0 0 12002.8571428571)" dr3d:projection="perspective" dr3d:distance="0.9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600 -9401 4201 4001" svg:d="M2700-5400l219.68994140625-9.9912109375 212.20458984375-29.3916015625 203.79638671875-47.9189453125 194.46533203125-65.5732421875 184.21142578125-82.3544921875 173.03466796875-98.2626953125 160.93505859375-113.2978515625 147.91259765625-127.4599609375 133.96728515625-140.7490234375 119.09912109375-153.1650390625 103.30810546875-164.7080078125 86.59423828125-175.3779296875 68.95751953125-185.1748046875 50.39794921875-194.0986328125 30.91552734375-202.1494140625 10.51025390625-209.3271484375-10.51025390625-209.33837890625-30.91552734375-202.18115234375-50.39794921875-194.14794921875-68.95751953125-185.23876953125-86.59423828125-175.45361328125-103.30810546875-164.79248046875-119.09912109375-153.25537109375-133.96728515625-140.84228515625-147.91259765625-127.55322265625-160.93505859375-113.38818359375-173.03466796875-98.34716796875-184.21142578125-82.43017578125-194.46533203125-65.63720703125-203.79638671875-47.96826171875-212.20458984375-29.42333984375-219.68994140625-10.00244140625-219.68994140625 10.00244140625-212.20458984375 29.42333984375-203.79638671875 47.96826171875-194.46533203125 65.63720703125-184.21142578125 82.43017578125-173.03466796875 98.34716796875-160.93505859375 113.38818359375-147.91259765625 127.55322265625-133.96728515625 140.84228515625-119.09912109375 153.25537109375-103.30810546875 164.79248046875-86.59423828125 175.45361328125-68.95751953125 185.23876953125-50.39794921875 194.14794921875-30.91552734375 202.18115234375-10.51025390625 209.33837890625 10.51025390625 209.3271484375 30.91552734375 202.1494140625 50.39794921875 194.0986328125 68.95751953125 185.1748046875 86.59423828125 175.3779296875 103.30810546875 164.7080078125 119.09912109375 153.1650390625 133.96728515625 140.7490234375 147.91259765625 127.4599609375 160.93505859375 113.2978515625 173.03466796875 98.2626953125 184.21142578125 82.3544921875 194.46533203125 65.5732421875 203.79638671875 47.9189453125 212.20458984375 29.3916015625zM600-5400zM4801-9401z"/>
        </dr3d:scene>
        <dr3d:scene draw:style-name="gr25" svg:width="2.602cm" svg:height="2.6cm" svg:x="3.198cm" svg:y="9.6cm" dr3d:transform="matrix (1 0 0 0 0.939692620785931 0.342020143325607 0 -0.342020143325607 0.939692620785931 -4.5005cm 10.3479485868063cm 3.44017478404989cm)" dr3d:vrp="(0 0 8044.42857142857)" dr3d:vpn="(0 0 7431.42857142857)" dr3d:projection="perspective" dr3d:distance="0.61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3200 -12201 2601 2601" svg:d="M4500-9600l136.053466796875-6.502685546875 131.405517578125-19.128173828125 126.187744140625-31.183837890625 120.400146484375-42.669677734375 114.042724609375-53.585693359375 107.115478515625-63.931884765625 99.618408203125-73.708251953125 91.551513671875-82.914794921875 82.914794921875-91.551513671875 73.708251953125-99.618408203125 63.931884765625-107.115478515625 53.585693359375-114.042724609375 42.669677734375-120.400146484375 31.183837890625-126.187744140625 19.128173828125-131.405517578125 6.502685546875-136.053466796875-6.502685546875-136.053466796875-19.128173828125-131.405517578125-31.183837890625-126.187744140625-42.669677734375-120.400146484375-53.585693359375-114.042724609375-63.931884765625-107.115478515625-73.708251953125-99.618408203125-82.914794921875-91.551513671875-91.551513671875-82.914794921875-99.618408203125-73.708251953125-107.115478515625-63.931884765625-114.042724609375-53.585693359375-120.400146484375-42.669677734375-126.187744140625-31.183837890625-131.405517578125-19.128173828125-136.053466796875-6.502685546875-136.053466796875 6.502685546875-131.405517578125 19.128173828125-126.187744140625 31.183837890625-120.400146484375 42.669677734375-114.042724609375 53.585693359375-107.115478515625 63.931884765625-99.618408203125 73.708251953125-91.551513671875 82.914794921875-82.914794921875 91.551513671875-73.708251953125 99.618408203125-63.931884765625 107.115478515625-53.585693359375 114.042724609375-42.669677734375 120.400146484375-31.183837890625 126.187744140625-19.128173828125 131.405517578125-6.502685546875 136.053466796875 6.502685546875 136.053466796875 19.128173828125 131.405517578125 31.183837890625 126.187744140625 42.669677734375 120.400146484375 53.585693359375 114.042724609375 63.931884765625 107.115478515625 73.708251953125 99.618408203125 82.914794921875 91.551513671875 91.551513671875 82.914794921875 99.618408203125 73.708251953125 107.115478515625 63.931884765625 114.042724609375 53.585693359375 120.400146484375 42.669677734375 126.187744140625 31.183837890625 131.405517578125 19.128173828125zM3200-9600zM5801-12201z"/>
        </dr3d:scene>
        <dr3d:scene draw:style-name="gr25" svg:width="1.402cm" svg:height="1.402cm" svg:x="6.2cm" svg:y="11.498cm" dr3d:transform="matrix (1 0 0 0 0.939692620785931 0.342020143325607 0 -0.342020143325607 0.939692620785931 -7.1005cm 11.3332146193903cm 3.94936344754927cm)" dr3d:vrp="(0 0 4332.85714285714)" dr3d:vpn="(0 0 4002.85714285714)" dr3d:projection="perspective" dr3d:distance="0.3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6400 -12701 1401 1401" svg:d="M7099-11300l73.1201171875-3.49951171875 70.6533203125-10.29345703125 67.8759765625-16.77978515625 64.7880859375-22.95849609375 61.3896484375-28.82958984375 57.6806640625-34.39306640625 53.6611328125-39.64892578125 49.3310546875-44.59716796875 44.6904296875-49.23779296875 39.7392578125-53.57080078125 34.4775390625-57.59619140625 28.9052734375-61.31396484375 23.0224609375-64.72412109375 16.8291015625-67.82666015625 10.3251953125-70.62158203125 3.5107421875-73.10888671875-3.5107421875-73.1201171875-10.3251953125-70.6533203125-16.8291015625-67.8759765625-23.0224609375-64.7880859375-28.9052734375-61.3896484375-34.4775390625-57.6806640625-39.7392578125-53.6611328125-44.6904296875-49.3310546875-49.3310546875-44.6904296875-53.6611328125-39.7392578125-57.6806640625-34.4775390625-61.3896484375-28.9052734375-64.7880859375-23.0224609375-67.8759765625-16.8291015625-70.6533203125-10.3251953125-73.1201171875-3.5107421875-73.10888671875 3.5107421875-70.62158203125 10.3251953125-67.82666015625 16.8291015625-64.72412109375 23.0224609375-61.31396484375 28.9052734375-57.59619140625 34.4775390625-53.57080078125 39.7392578125-49.23779296875 44.6904296875-44.59716796875 49.3310546875-39.64892578125 53.6611328125-34.39306640625 57.6806640625-28.82958984375 61.3896484375-22.95849609375 64.7880859375-16.77978515625 67.8759765625-10.29345703125 70.6533203125-3.49951171875 73.1201171875 3.49951171875 73.10888671875 10.29345703125 70.62158203125 16.77978515625 67.82666015625 22.95849609375 64.72412109375 28.82958984375 61.31396484375 34.39306640625 57.59619140625 39.64892578125 53.57080078125 44.59716796875 49.23779296875 49.23779296875 44.59716796875 53.57080078125 39.64892578125 57.59619140625 34.39306640625 61.31396484375 28.82958984375 64.72412109375 22.95849609375 67.82666015625 16.77978515625 70.62158203125 10.29345703125zM6400-11300zM7801-12701z"/>
        </dr3d:scene>
        <dr3d:scene draw:style-name="gr25" svg:width="0.802cm" svg:height="0.802cm" svg:x="8.698cm" svg:y="12.298cm" dr3d:transform="matrix (1 0 0 0 0.939692620785931 0.342020143325607 0 -0.342020143325607 0.939692620785931 -9.1005cm 11.966887033836cm 4.2550258776426cm)" dr3d:vrp="(0 0 2477.57142857143)" dr3d:vpn="(0 0 2288.57142857143)" dr3d:projection="perspective" dr3d:distance="0.1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svg:viewBox="8700 -13101 801 801" svg:d="M9100-12300l41.900634765625-1.998291015625 40.460693359375-5.878662109375 38.846435546875-9.584716796875 37.057861328125-13.116455078125 35.094970703125-16.473876953125 32.957763671875-19.656982421875 30.646240234375-22.665771484375 28.160400390625-25.500244140625 25.500244140625-28.160400390625 22.665771484375-30.646240234375 19.656982421875-32.957763671875 16.473876953125-35.094970703125 13.116455078125-37.057861328125 9.584716796875-38.846435546875 5.878662109375-40.460693359375 1.998291015625-41.900634765625-1.998291015625-41.900634765625-5.878662109375-40.460693359375-9.584716796875-38.846435546875-13.116455078125-37.057861328125-16.473876953125-35.094970703125-19.656982421875-32.957763671875-22.665771484375-30.646240234375-25.500244140625-28.160400390625-28.160400390625-25.500244140625-30.646240234375-22.665771484375-32.957763671875-19.656982421875-35.094970703125-16.473876953125-37.057861328125-13.116455078125-38.846435546875-9.584716796875-40.460693359375-5.878662109375-41.900634765625-1.998291015625-41.900634765625 1.998291015625-40.460693359375 5.878662109375-38.846435546875 9.584716796875-37.057861328125 13.116455078125-35.094970703125 16.473876953125-32.957763671875 19.656982421875-30.646240234375 22.665771484375-28.160400390625 25.500244140625-25.500244140625 28.160400390625-22.665771484375 30.646240234375-19.656982421875 32.957763671875-16.473876953125 35.094970703125-13.116455078125 37.057861328125-9.584716796875 38.846435546875-5.878662109375 40.460693359375-1.998291015625 41.900634765625 1.998291015625 41.900634765625 5.878662109375 40.460693359375 9.584716796875 38.846435546875 13.116455078125 37.057861328125 16.473876953125 35.094970703125 19.656982421875 32.957763671875 22.665771484375 30.646240234375 25.500244140625 28.160400390625 28.160400390625 25.500244140625 30.646240234375 22.665771484375 32.957763671875 19.656982421875 35.094970703125 16.473876953125 37.057861328125 13.116455078125 38.846435546875 9.584716796875 40.460693359375 5.878662109375zM8700-12300zM9501-13101z"/>
        </dr3d:scene>
        <dr3d:scene draw:style-name="gr25" svg:width="0.4cm" svg:height="0.4cm" svg:x="10.4cm" svg:y="12.8cm" dr3d:transform="matrix (1 0 0 0 0.939692620785931 0.342020143325607 0 -0.342020143325607 0.939692620785931 -10.6005cm 12.2327198733355cm 4.40179747381722cm)" dr3d:vrp="(0 0 1245.71428571429)" dr3d:vpn="(0 0 1145.71428571429)" dr3d:projection="perspective" dr3d:distance="0.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10400 -13201 401 401" svg:d="M10600-12800l20.867919921875-1.004638671875 20.169189453125-2.954345703125 19.381103515625-4.814697265625 18.503662109375-6.585693359375 17.536865234375-8.267333984375 16.480712890625-9.859619140625 15.335205078125-11.362548828125 14.100341796875-12.776123046875 12.776123046875-14.100341796875 11.362548828125-15.335205078125 9.859619140625-16.480712890625 8.267333984375-17.536865234375 6.585693359375-18.503662109375 4.814697265625-19.381103515625 2.954345703125-20.169189453125 1.004638671875-20.867919921875-1.004638671875-20.867919921875-2.954345703125-20.169189453125-4.814697265625-19.381103515625-6.585693359375-18.503662109375-8.267333984375-17.536865234375-9.859619140625-16.480712890625-11.362548828125-15.335205078125-12.776123046875-14.100341796875-14.100341796875-12.776123046875-15.335205078125-11.362548828125-16.480712890625-9.859619140625-17.536865234375-8.267333984375-18.503662109375-6.585693359375-19.381103515625-4.814697265625-20.169189453125-2.954345703125-20.867919921875-1.004638671875-20.867919921875 1.004638671875-20.169189453125 2.954345703125-19.381103515625 4.814697265625-18.503662109375 6.585693359375-17.536865234375 8.267333984375-16.480712890625 9.859619140625-15.335205078125 11.362548828125-14.100341796875 12.776123046875-12.776123046875 14.100341796875-11.362548828125 15.335205078125-9.859619140625 16.480712890625-8.267333984375 17.536865234375-6.585693359375 18.503662109375-4.814697265625 19.381103515625-2.954345703125 20.169189453125-1.004638671875 20.867919921875 1.004638671875 20.867919921875 2.954345703125 20.169189453125 4.814697265625 19.381103515625 6.585693359375 18.503662109375 8.267333984375 17.536865234375 9.859619140625 16.480712890625 11.362548828125 15.335205078125 12.776123046875 14.100341796875 14.100341796875 12.776123046875 15.335205078125 11.362548828125 16.480712890625 9.859619140625 17.536865234375 8.267333984375 18.503662109375 6.585693359375 19.381103515625 4.814697265625 20.169189453125 2.954345703125zM10400-12800zM10801-13201z"/>
        </dr3d:scene>
        <dr3d:scene draw:style-name="gr27" svg:width="2.6cm" svg:height="2.6cm" svg:x="10.863cm" svg:y="7.532cm" dr3d:transform="matrix (1 0 0 0 0.939692620785931 0.342020143325607 0 -0.342020143325607 0.939692620785931 -4.5005cm 10.3479485868063cm 3.44017478404989cm)" dr3d:vrp="(0 0 8044.42857142857)" dr3d:vpn="(0 0 7431.42857142857)" dr3d:projection="perspective" dr3d:distance="0.61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3200 -12201 2601 2601" svg:d="M4500-9600l136.053466796875-6.502685546875 131.405517578125-19.128173828125 126.187744140625-31.183837890625 120.400146484375-42.669677734375 114.042724609375-53.585693359375 107.115478515625-63.931884765625 99.618408203125-73.708251953125 91.551513671875-82.914794921875 82.914794921875-91.551513671875 73.708251953125-99.618408203125 63.931884765625-107.115478515625 53.585693359375-114.042724609375 42.669677734375-120.400146484375 31.183837890625-126.187744140625 19.128173828125-131.405517578125 6.502685546875-136.053466796875-6.502685546875-136.053466796875-19.128173828125-131.405517578125-31.183837890625-126.187744140625-42.669677734375-120.400146484375-53.585693359375-114.042724609375-63.931884765625-107.115478515625-73.708251953125-99.618408203125-82.914794921875-91.551513671875-91.551513671875-82.914794921875-99.618408203125-73.708251953125-107.115478515625-63.931884765625-114.042724609375-53.585693359375-120.400146484375-42.669677734375-126.187744140625-31.183837890625-131.405517578125-19.128173828125-136.053466796875-6.502685546875-136.053466796875 6.502685546875-131.405517578125 19.128173828125-126.187744140625 31.183837890625-120.400146484375 42.669677734375-114.042724609375 53.585693359375-107.115478515625 63.931884765625-99.618408203125 73.708251953125-91.551513671875 82.914794921875-82.914794921875 91.551513671875-73.708251953125 99.618408203125-63.931884765625 107.115478515625-53.585693359375 114.042724609375-42.669677734375 120.400146484375-31.183837890625 126.187744140625-19.128173828125 131.405517578125-6.502685546875 136.053466796875 6.502685546875 136.053466796875 19.128173828125 131.405517578125 31.183837890625 126.187744140625 42.669677734375 120.400146484375 53.585693359375 114.042724609375 63.931884765625 107.115478515625 73.708251953125 99.618408203125 82.914794921875 91.551513671875 91.551513671875 82.914794921875 99.618408203125 73.708251953125 107.115478515625 63.931884765625 114.042724609375 53.585693359375 120.400146484375 42.669677734375 126.187744140625 31.183837890625 131.405517578125 19.128173828125zM3200-9600zM5801-12201z"/>
        </dr3d:scene>
        <dr3d:scene draw:style-name="gr25" svg:width="1.402cm" svg:height="1.402cm" svg:x="13.8cm" svg:y="9.898cm" dr3d:transform="matrix (1 0 0 0 0.939692620785931 0.342020143325607 0 -0.342020143325607 0.939692620785931 -7.1005cm 11.3332146193903cm 3.94936344754927cm)" dr3d:vrp="(0 0 4332.85714285714)" dr3d:vpn="(0 0 4002.85714285714)" dr3d:projection="perspective" dr3d:distance="0.3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6400 -12701 1401 1401" svg:d="M7099-11300l73.1201171875-3.49951171875 70.6533203125-10.29345703125 67.8759765625-16.77978515625 64.7880859375-22.95849609375 61.3896484375-28.82958984375 57.6806640625-34.39306640625 53.6611328125-39.64892578125 49.3310546875-44.59716796875 44.6904296875-49.23779296875 39.7392578125-53.57080078125 34.4775390625-57.59619140625 28.9052734375-61.31396484375 23.0224609375-64.72412109375 16.8291015625-67.82666015625 10.3251953125-70.62158203125 3.5107421875-73.10888671875-3.5107421875-73.1201171875-10.3251953125-70.6533203125-16.8291015625-67.8759765625-23.0224609375-64.7880859375-28.9052734375-61.3896484375-34.4775390625-57.6806640625-39.7392578125-53.6611328125-44.6904296875-49.3310546875-49.3310546875-44.6904296875-53.6611328125-39.7392578125-57.6806640625-34.4775390625-61.3896484375-28.9052734375-64.7880859375-23.0224609375-67.8759765625-16.8291015625-70.6533203125-10.3251953125-73.1201171875-3.5107421875-73.10888671875 3.5107421875-70.62158203125 10.3251953125-67.82666015625 16.8291015625-64.72412109375 23.0224609375-61.31396484375 28.9052734375-57.59619140625 34.4775390625-53.57080078125 39.7392578125-49.23779296875 44.6904296875-44.59716796875 49.3310546875-39.64892578125 53.6611328125-34.39306640625 57.6806640625-28.82958984375 61.3896484375-22.95849609375 64.7880859375-16.77978515625 67.8759765625-10.29345703125 70.6533203125-3.49951171875 73.1201171875 3.49951171875 73.10888671875 10.29345703125 70.62158203125 16.77978515625 67.82666015625 22.95849609375 64.72412109375 28.82958984375 61.31396484375 34.39306640625 57.59619140625 39.64892578125 53.57080078125 44.59716796875 49.23779296875 49.23779296875 44.59716796875 53.57080078125 39.64892578125 57.59619140625 34.39306640625 61.31396484375 28.82958984375 64.72412109375 22.95849609375 67.82666015625 16.77978515625 70.62158203125 10.29345703125zM6400-11300zM7801-12701z"/>
        </dr3d:scene>
        <dr3d:scene draw:style-name="gr25" svg:width="0.905cm" svg:height="0.802cm" svg:x="16.068cm" svg:y="10.992cm" dr3d:transform="matrix (1 0 0 0 0.939692620785931 0.342020143325607 0 -0.342020143325607 0.939692620785931 -9.1005cm 11.966887033836cm 4.2550258776426cm)" dr3d:vrp="(0 0 2477.57142857143)" dr3d:vpn="(0 0 2288.57142857143)" dr3d:projection="perspective" dr3d:distance="0.1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dr3d:transform="matrix (1 0 0 0 1 0 0 0 1 0.966671790161778cm -0.186306300489659cm 0.067809947834477cm)" svg:viewBox="8700 -13101 801 801" svg:d="M9100-12300l41.900634765625-1.998291015625 40.460693359375-5.878662109375 38.846435546875-9.584716796875 37.057861328125-13.116455078125 35.094970703125-16.473876953125 32.957763671875-19.656982421875 30.646240234375-22.665771484375 28.160400390625-25.500244140625 25.500244140625-28.160400390625 22.665771484375-30.646240234375 19.656982421875-32.957763671875 16.473876953125-35.094970703125 13.116455078125-37.057861328125 9.584716796875-38.846435546875 5.878662109375-40.460693359375 1.998291015625-41.900634765625-1.998291015625-41.900634765625-5.878662109375-40.460693359375-9.584716796875-38.846435546875-13.116455078125-37.057861328125-16.473876953125-35.094970703125-19.656982421875-32.957763671875-22.665771484375-30.646240234375-25.500244140625-28.160400390625-28.160400390625-25.500244140625-30.646240234375-22.665771484375-32.957763671875-19.656982421875-35.094970703125-16.473876953125-37.057861328125-13.116455078125-38.846435546875-9.584716796875-40.460693359375-5.878662109375-41.900634765625-1.998291015625-41.900634765625 1.998291015625-40.460693359375 5.878662109375-38.846435546875 9.584716796875-37.057861328125 13.116455078125-35.094970703125 16.473876953125-32.957763671875 19.656982421875-30.646240234375 22.665771484375-28.160400390625 25.500244140625-25.500244140625 28.160400390625-22.665771484375 30.646240234375-19.656982421875 32.957763671875-16.473876953125 35.094970703125-13.116455078125 37.057861328125-9.584716796875 38.846435546875-5.878662109375 40.460693359375-1.998291015625 41.900634765625 1.998291015625 41.900634765625 5.878662109375 40.460693359375 9.584716796875 38.846435546875 13.116455078125 37.057861328125 16.473876953125 35.094970703125 19.656982421875 32.957763671875 22.665771484375 30.646240234375 25.500244140625 28.160400390625 28.160400390625 25.500244140625 30.646240234375 22.665771484375 32.957763671875 19.656982421875 35.094970703125 16.473876953125 37.057861328125 13.116455078125 38.846435546875 9.584716796875 40.460693359375 5.878662109375zM8700-12300zM9501-13101z"/>
        </dr3d:scene>
        <dr3d:scene draw:style-name="gr25" svg:width="4.202cm" svg:height="4cm" svg:x="6.598cm" svg:y="4cm" dr3d:transform="matrix (1 0 0 0 0.939692620785931 0.342020143325607 0 -0.342020143325607 0.939692620785931 -2.7005cm 7.11956197942421cm 2.07677868853116cm)" dr3d:vrp="(0 0 12969.8571428571)" dr3d:vpn="(0 0 12002.8571428571)" dr3d:projection="perspective" dr3d:distance="0.9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4" draw:layer="layout" svg:viewBox="600 -9401 4201 4001" svg:d="M2700-5400l219.68994140625-9.9912109375 212.20458984375-29.3916015625 203.79638671875-47.9189453125 194.46533203125-65.5732421875 184.21142578125-82.3544921875 173.03466796875-98.2626953125 160.93505859375-113.2978515625 147.91259765625-127.4599609375 133.96728515625-140.7490234375 119.09912109375-153.1650390625 103.30810546875-164.7080078125 86.59423828125-175.3779296875 68.95751953125-185.1748046875 50.39794921875-194.0986328125 30.91552734375-202.1494140625 10.51025390625-209.3271484375-10.51025390625-209.33837890625-30.91552734375-202.18115234375-50.39794921875-194.14794921875-68.95751953125-185.23876953125-86.59423828125-175.45361328125-103.30810546875-164.79248046875-119.09912109375-153.25537109375-133.96728515625-140.84228515625-147.91259765625-127.55322265625-160.93505859375-113.38818359375-173.03466796875-98.34716796875-184.21142578125-82.43017578125-194.46533203125-65.63720703125-203.79638671875-47.96826171875-212.20458984375-29.42333984375-219.68994140625-10.00244140625-219.68994140625 10.00244140625-212.20458984375 29.42333984375-203.79638671875 47.96826171875-194.46533203125 65.63720703125-184.21142578125 82.43017578125-173.03466796875 98.34716796875-160.93505859375 113.38818359375-147.91259765625 127.55322265625-133.96728515625 140.84228515625-119.09912109375 153.25537109375-103.30810546875 164.79248046875-86.59423828125 175.45361328125-68.95751953125 185.23876953125-50.39794921875 194.14794921875-30.91552734375 202.18115234375-10.51025390625 209.33837890625 10.51025390625 209.3271484375 30.91552734375 202.1494140625 50.39794921875 194.0986328125 68.95751953125 185.1748046875 86.59423828125 175.3779296875 103.30810546875 164.7080078125 119.09912109375 153.1650390625 133.96728515625 140.7490234375 147.91259765625 127.4599609375 160.93505859375 113.2978515625 173.03466796875 98.2626953125 184.21142578125 82.3544921875 194.46533203125 65.5732421875 203.79638671875 47.9189453125 212.20458984375 29.3916015625zM600-5400zM4801-9401z"/>
        </dr3d:scene>
        <dr3d:scene draw:style-name="gr25" svg:width="0.4cm" svg:height="0.4cm" svg:x="17.7cm" svg:y="11.6cm" dr3d:transform="matrix (1 0 0 0 0.939692620785931 0.342020143325607 0 -0.342020143325607 0.939692620785931 -10.6005cm 12.2327198733355cm 4.40179747381722cm)" dr3d:vrp="(0 0 1245.71428571429)" dr3d:vpn="(0 0 1145.71428571429)" dr3d:projection="perspective" dr3d:distance="0.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10400 -13201 401 401" svg:d="M10600-12800l20.867919921875-1.004638671875 20.169189453125-2.954345703125 19.381103515625-4.814697265625 18.503662109375-6.585693359375 17.536865234375-8.267333984375 16.480712890625-9.859619140625 15.335205078125-11.362548828125 14.100341796875-12.776123046875 12.776123046875-14.100341796875 11.362548828125-15.335205078125 9.859619140625-16.480712890625 8.267333984375-17.536865234375 6.585693359375-18.503662109375 4.814697265625-19.381103515625 2.954345703125-20.169189453125 1.004638671875-20.867919921875-1.004638671875-20.867919921875-2.954345703125-20.169189453125-4.814697265625-19.381103515625-6.585693359375-18.503662109375-8.267333984375-17.536865234375-9.859619140625-16.480712890625-11.362548828125-15.335205078125-12.776123046875-14.100341796875-14.100341796875-12.776123046875-15.335205078125-11.362548828125-16.480712890625-9.859619140625-17.536865234375-8.267333984375-18.503662109375-6.585693359375-19.381103515625-4.814697265625-20.169189453125-2.954345703125-20.867919921875-1.004638671875-20.867919921875 1.004638671875-20.169189453125 2.954345703125-19.381103515625 4.814697265625-18.503662109375 6.585693359375-17.536865234375 8.267333984375-16.480712890625 9.859619140625-15.335205078125 11.362548828125-14.100341796875 12.776123046875-12.776123046875 14.100341796875-11.362548828125 15.335205078125-9.859619140625 16.480712890625-8.267333984375 17.536865234375-6.585693359375 18.503662109375-4.814697265625 19.381103515625-2.954345703125 20.169189453125-1.004638671875 20.867919921875 1.004638671875 20.867919921875 2.954345703125 20.169189453125 4.814697265625 19.381103515625 6.585693359375 18.503662109375 8.267333984375 17.536865234375 9.859619140625 16.480712890625 11.362548828125 15.335205078125 12.776123046875 14.100341796875 14.100341796875 12.776123046875 15.335205078125 11.362548828125 16.480712890625 9.859619140625 17.536865234375 8.267333984375 18.503662109375 6.585693359375 19.381103515625 4.814697265625 20.169189453125 2.954345703125zM10400-12800zM10801-13201z"/>
        </dr3d:scene>
        <draw:custom-shape draw:style-name="gr35" draw:text-style-name="P2" draw:layer="layout" svg:width="1.2cm" svg:height="0.6cm" svg:x="3.6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2cm" svg:height="0.6cm" svg:x="5.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 draw:layer="layout" svg:width="0.6cm" svg:height="1cm" svg:x="4.7cm" svg:y="2.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7" draw:text-style-name="P4" draw:layer="layout" svg:width="2.4cm" svg:height="0.4cm" svg:x="3.7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 draw:layer="layout" svg:width="0.4cm" svg:height="0.2cm" svg:x="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 draw:layer="layout" svg:width="0.4cm" svg:height="0.2cm" svg:x="5.6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9" svg:width="9.531cm" svg:height="11.281cm" svg:x="17.966cm" svg:y="0.566cm" dr3d:transform="matrix (0.99965014687084 0 0.026449647655649 -0.00904631228209686 0.939692620785931 0.341900486508229 -0.0248545387244012 -0.342020143325607 0.939363866382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0" draw:layer="layout"/>
        </dr3d:scene>
        <draw:frame draw:style-name="gr41" draw:text-style-name="P7" draw:layer="layout" svg:width="7cm" svg:height="11.875cm" svg:x="19cm" svg:y="0.566cm">
          <draw:text-box>
            <text:p text:style-name="P6"><text:span text:style-name="T1"><text:tab/></text:span><text:span text:style-name="T1">DOS</text:span></text:p>
            <text:p text:style-name="P6"><text:span text:style-name="T1">BALL</text:span></text:p>
            <text:p text:style-name="P6"><text:span text:style-name="T2"/></text:p>
            <text:p text:style-name="P6"><text:span text:style-name="T3">CLIMAX</text:span></text:p>
          </draw:text-box>
        </draw:frame>
        <presentation:notes draw:style-name="dp2">
          <draw:page-thumbnail draw:style-name="gr4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mmmm">
        <dr3d:scene draw:style-name="gr43" svg:width="24.7cm" svg:height="8.8cm" svg:x="2.8cm" svg:y="12.3cm" dr3d:transform="matrix (1 0 0 0 0.939692620785931 0.342020143325607 0 -0.342020143325607 0.939692620785931 -15.25cm 6.66070295468281cm 0.137379581742311cm)" dr3d:vrp="(0 0 74872.2857142857)" dr3d:vpn="(0 0 70574.2857142857)" dr3d:projection="perspective" dr3d:distance="4.2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4" draw:layer="layout" svg:viewBox="4600 -5800 9600 800" svg:d="M4600-5800v800h9600v-800z"/>
          <dr3d:extrude draw:style-name="gr45" draw:layer="layout" svg:viewBox="4494 -6106 10012 1212" svg:d="M4747-6091.79869280115l-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94h-94l-7.18686301562866 0.210021711303852-6.95036506363886 0.63685011315556-6.75184994255505 1.07385598387464-6.59131765237635 1.52103932346108-6.4687681931 1.97840013191581-6.38420156473057 2.44593840923517-6.33761776726533 2.92365415542463-6.32901680070518 3.41154737047873-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800l0.210021711303852 7.18686301562775 0.63685011315556 6.95036506363977 1.07385598387464 6.75184994255505 1.52103932346108 6.59131765237544 1.97840013191581 6.46876819310091 2.44593840923517 6.38420156473057 2.92365415542463 6.33761776726533 3.41154737047873 6.32901680070518 3.77531564514993 6.11899508940223 4.02671090821514 5.70076765410886 4.30591153331989 5.31034558085594 4.61291752045963 4.94772886963892 4.94772886963892 4.61291752045963 5.31034558085594 4.30591153331989 5.70076765410886 4.02671090821514 6.11899508940223 3.77531564514993 6.32901680070518 3.41154737047873 6.33761776726533 2.92365415542463 6.38420156473057 2.44593840923517 6.4687681931 1.97840013191581 6.59131765237635 1.52103932346108 6.75184994255505 1.07385598387464 6.95036506363886 0.63685011315556 7.18686301562866 0.210021711303852h9600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94h94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800l-0.210021711303852-7.18686301562775-0.636850113154651-6.95036506363977-1.07385598387555-6.75184994255505-1.5210393234629-6.59131765237544-1.9784001319149-6.46876819310091-2.44593840923517-6.38420156473057-2.92365415542372-6.33761776726533-3.41154737047873-6.32901680070518-3.77531564514902-6.11899508940223-4.02671090821605-5.70076765410886-4.30591153331807-5.31034558085594-4.61291752046054-4.94772886963892-4.94772886963983-4.61291752045963-5.31034558085594-4.30591153331989-5.70076765411068-4.02671090821514-6.11899508940041-3.77531564514993-6.32901680070609-3.41154737047873-6.33761776726351-2.92365415542463-6.38420156473148-2.44593840923517-6.46876819310091-1.97840013191581-6.59131765237544-1.52103932346108-6.75184994255505-1.07385598387464-6.95036506363977-0.63685011315556-7.18686301562775-0.210021711303852h-9600l-7.18686301562866 0.210021711303852-6.95036506363886 0.63685011315556-6.75184994255505 1.07385598387464-6.59131765237635 1.52103932346108-6.4687681931 1.97840013191581-6.38420156473057 2.44593840923517-6.33761776726533 2.92365415542463zM4708.20130719885-5147l3.77531564514993 6.11899508940223 4.02671090821514 5.70076765410886 4.30591153331989 5.31034558085594 4.61291752045963 4.94772886963892 4.94772886963892 4.61291752045963 5.31034558085594 4.30591153331989 5.70076765410886 4.02671090821514 6.11899508940223 3.77531564514993 3.97821369277153 2.20130719884946h-44.9782136927715v-44.9782136927724zM14294-5894v44.978213692767l-2.20130719884946-3.97821369276699-3.77531564514902-6.11899508940223-4.02671090821605-5.70076765410886-4.30591153331807-5.31034558085594-4.61291752046054-4.94772886963892-4.94772886963983-4.61291752045963-5.31034558085594-4.30591153331989-5.70076765411068-4.02671090821514-6.11899508940041-3.77531564514993-3.97821369277153-2.20130719884946zM4906-5306v-388h9188v388z"/>
          <dr3d:extrude draw:style-name="gr46" draw:layer="layout" svg:viewBox="2800 -4200 11200 800" svg:d="M2800-4200v800h11200v-800z"/>
          <dr3d:extrude draw:style-name="gr47" draw:layer="layout" svg:viewBox="2694 -4506 11612 1212" svg:d="M2947-4491.79869280115l-6.11899508940132 3.77531564514993-5.70076765410977 4.02671090821514-5.31034558085594 4.30591153331989-4.94772886963892 4.61291752045963-4.61291752046054 4.94772886963892-4.30591153331898 5.31034558085594-4.02671090821559 5.70076765410886-3.77531564514948 6.11899508940223-3.41154737047873 6.32901680070518-2.92365415542372 6.33761776726533-2.44593840923608 6.38420156473057-1.9784001319149 6.4687681931-1.52103932346199 6.59131765237635-1.07385598387464 6.75184994255505-0.63685011315556 6.95036506363886-0.210021711303852 7.18686301562866v94h-94l-7.18686301562821 0.210021711303852-6.95036506363931 0.63685011315556-6.75184994255505 1.07385598387464-6.59131765237544 1.52103932346108-6.46876819310046 1.97840013191581-6.38420156473103 2.44593840923517-6.33761776726533 2.92365415542463-6.32901680070518 3.41154737047873-6.11899508940132 3.77531564514993-5.70076765410977 4.02671090821514-5.31034558085594 4.30591153331989-4.94772886963892 4.61291752045963-4.61291752046054 4.94772886963892-4.30591153331898 5.31034558085594-4.02671090821559 5.70076765410886-3.77531564514948 6.11899508940223-3.41154737047873 6.32901680070518-2.92365415542372 6.33761776726533-2.44593840923608 6.38420156473057-1.9784001319149 6.4687681931-1.52103932346199 6.59131765237635-1.07385598387464 6.75184994255505-0.63685011315556 6.95036506363886-0.210021711303852 7.18686301562866v800l0.210021711303852 7.18686301562821 0.63685011315556 6.95036506363931 1.07385598387464 6.75184994255505 1.52103932346199 6.59131765237544 1.9784001319149 6.46876819310046 2.44593840923608 6.38420156473103 2.92365415542372 6.33761776726533 3.41154737047873 6.32901680070518 3.77531564514948 6.11899508940132 4.02671090821559 5.70076765410977 4.30591153331898 5.31034558085594 4.61291752046054 4.94772886963892 4.94772886963892 4.61291752046054 5.31034558085594 4.30591153331898 5.70076765410977 4.02671090821559 6.11899508940132 3.77531564514948 6.32901680070518 3.41154737047873 6.33761776726533 2.92365415542372 6.38420156473103 2.44593840923608 6.46876819310046 1.9784001319149 6.59131765237544 1.52103932346199 6.75184994255505 1.07385598387464 6.95036506363931 0.63685011315556 7.18686301562821 0.210021711303852h11200l7.18686301562775-0.210021711303852 6.95036506363977-0.63685011315556 6.75184994255505-1.07385598387464 6.59131765237544-1.52103932346199 6.46876819310091-1.9784001319149 6.38420156473148-2.44593840923608 6.33761776726351-2.92365415542372 6.32901680070609-3.41154737047873 6.11899508940041-3.77531564514948 5.70076765411068-4.02671090821559 5.31034558085594-4.30591153331898 4.94772886963983-4.61291752046054 4.61291752046054-4.94772886963892 4.30591153331807-5.31034558085594 4.02671090821605-5.70076765410977 3.77531564514902-6.11899508940132 3.41154737047873-6.32901680070518 2.92365415542372-6.33761776726533 2.44593840923517-6.38420156473103 1.9784001319149-6.46876819310046 1.5210393234629-6.59131765237544 1.07385598387555-6.75184994255505 0.636850113154651-6.95036506363931 0.210021711303852-7.18686301562821v-94h94l7.18686301562775-0.210021711303852 6.95036506363977-0.63685011315556 6.75184994255505-1.07385598387464 6.59131765237544-1.52103932346199 6.46876819310091-1.9784001319149 6.38420156473148-2.44593840923608 6.33761776726351-2.92365415542372 6.32901680070609-3.41154737047873 6.11899508940041-3.77531564514948 5.70076765411068-4.02671090821559 5.31034558085594-4.30591153331898 4.94772886963983-4.61291752046054 4.61291752046054-4.94772886963892 4.30591153331807-5.31034558085594 4.02671090821605-5.70076765410977 3.77531564514902-6.11899508940132 3.41154737047873-6.32901680070518 2.92365415542372-6.33761776726533 2.44593840923517-6.38420156473103 1.9784001319149-6.46876819310046 1.5210393234629-6.59131765237544 1.07385598387555-6.75184994255505 0.636850113154651-6.95036506363931 0.210021711303852-7.18686301562821v-800l-0.210021711303852-7.18686301562775-0.636850113154651-6.95036506363977-1.07385598387555-6.75184994255505-1.5210393234629-6.59131765237544-1.9784001319149-6.46876819310091-2.44593840923517-6.38420156473057-2.92365415542372-6.33761776726533-3.41154737047873-6.32901680070518-3.77531564514902-6.11899508940223-4.02671090821605-5.70076765410886-4.30591153331807-5.31034558085594-4.61291752046054-4.94772886963892-4.94772886963983-4.61291752045963-5.31034558085594-4.30591153331989-5.70076765411068-4.02671090821514-6.11899508940041-3.77531564514993-6.32901680070609-3.41154737047873-6.33761776726351-2.92365415542463-6.38420156473148-2.44593840923517-6.46876819310091-1.97840013191581-6.59131765237544-1.52103932346108-6.75184994255505-1.07385598387464-6.95036506363977-0.63685011315556-7.18686301562775-0.210021711303852h-11200l-7.18686301562821 0.210021711303852-6.95036506363931 0.63685011315556-6.75184994255505 1.07385598387464-6.59131765237544 1.52103932346108-6.46876819310046 1.97840013191581-6.38420156473103 2.44593840923517-6.33761776726533 2.92365415542463zM2908.20130719885-3547l3.77531564514948 6.11899508940132 4.02671090821559 5.70076765410977 4.30591153331898 5.31034558085594 4.61291752046054 4.94772886963892 4.94772886963892 4.61291752046054 5.31034558085594 4.30591153331898 5.70076765410977 4.02671090821559 6.11899508940132 3.77531564514948 3.97821369277108 2.20130719884946h-44.9782136927711v-44.9782136927706zM14094-4294v44.978213692767l-2.20130719884946-3.97821369276699-3.77531564514902-6.11899508940223-4.02671090821605-5.70076765410886-4.30591153331807-5.31034558085594-4.61291752046054-4.94772886963892-4.94772886963983-4.61291752045963-5.31034558085594-4.30591153331989-5.70076765411068-4.02671090821514-6.11899508940041-3.77531564514993-3.97821369277153-2.20130719884946zM3106-3706v-388h10788v388z"/>
          <dr3d:extrude draw:style-name="gr48" draw:layer="layout" svg:viewBox="10600 -10600 3600 800" svg:d="M10600-10600v800h3600v-800z"/>
          <dr3d:extrude draw:style-name="gr49" draw:layer="layout" svg:viewBox="10494 -10918.0000000001 4024 1224" svg:d="M10759-10903.7986928012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106h-106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148 2.92365415542372 6.33761776726351 3.41154737047873 6.32901680070609 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3600l7.18686301562775-0.210021711303852 6.95036506363977-0.636850113154651 6.75184994255505-1.07385598387555 6.59131765237544-1.5210393234629 6.46876819310091-1.9784001319149 6.38420156473148-2.44593840923517 6.33761776726351-2.92365415542372 6.32901680070609-3.41154737047873 6.11899508940041-3.77531564514902 5.70076765411068-4.02671090821605 5.31034558085594-4.30591153331807 4.94772886963983-4.61291752046054 4.61291752046054-4.94772886963983 4.30591153331807-5.31034558085594 4.02671090821605-5.70076765411068 3.77531564514902-6.11899508940041 3.41154737047873-6.32901680070609 2.92365415542372-6.33761776726351 2.44593840923517-6.38420156473148 1.9784001319149-6.46876819310091 1.5210393234629-6.59131765237544 1.07385598387555-6.75184994255505 0.636850113154651-6.95036506363977 0.210021711303852-7.18686301562775v-106h106l7.18686301562775-0.210021711303852 6.95036506363977-0.636850113154651 6.75184994255505-1.07385598387555 6.59131765237544-1.5210393234629 6.46876819310091-1.9784001319149 6.38420156473148-2.44593840923517 6.33761776726351-2.92365415542372 6.32901680070609-3.41154737047873 6.11899508940041-3.77531564514902 5.70076765411068-4.02671090821605 5.31034558085594-4.30591153331807 4.94772886963983-4.61291752046054 4.61291752046054-4.94772886963983 4.30591153331807-5.31034558085594 4.02671090821605-5.70076765411068 3.77531564514902-6.11899508940041 3.41154737047873-6.32901680070609 2.92365415542372-6.33761776726351 2.44593840923517-6.38420156473148 1.9784001319149-6.46876819310091 1.5210393234629-6.59131765237544 1.07385598387555-6.75184994255505 0.636850113154651-6.95036506363977 0.210021711303852-7.18686301562775v-800l-0.210021711303852-7.18686301562775-0.636850113154651-6.95036506363977-1.07385598387555-6.75184994255505-1.5210393234629-6.59131765237544-1.9784001319149-6.46876819310091-2.44593840923517-6.38420156473148-2.92365415542372-6.33761776726351-3.41154737047873-6.32901680070609-3.77531564514902-6.11899508940041-4.02671090821605-5.70076765411068-4.30591153331807-5.31034558085594-4.61291752046054-4.94772886963983-4.94772886963983-4.61291752046054-5.31034558085594-4.30591153331807-5.70076765411068-4.02671090821605-6.11899508940041-3.77531564514902-6.32901680070609-3.41154737047873-6.33761776726351-2.92365415542372-6.38420156473148-2.44593840923517-6.46876819310091-1.9784001319149-6.59131765237544-1.5210393234629-6.75184994255505-1.07385598387555-6.95036506363977-0.636850113154651-7.18686301562775-0.210021711303852h-3600l-7.18686301562775 0.210021711303852-6.95036506363977 0.636850113154651-6.75184994255505 1.07385598387555-6.59131765237544 1.5210393234629-6.46876819310091 1.9784001319149-6.38420156473148 2.44593840923517-6.33761776726351 2.92365415542372zM10720.2013071988-9959l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106v-106l0.210021711303852 7.18686301562775 0.636850113154651 6.95036506363977 1.07385598387555 6.75184994255505 1.5210393234629 6.59131765237544 1.9784001319149 6.46876819310091 2.44593840923517 6.38420156473148 2.92365415542372 6.33761776726351zM14306-10706v106l-0.210021711303852-7.18686301562775-0.636850113154651-6.95036506363977-1.07385598387555-6.75184994255505-1.5210393234629-6.59131765237544-1.9784001319149-6.46876819310091-2.44593840923517-6.38420156473148-2.92365415542372-6.33761776726351-3.41154737047873-6.32901680070609-3.77531564514902-6.11899508940041-4.02671090821605-5.70076765411068-4.30591153331807-5.31034558085594-4.61291752046054-4.94772886963983-4.94772886963983-4.61291752046054-5.31034558085594-4.30591153331807-5.70076765411068-4.02671090821605-6.11899508940041-3.77531564514902-6.32901680070609-3.41154737047873-6.33761776726351-2.92365415542372-6.38420156473148-2.44593840923517-6.46876819310091-1.9784001319149-6.59131765237544-1.5210393234629-6.75184994255505-1.07385598387555-6.95036506363977-0.636850113154651-7.18686301562775-0.210021711303852zM10918-10118v-376h3176v376z"/>
          <dr3d:extrude draw:style-name="gr50" draw:layer="layout" svg:viewBox="8800 -9000 5400 800" svg:d="M8800-9000v800h5400v-800z"/>
          <dr3d:extrude draw:style-name="gr51" draw:layer="layout" svg:viewBox="8694 -9306 5812 1212" svg:d="M8947-9291.79869280115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94h-94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057 2.92365415542372 6.33761776726533 3.41154737047873 6.32901680070518 3.77531564514902 6.11899508940223 4.02671090821605 5.70076765410886 4.30591153331807 5.31034558085594 4.61291752046054 4.94772886963892 4.94772886963983 4.61291752045963 5.31034558085594 4.30591153331989 5.70076765411068 4.02671090821514 6.11899508940041 3.77531564514993 6.32901680070609 3.41154737047873 6.33761776726351 2.92365415542463 6.38420156473148 2.44593840923517 6.46876819310091 1.97840013191581 6.59131765237544 1.52103932346108 6.75184994255505 1.07385598387464 6.95036506363977 0.63685011315556 7.18686301562775 0.210021711303852h5400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544 1.07385598387555-6.75184994255505 0.636850113154651-6.95036506364067 0.210021711303852-7.18686301562775v-94h94l7.18686301562775-0.210021711303852 6.95036506363977-0.636850113154651 6.75184994255505-1.07385598387555 6.59131765237544-1.5210393234629 6.46876819310091-1.9784001319149 6.38420156473148-2.44593840923517 6.33761776726351-2.92365415542372 6.32901680070609-3.41154737047873 6.11899508940041-3.77531564514902 5.70076765411068-4.02671090821605 5.31034558085594-4.30591153331807 4.94772886963983-4.61291752046054 4.61291752046054-4.94772886963983 4.30591153331807-5.31034558085594 4.02671090821605-5.70076765411068 3.77531564514902-6.11899508940041 3.41154737047873-6.32901680070609 2.92365415542372-6.33761776726351 2.44593840923517-6.38420156473148 1.9784001319149-6.46876819310091 1.5210393234629-6.59131765237544 1.07385598387555-6.75184994255505 0.636850113154651-6.95036506363977 0.210021711303852-7.18686301562775v-800l-0.210021711303852-7.18686301562775-0.636850113154651-6.95036506363977-1.07385598387555-6.75184994255505-1.5210393234629-6.59131765237544-1.9784001319149-6.46876819310091-2.44593840923517-6.38420156473148-2.92365415542372-6.33761776726351-3.41154737047873-6.32901680070609-3.77531564514902-6.11899508940041-4.02671090821605-5.70076765411068-4.30591153331807-5.31034558085594-4.61291752046054-4.94772886963983-4.94772886963983-4.61291752046054-5.31034558085594-4.30591153331807-5.70076765411068-4.02671090821605-6.11899508940041-3.77531564514902-6.32901680070609-3.41154737047873-6.33761776726351-2.92365415542372-6.38420156473148-2.44593840923517-6.46876819310091-1.9784001319149-6.59131765237544-1.5210393234629-6.75184994255505-1.07385598387555-6.95036506363977-0.636850113154651-7.18686301562775-0.210021711303852h-5400l-7.18686301562775 0.210021711303852-6.95036506363977 0.636850113154651-6.75184994255505 1.07385598387555-6.59131765237544 1.5210393234629-6.46876819310091 1.9784001319149-6.38420156473148 2.44593840923517-6.33761776726351 2.92365415542372zM8908.20130719885-8347l3.77531564514902 6.11899508940041 4.02671090821605 5.70076765411068 4.30591153331807 5.31034558085594 4.61291752046054 4.94772886963983 4.94772886963983 4.61291752046054 5.31034558085594 4.30591153331807 5.70076765411068 4.02671090821605 6.11899508940041 3.77531564514902 3.97821369276789 2.20130719884946h-44.9782136927679v-44.9782136927679zM14294-9094v44.9782136927679l-2.20130719884946-3.97821369276789-3.77531564514902-6.11899508940041-4.02671090821605-5.70076765411068-4.30591153331807-5.31034558085594-4.61291752046054-4.94772886963983-4.94772886963983-4.61291752046054-5.31034558085594-4.30591153331807-5.70076765411068-4.02671090821605-6.11899508940041-3.77531564514902-3.97821369276789-2.20130719884946zM9106-8506v-388h4988v388z"/>
          <dr3d:extrude draw:style-name="gr52" draw:layer="layout" svg:viewBox="6800 -7400 7400 800" svg:d="M6800-7400v800h7400v-800z"/>
          <dr3d:extrude draw:style-name="gr53" draw:layer="layout" svg:viewBox="6694 -7706 7812 1212" svg:d="M6947-7691.79869280115l-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94h-94l-7.18686301562866 0.210021711303852-6.95036506363886 0.63685011315556-6.75184994255505 1.07385598387464-6.59131765237635 1.52103932346108-6.4687681931 1.97840013191581-6.38420156473057 2.44593840923517-6.33761776726533 2.92365415542463-6.32901680070518 3.41154737047873-6.11899508940223 3.77531564514993-5.70076765410886 4.02671090821514-5.31034558085594 4.30591153331989-4.94772886963892 4.61291752045963-4.61291752045963 4.94772886963892-4.30591153331989 5.31034558085594-4.02671090821514 5.70076765410886-3.77531564514993 6.11899508940223-3.41154737047873 6.32901680070518-2.92365415542463 6.33761776726533-2.44593840923517 6.38420156473057-1.97840013191581 6.4687681931-1.52103932346108 6.59131765237635-1.07385598387464 6.75184994255505-0.63685011315556 6.95036506363886-0.210021711303852 7.18686301562866v800l0.210021711303852 7.18686301562775 0.63685011315556 6.95036506363977 1.07385598387464 6.75184994255505 1.52103932346108 6.59131765237544 1.97840013191581 6.46876819310091 2.44593840923517 6.38420156473057 2.92365415542463 6.33761776726533 3.41154737047873 6.32901680070518 3.77531564514993 6.11899508940223 4.02671090821514 5.70076765410886 4.30591153331989 5.31034558085594 4.61291752045963 4.94772886963892 4.94772886963892 4.61291752045963 5.31034558085594 4.30591153331989 5.70076765410886 4.02671090821514 6.11899508940223 3.77531564514993 6.32901680070518 3.41154737047873 6.33761776726533 2.92365415542463 6.38420156473057 2.44593840923517 6.4687681931 1.97840013191581 6.59131765237635 1.52103932346108 6.75184994255505 1.07385598387464 6.95036506363886 0.63685011315556 7.18686301562866 0.210021711303852h7400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94h94l7.18686301562775-0.210021711303852 6.95036506363977-0.63685011315556 6.75184994255505-1.07385598387464 6.59131765237544-1.52103932346108 6.46876819310091-1.97840013191581 6.38420156473148-2.44593840923517 6.33761776726351-2.92365415542463 6.32901680070609-3.41154737047873 6.11899508940041-3.77531564514993 5.70076765411068-4.02671090821514 5.31034558085594-4.30591153331989 4.94772886963983-4.61291752045963 4.61291752046054-4.94772886963892 4.30591153331807-5.31034558085594 4.02671090821605-5.70076765410886 3.77531564514902-6.11899508940223 3.41154737047873-6.32901680070518 2.92365415542372-6.33761776726533 2.44593840923517-6.38420156473057 1.9784001319149-6.4687681931 1.5210393234629-6.59131765237635 1.07385598387555-6.75184994255505 0.636850113154651-6.95036506363886 0.210021711303852-7.18686301562866v-800l-0.210021711303852-7.18686301562775-0.636850113154651-6.95036506363977-1.07385598387555-6.75184994255505-1.5210393234629-6.59131765237544-1.9784001319149-6.46876819310091-2.44593840923517-6.38420156473057-2.92365415542372-6.33761776726533-3.41154737047873-6.32901680070518-3.77531564514902-6.11899508940223-4.02671090821605-5.70076765410886-4.30591153331807-5.31034558085594-4.61291752046054-4.94772886963892-4.94772886963983-4.61291752045963-5.31034558085594-4.30591153331989-5.70076765411068-4.02671090821514-6.11899508940041-3.77531564514993-6.32901680070609-3.41154737047873-6.33761776726351-2.92365415542463-6.38420156473148-2.44593840923517-6.46876819310091-1.97840013191581-6.59131765237544-1.52103932346108-6.75184994255505-1.07385598387464-6.95036506363977-0.63685011315556-7.18686301562775-0.210021711303852h-7400l-7.18686301562866 0.210021711303852-6.95036506363886 0.63685011315556-6.75184994255505 1.07385598387464-6.59131765237635 1.52103932346108-6.4687681931 1.97840013191581-6.38420156473057 2.44593840923517-6.33761776726533 2.92365415542463zM6908.20130719885-6747l3.77531564514993 6.11899508940223 4.02671090821514 5.70076765410886 4.30591153331989 5.31034558085594 4.61291752045963 4.94772886963892 4.94772886963892 4.61291752045963 5.31034558085594 4.30591153331989 5.70076765410886 4.02671090821514 6.11899508940223 3.77531564514993 3.97821369277153 2.20130719884946h-44.9782136927715v-44.9782136927724zM14294-7494v44.978213692767l-2.20130719884946-3.97821369276699-3.77531564514902-6.11899508940223-4.02671090821605-5.70076765410886-4.30591153331807-5.31034558085594-4.61291752046054-4.94772886963892-4.94772886963983-4.61291752045963-5.31034558085594-4.30591153331989-5.70076765411068-4.02671090821514-6.11899508940041-3.77531564514993-3.97821369277153-2.20130719884946zM7106-6906v-388h6988v388z"/>
          <dr3d:extrude draw:style-name="gr54" draw:layer="layout" svg:viewBox="15000 -10600 3600 800" svg:d="M15000-10600v800h3600v-800z"/>
          <dr3d:extrude draw:style-name="gr55" draw:layer="layout" svg:viewBox="14894 -10918.0000000001 4024 1224" svg:d="M15159-10903.7986928012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106h-106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148 2.92365415542372 6.33761776726351 3.41154737047873 6.32901680070609 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3600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106h106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800l-0.210021711303852-7.18686301562775-0.636850113158289-6.95036506363977-1.07385598387555-6.75184994255505-1.52103932345926-6.59131765237544-1.97840013191671-6.46876819310091-2.44593840923335-6.38420156473148-2.92365415542372-6.33761776726351-3.41154737048055-6.32901680070609-3.77531564515084-6.11899508940041-4.02671090821605-5.70076765411068-4.30591153331625-5.31034558085594-4.61291752046236-4.94772886963983-4.94772886963619-4.61291752046054-5.31034558085594-4.30591153331807-5.70076765410704-4.02671090821605-6.11899508940405-3.77531564514902-6.3290168007079-3.41154737047873-6.33761776726533-2.92365415542372-6.38420156472785-2.44593840923517-6.46876819310273-1.9784001319149-6.59131765237544-1.5210393234629-6.7518499425496-1.07385598387555-6.95036506363977-0.636850113154651-7.18686301563139-0.210021711303852h-3600l-7.18686301562775 0.210021711303852-6.95036506363977 0.636850113154651-6.75184994255505 1.07385598387555-6.59131765237544 1.5210393234629-6.46876819310091 1.9784001319149-6.38420156473148 2.44593840923517-6.33761776726351 2.92365415542372zM15120.2013071988-9959l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106v-106l0.210021711303852 7.18686301562775 0.636850113154651 6.95036506363977 1.07385598387555 6.75184994255505 1.5210393234629 6.59131765237544 1.9784001319149 6.46876819310091 2.44593840923517 6.38420156473148 2.92365415542372 6.33761776726351zM18706-10706v106l-0.210021711303852-7.18686301562775-0.636850113158289-6.95036506363977-1.07385598387555-6.75184994255505-1.52103932345926-6.59131765237544-1.97840013191671-6.46876819310091-2.44593840923335-6.38420156473148-2.92365415542372-6.33761776726351-3.41154737048055-6.32901680070609-3.77531564515084-6.11899508940041-4.02671090821605-5.70076765411068-4.30591153331625-5.31034558085594-4.61291752046236-4.94772886963983-4.94772886963619-4.61291752046054-5.31034558085594-4.30591153331807-5.70076765410704-4.02671090821605-6.11899508940405-3.77531564514902-6.3290168007079-3.41154737047873-6.33761776726533-2.92365415542372-6.38420156472785-2.44593840923517-6.46876819310273-1.9784001319149-6.59131765237544-1.5210393234629-6.7518499425496-1.07385598387555-6.95036506363977-0.636850113154651-7.18686301563139-0.210021711303852zM15318-10118v-376h3176v376z"/>
          <dr3d:extrude draw:style-name="gr56" draw:layer="layout" svg:viewBox="15000 -9100 5400 800" svg:d="M15000-9100v800h5400v-800z"/>
          <dr3d:extrude draw:style-name="gr57" draw:layer="layout" svg:viewBox="14894 -9406 5812 1212" svg:d="M15147-9391.79869280115l-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94h-94l-7.18686301562775 0.210021711303852-6.95036506363977 0.636850113154651-6.75184994255505 1.07385598387555-6.59131765237544 1.5210393234629-6.46876819310091 1.9784001319149-6.38420156473148 2.44593840923517-6.33761776726351 2.92365415542372-6.32901680070609 3.41154737047873-6.11899508940041 3.77531564514902-5.70076765411068 4.02671090821605-5.31034558085594 4.30591153331807-4.94772886963983 4.61291752046054-4.61291752046054 4.94772886963983-4.30591153331807 5.31034558085594-4.02671090821605 5.70076765411068-3.77531564514902 6.11899508940041-3.41154737047873 6.32901680070609-2.92365415542372 6.33761776726351-2.44593840923517 6.38420156473148-1.9784001319149 6.46876819310091-1.5210393234629 6.59131765237544-1.07385598387555 6.75184994255505-0.636850113154651 6.95036506363977-0.210021711303852 7.18686301562775v800l0.210021711303852 7.18686301562775 0.636850113154651 6.95036506363977 1.07385598387555 6.75184994255505 1.5210393234629 6.59131765237544 1.9784001319149 6.46876819310091 2.44593840923517 6.38420156473148 2.92365415542372 6.33761776726351 3.41154737047873 6.32901680070609 3.77531564514902 6.11899508940041 4.02671090821605 5.70076765411068 4.30591153331807 5.31034558085594 4.61291752046054 4.94772886963983 4.94772886963983 4.61291752046054 5.31034558085594 4.30591153331807 5.70076765411068 4.02671090821605 6.11899508940041 3.77531564514902 6.32901680070609 3.41154737047873 6.33761776726351 2.92365415542372 6.38420156473148 2.44593840923517 6.46876819310091 1.9784001319149 6.59131765237544 1.5210393234629 6.75184994255505 1.07385598387555 6.95036506363977 0.636850113154651 7.18686301562775 0.210021711303852h5400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94h94l7.18686301563139-0.210021711303852 6.95036506363977-0.636850113154651 6.7518499425496-1.07385598387555 6.59131765237544-1.5210393234629 6.46876819310273-1.9784001319149 6.38420156472785-2.44593840923517 6.33761776726533-2.92365415542372 6.3290168007079-3.41154737047873 6.11899508940405-3.77531564514902 5.70076765410704-4.02671090821605 5.31034558085594-4.30591153331807 4.94772886963619-4.61291752046054 4.61291752046236-4.94772886963983 4.30591153331625-5.31034558085594 4.02671090821605-5.70076765411068 3.77531564515084-6.11899508940041 3.41154737048055-6.32901680070609 2.92365415542372-6.33761776726351 2.44593840923335-6.38420156473148 1.97840013191671-6.46876819310091 1.52103932345926-6.59131765237544 1.07385598387555-6.75184994255505 0.636850113158289-6.95036506363977 0.210021711303852-7.18686301562775v-800l-0.210021711303852-7.18686301562775-0.636850113158289-6.95036506363977-1.07385598387555-6.75184994255505-1.52103932345926-6.59131765237544-1.97840013191671-6.46876819310091-2.44593840923335-6.38420156473148-2.92365415542372-6.33761776726351-3.41154737048055-6.32901680070609-3.77531564515084-6.11899508940041-4.02671090821605-5.70076765411068-4.30591153331625-5.31034558085594-4.61291752046236-4.94772886963983-4.94772886963619-4.61291752046054-5.31034558085594-4.30591153331807-5.70076765410704-4.02671090821605-6.11899508940405-3.77531564514902-6.3290168007079-3.41154737047873-6.33761776726533-2.92365415542372-6.38420156472785-2.44593840923517-6.46876819310273-1.9784001319149-6.59131765237544-1.5210393234629-6.7518499425496-1.07385598387555-6.95036506363977-0.636850113154651-7.18686301563139-0.210021711303852h-5400l-7.18686301562775 0.210021711303852-6.95036506363977 0.636850113154651-6.75184994255505 1.07385598387555-6.59131765237544 1.5210393234629-6.46876819310091 1.9784001319149-6.38420156473148 2.44593840923517-6.33761776726351 2.92365415542372zM15108.2013071989-8447l3.77531564514902 6.11899508940041 4.02671090821605 5.70076765411068 4.30591153331807 5.31034558085594 4.61291752046054 4.94772886963983 4.94772886963983 4.61291752046054 5.31034558085594 4.30591153331807 5.70076765411068 4.02671090821605 6.11899508940041 3.77531564514902 3.97821369276789 2.20130719884946h-44.9782136927679v-44.9782136927679zM20494-9194v44.9782136927734l-2.20130719885128-3.97821369277335-3.77531564515084-6.11899508940041-4.02671090821605-5.70076765411068-4.30591153331625-5.31034558085594-4.61291752046236-4.94772886963983-4.94772886963619-4.61291752046054-5.31034558085594-4.30591153331807-5.70076765410704-4.02671090821605-6.11899508940405-3.77531564514902-3.97821369276426-2.20130719884946zM15306-8606v-388h4988v388z"/>
          <dr3d:extrude draw:style-name="gr58" draw:layer="layout" svg:viewBox="14900 -7500 7400 800" svg:d="M14900-7500v800h7400v-800z"/>
          <dr3d:extrude draw:style-name="gr59" draw:layer="layout" svg:viewBox="14794 -7806 7812 1212" svg:d="M15047-7791.79869280115l-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94h-94l-7.18686301562775 0.210021711303852-6.95036506363977 0.63685011315556-6.75184994255505 1.07385598387464-6.59131765237544 1.52103932346108-6.46876819310091 1.97840013191581-6.38420156473148 2.44593840923517-6.33761776726351 2.92365415542463-6.32901680070609 3.41154737047873-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800l0.210021711303852 7.18686301562775 0.636850113154651 6.95036506363977 1.07385598387555 6.75184994255505 1.5210393234629 6.59131765237544 1.9784001319149 6.46876819310091 2.44593840923517 6.38420156473057 2.92365415542372 6.33761776726533 3.41154737047873 6.32901680070518 3.77531564514902 6.11899508940223 4.02671090821605 5.70076765410886 4.30591153331807 5.31034558085594 4.61291752046054 4.94772886963892 4.94772886963983 4.61291752045963 5.31034558085594 4.30591153331989 5.70076765411068 4.02671090821514 6.11899508940041 3.77531564514993 6.32901680070609 3.41154737047873 6.33761776726351 2.92365415542463 6.38420156473148 2.44593840923517 6.46876819310091 1.97840013191581 6.59131765237544 1.52103932346108 6.75184994255505 1.07385598387464 6.95036506363977 0.63685011315556 7.18686301562775 0.210021711303852h7400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94h94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800l-0.210021711303852-7.18686301562775-0.636850113158289-6.95036506363977-1.07385598387555-6.75184994255505-1.52103932345926-6.59131765237544-1.97840013191671-6.46876819310091-2.44593840923335-6.38420156473057-2.92365415542372-6.33761776726533-3.41154737048055-6.32901680070518-3.77531564515084-6.11899508940223-4.02671090821605-5.70076765410886-4.30591153331625-5.31034558085594-4.61291752046236-4.94772886963892-4.94772886963619-4.61291752045963-5.31034558085594-4.30591153331989-5.70076765410704-4.02671090821514-6.11899508940405-3.77531564514993-6.3290168007079-3.41154737047873-6.33761776726533-2.92365415542463-6.38420156472785-2.44593840923517-6.46876819310273-1.97840013191581-6.59131765237544-1.52103932346108-6.7518499425496-1.07385598387464-6.95036506363977-0.63685011315556-7.18686301563139-0.210021711303852h-7400l-7.18686301562775 0.210021711303852-6.95036506363977 0.63685011315556-6.75184994255505 1.07385598387464-6.59131765237544 1.52103932346108-6.46876819310091 1.97840013191581-6.38420156473148 2.44593840923517-6.33761776726351 2.92365415542463zM15008.2013071989-6847l3.77531564514902 6.11899508940223 4.02671090821605 5.70076765410886 4.30591153331807 5.31034558085594 4.61291752046054 4.94772886963892 4.94772886963983 4.61291752045963 5.31034558085594 4.30591153331989 5.70076765411068 4.02671090821514 6.11899508940041 3.77531564514993 3.97821369277153 2.20130719884946h-44.9782136927715v-44.978213692767zM22394-7594v44.9782136927743l-2.20130719885128-3.97821369277426-3.77531564515084-6.11899508940223-4.02671090821605-5.70076765410886-4.30591153331625-5.31034558085594-4.61291752046236-4.94772886963892-4.94772886963619-4.61291752045963-5.31034558085594-4.30591153331989-5.70076765410704-4.02671090821514-6.11899508940405-3.77531564514993-3.97821369276789-2.20130719884946zM15206-7006v-388h6988v388z"/>
          <dr3d:extrude draw:style-name="gr60" draw:layer="layout" svg:viewBox="14900 -5900 9600 800" svg:d="M14900-5900v800h9600v-800z"/>
          <dr3d:extrude draw:style-name="gr61" draw:layer="layout" svg:viewBox="14794 -6206 10012 1212" svg:d="M15047-6191.79869280115l-6.11899508940041 3.77531564514993-5.70076765411068 4.02671090821514-5.31034558085412 4.30591153331989-4.94772886963983 4.61291752045963-4.61291752046236 4.94772886963892-4.30591153331807 5.31034558085594-4.02671090821423 5.70076765410886-3.77531564515084 6.11899508940223-3.41154737048055 6.32901680070518-2.92365415542372 6.33761776726533-2.44593840923517 6.38420156473057-1.9784001319149 6.4687681931-1.5210393234629 6.59131765237635-1.07385598387373 6.75184994255505-0.63685011315647 6.95036506363886-0.210021711302033 7.18686301562866v94h-94l-7.18686301562775 0.210021711303852-6.95036506363977 0.63685011315556-6.75184994255505 1.07385598387464-6.59131765237544 1.52103932346108-6.46876819310091 1.97840013191581-6.38420156472967 2.44593840923517-6.33761776726533 2.92365415542463-6.32901680070609 3.41154737047873-6.11899508940041 3.77531564514993-5.70076765411068 4.02671090821514-5.31034558085412 4.30591153331989-4.94772886963983 4.61291752045963-4.61291752046236 4.94772886963892-4.30591153331807 5.31034558085594-4.02671090821423 5.70076765410886-3.77531564515084 6.11899508940223-3.41154737048055 6.32901680070518-2.92365415542372 6.33761776726533-2.44593840923517 6.38420156473057-1.9784001319149 6.4687681931-1.5210393234629 6.59131765237635-1.07385598387373 6.75184994255505-0.63685011315647 6.95036506363886-0.210021711302033 7.18686301562866v800l0.210021711302033 7.18686301562775 0.63685011315647 6.95036506363977 1.07385598387373 6.75184994255505 1.5210393234629 6.59131765237544 1.9784001319149 6.46876819310091 2.44593840923517 6.38420156473057 2.92365415542372 6.33761776726533 3.41154737048055 6.32901680070518 3.77531564515084 6.11899508940223 4.02671090821423 5.70076765410886 4.30591153331807 5.31034558085594 4.61291752046236 4.94772886963892 4.94772886963983 4.61291752045963 5.31034558085412 4.30591153331989 5.70076765411068 4.02671090821514 6.11899508940041 3.77531564514993 6.32901680070609 3.41154737047873 6.33761776726533 2.92365415542463 6.38420156472967 2.44593840923517 6.46876819310091 1.97840013191581 6.59131765237544 1.52103932346108 6.75184994255505 1.07385598387464 6.95036506363977 0.63685011315556 7.18686301562775 0.210021711303852h9600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94h94l7.18686301563139-0.210021711303852 6.95036506363977-0.63685011315556 6.7518499425496-1.07385598387464 6.59131765237544-1.52103932346108 6.46876819310273-1.97840013191581 6.38420156472785-2.44593840923517 6.33761776726533-2.92365415542463 6.3290168007079-3.41154737047873 6.11899508940405-3.77531564514993 5.70076765410704-4.02671090821514 5.31034558085594-4.30591153331989 4.94772886963619-4.61291752045963 4.61291752046236-4.94772886963892 4.30591153331625-5.31034558085594 4.02671090821605-5.70076765410886 3.77531564515084-6.11899508940223 3.41154737048055-6.32901680070518 2.92365415542372-6.33761776726533 2.44593840923335-6.38420156473057 1.97840013191671-6.4687681931 1.52103932345926-6.59131765237635 1.07385598387555-6.75184994255505 0.636850113158289-6.95036506363886 0.210021711303852-7.18686301562866v-800l-0.210021711303852-7.18686301562775-0.636850113158289-6.95036506363977-1.07385598387555-6.75184994255505-1.52103932345926-6.59131765237544-1.97840013191671-6.46876819310091-2.44593840923335-6.38420156473057-2.92365415542372-6.33761776726533-3.41154737048055-6.32901680070518-3.77531564515084-6.11899508940223-4.02671090821605-5.70076765410886-4.30591153331625-5.31034558085594-4.61291752046236-4.94772886963892-4.94772886963619-4.61291752045963-5.31034558085594-4.30591153331989-5.70076765410704-4.02671090821514-6.11899508940405-3.77531564514993-6.3290168007079-3.41154737047873-6.33761776726533-2.92365415542463-6.38420156472785-2.44593840923517-6.46876819310273-1.97840013191581-6.59131765237544-1.52103932346108-6.7518499425496-1.07385598387464-6.95036506363977-0.63685011315556-7.18686301563139-0.210021711303852h-9600l-7.18686301562775 0.210021711303852-6.95036506363977 0.63685011315556-6.75184994255505 1.07385598387464-6.59131765237544 1.52103932346108-6.46876819310091 1.97840013191581-6.38420156472967 2.44593840923517-6.33761776726533 2.92365415542463zM15008.2013071989-5247l3.77531564515084 6.11899508940223 4.02671090821423 5.70076765410886 4.30591153331807 5.31034558085594 4.61291752046236 4.94772886963892 4.94772886963983 4.61291752045963 5.31034558085412 4.30591153331989 5.70076765411068 4.02671090821514 6.11899508940041 3.77531564514993 3.97821369277153 2.20130719884946h-44.9782136927715v-44.978213692767zM24594-5994v44.9782136927743l-2.20130719885128-3.97821369277426-3.77531564515084-6.11899508940223-4.02671090821605-5.70076765410886-4.30591153331625-5.31034558085594-4.61291752046236-4.94772886963892-4.94772886963619-4.61291752045963-5.31034558085594-4.30591153331989-5.70076765410704-4.02671090821514-6.11899508940405-3.77531564514993-3.97821369276789-2.20130719884946zM15206-5406v-388h9188v388z"/>
          <dr3d:extrude draw:style-name="gr62" draw:layer="layout" svg:viewBox="14800 -4300 11200 800" svg:d="M14800-4300v800h11200v-800z"/>
          <dr3d:extrude draw:style-name="gr63" draw:layer="layout" svg:viewBox="14694 -4606 11612 1212" svg:d="M14947-4591.79869280115l-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94h-94l-7.18686301562775 0.210021711303852-6.95036506363977 0.63685011315556-6.75184994255505 1.07385598387464-6.59131765237544 1.52103932346108-6.46876819310091 1.97840013191581-6.38420156473148 2.44593840923517-6.33761776726351 2.92365415542463-6.32901680070609 3.41154737047873-6.11899508940041 3.77531564514993-5.70076765411068 4.02671090821514-5.31034558085594 4.30591153331989-4.94772886963983 4.61291752045963-4.61291752046054 4.94772886963892-4.30591153331807 5.31034558085594-4.02671090821605 5.70076765410886-3.77531564514902 6.11899508940223-3.41154737047873 6.32901680070518-2.92365415542372 6.33761776726533-2.44593840923517 6.38420156473057-1.9784001319149 6.4687681931-1.5210393234629 6.59131765237635-1.07385598387555 6.75184994255505-0.636850113154651 6.95036506363886-0.210021711303852 7.18686301562866v800l0.210021711303852 7.18686301562821 0.636850113154651 6.95036506363931 1.07385598387555 6.75184994255505 1.5210393234629 6.59131765237544 1.9784001319149 6.46876819310046 2.44593840923517 6.38420156473103 2.92365415542372 6.33761776726533 3.41154737047873 6.32901680070518 3.77531564514902 6.11899508940132 4.02671090821605 5.70076765410977 4.30591153331807 5.31034558085594 4.61291752046054 4.94772886963892 4.94772886963983 4.61291752046054 5.31034558085594 4.30591153331898 5.70076765411068 4.02671090821559 6.11899508940041 3.77531564514948 6.32901680070609 3.41154737047873 6.33761776726351 2.92365415542372 6.38420156473148 2.44593840923608 6.46876819310091 1.9784001319149 6.59131765237544 1.52103932346199 6.75184994255505 1.07385598387464 6.95036506363977 0.63685011315556 7.18686301562775 0.210021711303852h11200l7.18686301563139-0.210021711303852 6.95036506363977-0.63685011315556 6.7518499425496-1.07385598387464 6.59131765237544-1.52103932346199 6.46876819310273-1.9784001319149 6.38420156472785-2.44593840923608 6.33761776726533-2.92365415542372 6.3290168007079-3.41154737047873 6.11899508940405-3.77531564514948 5.70076765410704-4.02671090821559 5.31034558085594-4.30591153331898 4.94772886963619-4.61291752046054 4.61291752046236-4.94772886963892 4.30591153331625-5.31034558085594 4.02671090821605-5.70076765410977 3.77531564515084-6.11899508940132 3.41154737048055-6.32901680070518 2.92365415542372-6.33761776726533 2.44593840923335-6.38420156473103 1.97840013191671-6.46876819310046 1.52103932345926-6.59131765237544 1.07385598387555-6.75184994255505 0.636850113158289-6.95036506363931 0.210021711303852-7.18686301562821v-94h94l7.18686301563139-0.210021711303852 6.95036506363977-0.63685011315556 6.7518499425496-1.07385598387464 6.59131765237544-1.52103932346199 6.46876819310273-1.9784001319149 6.38420156472785-2.44593840923608 6.33761776726533-2.92365415542372 6.3290168007079-3.41154737047873 6.11899508940405-3.77531564514948 5.70076765410704-4.02671090821559 5.31034558085594-4.30591153331898 4.94772886963619-4.61291752046054 4.61291752046236-4.94772886963892 4.30591153331625-5.31034558085594 4.02671090821605-5.70076765410977 3.77531564515084-6.11899508940132 3.41154737048055-6.32901680070518 2.92365415542372-6.33761776726533 2.44593840923335-6.38420156473103 1.97840013191671-6.46876819310046 1.52103932345926-6.59131765237544 1.07385598387555-6.75184994255505 0.636850113158289-6.95036506363931 0.210021711303852-7.18686301562821v-800l-0.210021711303852-7.18686301562775-0.636850113158289-6.95036506363977-1.07385598387555-6.75184994255505-1.52103932345926-6.59131765237544-1.97840013191671-6.46876819310091-2.44593840923335-6.38420156473057-2.92365415542372-6.33761776726533-3.41154737048055-6.32901680070518-3.77531564515084-6.11899508940223-4.02671090821605-5.70076765410886-4.30591153331625-5.31034558085594-4.61291752046236-4.94772886963892-4.94772886963619-4.61291752045963-5.31034558085594-4.30591153331989-5.70076765410704-4.02671090821514-6.11899508940405-3.77531564514993-6.3290168007079-3.41154737047873-6.33761776726533-2.92365415542463-6.38420156472785-2.44593840923517-6.46876819310273-1.97840013191581-6.59131765237544-1.52103932346108-6.7518499425496-1.07385598387464-6.95036506363977-0.63685011315556-7.18686301563139-0.210021711303852h-11200l-7.18686301562775 0.210021711303852-6.95036506363977 0.63685011315556-6.75184994255505 1.07385598387464-6.59131765237544 1.52103932346108-6.46876819310091 1.97840013191581-6.38420156473148 2.44593840923517-6.33761776726351 2.92365415542463zM14908.2013071989-3647l3.77531564514902 6.11899508940132 4.02671090821605 5.70076765410977 4.30591153331807 5.31034558085594 4.61291752046054 4.94772886963892 4.94772886963983 4.61291752046054 5.31034558085594 4.30591153331898 5.70076765411068 4.02671090821559 6.11899508940041 3.77531564514948 3.97821369277153 2.20130719884946h-44.9782136927715v-44.9782136927665zM26094-4394v44.9782136927743l-2.20130719885128-3.97821369277426-3.77531564515084-6.11899508940223-4.02671090821605-5.70076765410886-4.30591153331625-5.31034558085594-4.61291752046236-4.94772886963892-4.94772886963619-4.61291752045963-5.31034558085594-4.30591153331989-5.70076765410704-4.02671090821514-6.11899508940405-3.77531564514993-3.97821369276789-2.20130719884946zM15106-3806v-388h10788v388z"/>
          <dr3d:extrude draw:style-name="gr64" draw:layer="layout" svg:viewBox="14700 -2600 12800 800" svg:d="M14700-2600v800h12800v-800z"/>
          <dr3d:extrude draw:style-name="gr65" draw:layer="layout" svg:viewBox="14594 -2906 13212 1212" svg:d="M14847-2891.79869280115l-6.11899508940041 3.77531564514948-5.70076765411068 4.02671090821559-5.31034558085594 4.30591153331898-4.94772886963983 4.61291752046054-4.61291752046054 4.94772886963892-4.30591153331807 5.31034558085594-4.02671090821605 5.70076765410977-3.77531564514902 6.11899508940132-3.41154737047873 6.32901680070518-2.92365415542372 6.33761776726533-2.44593840923517 6.38420156473103-1.9784001319149 6.46876819310046-1.5210393234629 6.59131765237544-1.07385598387555 6.75184994255505-0.636850113154651 6.95036506363931-0.210021711303852 7.18686301562821v94h-94l-7.18686301562775 0.210021711303852-6.95036506363977 0.63685011315556-6.75184994255505 1.07385598387464-6.59131765237544 1.52103932346199-6.46876819310091 1.9784001319149-6.38420156473148 2.44593840923608-6.33761776726351 2.92365415542372-6.32901680070609 3.41154737047873-6.11899508940041 3.77531564514948-5.70076765411068 4.02671090821559-5.31034558085594 4.30591153331898-4.94772886963983 4.61291752046054-4.61291752046054 4.94772886963892-4.30591153331807 5.31034558085594-4.02671090821605 5.70076765410977-3.77531564514902 6.11899508940132-3.41154737047873 6.32901680070518-2.92365415542372 6.33761776726533-2.44593840923517 6.38420156473103-1.9784001319149 6.46876819310046-1.5210393234629 6.59131765237544-1.07385598387555 6.75184994255505-0.636850113154651 6.95036506363931-0.210021711303852 7.18686301562821v800l0.210021711303852 7.18686301562866 0.636850113154651 6.95036506363931 1.07385598387555 6.75184994255505 1.5210393234629 6.59131765237544 1.9784001319149 6.46876819310046 2.44593840923517 6.3842015647308 2.92365415542372 6.33761776726533 3.41154737047873 6.32901680070495 3.77531564514902 6.11899508940132 4.02671090821605 5.70076765410977 4.30591153331807 5.31034558085548 4.61291752046054 4.94772886963938 4.94772886963983 4.61291752046031 5.31034558085594 4.3059115333192 5.70076765411068 4.02671090821559 6.11899508940041 3.77531564514948 6.32901680070609 3.41154737047918 6.33761776726351 2.92365415542372 6.38420156473148 2.44593840923585 6.46876819310091 1.9784001319149 6.59131765237544 1.52103932346131 6.75184994255505 1.07385598387509 6.95036506363977 0.63685011315556 7.18686301562775 0.210021711303852h12800l7.18686301563139-0.210021711303852 6.95036506363977-0.63685011315556 6.7518499425496-1.07385598387509 6.59131765237544-1.52103932346131 6.46876819310273-1.9784001319149 6.38420156472785-2.44593840923585 6.33761776726533-2.92365415542372 6.3290168007079-3.41154737047918 6.11899508940405-3.77531564514948 5.70076765410704-4.02671090821559 5.31034558085594-4.3059115333192 4.94772886963619-4.61291752046031 4.61291752046236-4.94772886963938 4.30591153331625-5.31034558085548 4.02671090821605-5.70076765410977 3.77531564515084-6.11899508940132 3.41154737048055-6.32901680070495 2.92365415542372-6.33761776726533 2.44593840923335-6.3842015647308 1.97840013191671-6.46876819310046 1.52103932345926-6.59131765237544 1.07385598387555-6.75184994255505 0.636850113158289-6.95036506363931 0.210021711303852-7.18686301562866v-94h94l7.18686301563139-0.210021711303852 6.95036506363977-0.63685011315556 6.7518499425496-1.07385598387509 6.59131765237544-1.52103932346131 6.46876819310273-1.9784001319149 6.38420156472785-2.44593840923585 6.33761776726533-2.92365415542372 6.3290168007079-3.41154737047918 6.11899508940405-3.77531564514948 5.70076765410704-4.02671090821559 5.31034558085594-4.3059115333192 4.94772886963619-4.61291752046031 4.61291752046236-4.94772886963938 4.30591153331625-5.31034558085548 4.02671090821605-5.70076765410977 3.77531564515084-6.11899508940132 3.41154737048055-6.32901680070495 2.92365415542372-6.33761776726533 2.44593840923335-6.3842015647308 1.97840013191671-6.46876819310046 1.52103932345926-6.59131765237544 1.07385598387555-6.75184994255505 0.636850113158289-6.95036506363931 0.210021711303852-7.18686301562866v-800l-0.210021711303852-7.18686301562821-0.636850113158289-6.95036506363931-1.07385598387555-6.75184994255505-1.52103932345926-6.59131765237544-1.97840013191671-6.46876819310046-2.44593840923335-6.38420156473103-2.92365415542372-6.33761776726533-3.41154737048055-6.32901680070518-3.77531564515084-6.11899508940132-4.02671090821605-5.70076765410977-4.30591153331625-5.31034558085594-4.61291752046236-4.94772886963892-4.94772886963619-4.61291752046054-5.31034558085594-4.30591153331898-5.70076765410704-4.02671090821559-6.11899508940405-3.77531564514948-6.3290168007079-3.41154737047873-6.33761776726533-2.92365415542372-6.38420156472785-2.44593840923608-6.46876819310273-1.9784001319149-6.59131765237544-1.52103932346199-6.7518499425496-1.07385598387464-6.95036506363977-0.63685011315556-7.18686301563139-0.210021711303852h-12800l-7.18686301562775 0.210021711303852-6.95036506363977 0.63685011315556-6.75184994255505 1.07385598387464-6.59131765237544 1.52103932346199-6.46876819310091 1.9784001319149-6.38420156473148 2.44593840923608-6.33761776726351 2.92365415542372zM14808.2013071989-1947l3.77531564514902 6.11899508940132 4.02671090821605 5.70076765410977 4.30591153331807 5.31034558085548 4.61291752046054 4.94772886963938 4.94772886963983 4.61291752046031 5.31034558085594 4.3059115333192 5.70076765411068 4.02671090821559 6.11899508940041 3.77531564514948 3.97821369277153 2.20130719884946h-44.9782136927715v-44.9782136927663zM27594-2694v44.9782136927734l-2.20130719885128-3.97821369277335-3.77531564515084-6.11899508940132-4.02671090821605-5.70076765410977-4.30591153331625-5.31034558085594-4.61291752046236-4.94772886963892-4.94772886963619-4.61291752046054-5.31034558085594-4.30591153331898-5.70076765410704-4.02671090821559-6.11899508940405-3.77531564514948-3.97821369276789-2.20130719884946zM15006-2106v-388h12388v388z"/>
        </dr3d:scene>
        <draw:custom-shape draw:style-name="gr24" draw:text-style-name="P1" draw:layer="layout" svg:width="5.8cm" svg:height="5.8cm" svg:x="-9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9" svg:width="5.201cm" svg:height="5.201cm" svg:x="1.8cm" svg:y="-0.001cm" dr3d:transform="matrix (1 0 0 0 0.939692620785931 0.342020143325607 0 -0.342020143325607 0.939692620785931 -4.8005cm 2.8412675323696cm 0.381795834841586cm)" dr3d:vrp="(0 0 16086)" dr3d:vpn="(0 0 14860)" dr3d:projection="perspective" dr3d:distance="1.2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200 -5401 5201 5201" svg:d="M4800-200l272.10693359375-13.00537109375 262.81103515625-38.25634765625 252.37548828125-62.36767578125 240.80029296875-85.33935546875 228.08544921875-107.17138671875 214.23095703125-127.86376953125 199.23681640625-147.41650390625 183.10302734375-165.82958984375 165.82958984375-183.10302734375 147.41650390625-199.23681640625 127.86376953125-214.23095703125 107.17138671875-228.08544921875 85.33935546875-240.80029296875 62.36767578125-252.37548828125 38.25634765625-262.81103515625 13.00537109375-272.10693359375-13.00537109375-272.10693359375-38.25634765625-262.81103515625-62.36767578125-252.37548828125-85.33935546875-240.80029296875-107.17138671875-228.08544921875-127.86376953125-214.23095703125-147.41650390625-199.23681640625-165.82958984375-183.10302734375-183.10302734375-165.82958984375-199.23681640625-147.41650390625-214.23095703125-127.86376953125-228.08544921875-107.17138671875-240.80029296875-85.33935546875-252.37548828125-62.36767578125-262.81103515625-38.25634765625-272.10693359375-13.00537109375-272.10693359375 13.00537109375-262.81103515625 38.25634765625-252.37548828125 62.36767578125-240.80029296875 85.33935546875-228.08544921875 107.17138671875-214.23095703125 127.86376953125-199.23681640625 147.41650390625-183.10302734375 165.82958984375-165.82958984375 183.10302734375-147.41650390625 199.23681640625-127.86376953125 214.23095703125-107.17138671875 228.08544921875-85.33935546875 240.80029296875-62.36767578125 252.37548828125-38.25634765625 262.81103515625-13.00537109375 272.10693359375 13.00537109375 272.10693359375 38.25634765625 262.81103515625 62.36767578125 252.37548828125 85.33935546875 240.80029296875 107.17138671875 228.08544921875 127.86376953125 214.23095703125 147.41650390625 199.23681640625 165.82958984375 183.10302734375 183.10302734375 165.82958984375 199.23681640625 147.41650390625 214.23095703125 127.86376953125 228.08544921875 107.17138671875 240.80029296875 85.33935546875 252.37548828125 62.36767578125 262.81103515625 38.25634765625zM2200-200zM7401-5401z"/>
        </dr3d:scene>
        <dr3d:scene draw:style-name="gr27" svg:width="4.201cm" svg:height="4cm" svg:x="0.599cm" svg:y="5.4cm" dr3d:transform="matrix (1 0 0 0 0.939692620785931 0.342020143325607 0 -0.342020143325607 0.939692620785931 -2.7005cm 7.11956197942421cm 2.07677868853116cm)" dr3d:vrp="(0 0 12969.8571428571)" dr3d:vpn="(0 0 12002.8571428571)" dr3d:projection="perspective" dr3d:distance="0.9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600 -9401 4201 4001" svg:d="M2700-5400l219.68994140625-9.9912109375 212.20458984375-29.3916015625 203.79638671875-47.9189453125 194.46533203125-65.5732421875 184.21142578125-82.3544921875 173.03466796875-98.2626953125 160.93505859375-113.2978515625 147.91259765625-127.4599609375 133.96728515625-140.7490234375 119.09912109375-153.1650390625 103.30810546875-164.7080078125 86.59423828125-175.3779296875 68.95751953125-185.1748046875 50.39794921875-194.0986328125 30.91552734375-202.1494140625 10.51025390625-209.3271484375-10.51025390625-209.33837890625-30.91552734375-202.18115234375-50.39794921875-194.14794921875-68.95751953125-185.23876953125-86.59423828125-175.45361328125-103.30810546875-164.79248046875-119.09912109375-153.25537109375-133.96728515625-140.84228515625-147.91259765625-127.55322265625-160.93505859375-113.38818359375-173.03466796875-98.34716796875-184.21142578125-82.43017578125-194.46533203125-65.63720703125-203.79638671875-47.96826171875-212.20458984375-29.42333984375-219.68994140625-10.00244140625-219.68994140625 10.00244140625-212.20458984375 29.42333984375-203.79638671875 47.96826171875-194.46533203125 65.63720703125-184.21142578125 82.43017578125-173.03466796875 98.34716796875-160.93505859375 113.38818359375-147.91259765625 127.55322265625-133.96728515625 140.84228515625-119.09912109375 153.25537109375-103.30810546875 164.79248046875-86.59423828125 175.45361328125-68.95751953125 185.23876953125-50.39794921875 194.14794921875-30.91552734375 202.18115234375-10.51025390625 209.33837890625 10.51025390625 209.3271484375 30.91552734375 202.1494140625 50.39794921875 194.0986328125 68.95751953125 185.1748046875 86.59423828125 175.3779296875 103.30810546875 164.7080078125 119.09912109375 153.1650390625 133.96728515625 140.7490234375 147.91259765625 127.4599609375 160.93505859375 113.2978515625 173.03466796875 98.2626953125 184.21142578125 82.3544921875 194.46533203125 65.5732421875 203.79638671875 47.9189453125 212.20458984375 29.3916015625zM600-5400zM4801-9401z"/>
        </dr3d:scene>
        <dr3d:scene draw:style-name="gr27" svg:width="2.601cm" svg:height="2.6cm" svg:x="3.199cm" svg:y="9.6cm" dr3d:transform="matrix (1 0 0 0 0.939692620785931 0.342020143325607 0 -0.342020143325607 0.939692620785931 -4.5005cm 10.3479485868063cm 3.44017478404989cm)" dr3d:vrp="(0 0 8044.42857142857)" dr3d:vpn="(0 0 7431.42857142857)" dr3d:projection="perspective" dr3d:distance="0.61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3200 -12201 2601 2601" svg:d="M4500-9600l136.053466796875-6.502685546875 131.405517578125-19.128173828125 126.187744140625-31.183837890625 120.400146484375-42.669677734375 114.042724609375-53.585693359375 107.115478515625-63.931884765625 99.618408203125-73.708251953125 91.551513671875-82.914794921875 82.914794921875-91.551513671875 73.708251953125-99.618408203125 63.931884765625-107.115478515625 53.585693359375-114.042724609375 42.669677734375-120.400146484375 31.183837890625-126.187744140625 19.128173828125-131.405517578125 6.502685546875-136.053466796875-6.502685546875-136.053466796875-19.128173828125-131.405517578125-31.183837890625-126.187744140625-42.669677734375-120.400146484375-53.585693359375-114.042724609375-63.931884765625-107.115478515625-73.708251953125-99.618408203125-82.914794921875-91.551513671875-91.551513671875-82.914794921875-99.618408203125-73.708251953125-107.115478515625-63.931884765625-114.042724609375-53.585693359375-120.400146484375-42.669677734375-126.187744140625-31.183837890625-131.405517578125-19.128173828125-136.053466796875-6.502685546875-136.053466796875 6.502685546875-131.405517578125 19.128173828125-126.187744140625 31.183837890625-120.400146484375 42.669677734375-114.042724609375 53.585693359375-107.115478515625 63.931884765625-99.618408203125 73.708251953125-91.551513671875 82.914794921875-82.914794921875 91.551513671875-73.708251953125 99.618408203125-63.931884765625 107.115478515625-53.585693359375 114.042724609375-42.669677734375 120.400146484375-31.183837890625 126.187744140625-19.128173828125 131.405517578125-6.502685546875 136.053466796875 6.502685546875 136.053466796875 19.128173828125 131.405517578125 31.183837890625 126.187744140625 42.669677734375 120.400146484375 53.585693359375 114.042724609375 63.931884765625 107.115478515625 73.708251953125 99.618408203125 82.914794921875 91.551513671875 91.551513671875 82.914794921875 99.618408203125 73.708251953125 107.115478515625 63.931884765625 114.042724609375 53.585693359375 120.400146484375 42.669677734375 126.187744140625 31.183837890625 131.405517578125 19.128173828125zM3200-9600zM5801-12201z"/>
        </dr3d:scene>
        <dr3d:scene draw:style-name="gr25" svg:width="1.401cm" svg:height="1.401cm" svg:x="6.2cm" svg:y="11.499cm" dr3d:transform="matrix (1 0 0 0 0.939692620785931 0.342020143325607 0 -0.342020143325607 0.939692620785931 -7.1005cm 11.3332146193903cm 3.94936344754927cm)" dr3d:vrp="(0 0 4332.85714285714)" dr3d:vpn="(0 0 4002.85714285714)" dr3d:projection="perspective" dr3d:distance="0.3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6400 -12701 1401 1401" svg:d="M7099-11300l73.1201171875-3.49951171875 70.6533203125-10.29345703125 67.8759765625-16.77978515625 64.7880859375-22.95849609375 61.3896484375-28.82958984375 57.6806640625-34.39306640625 53.6611328125-39.64892578125 49.3310546875-44.59716796875 44.6904296875-49.23779296875 39.7392578125-53.57080078125 34.4775390625-57.59619140625 28.9052734375-61.31396484375 23.0224609375-64.72412109375 16.8291015625-67.82666015625 10.3251953125-70.62158203125 3.5107421875-73.10888671875-3.5107421875-73.1201171875-10.3251953125-70.6533203125-16.8291015625-67.8759765625-23.0224609375-64.7880859375-28.9052734375-61.3896484375-34.4775390625-57.6806640625-39.7392578125-53.6611328125-44.6904296875-49.3310546875-49.3310546875-44.6904296875-53.6611328125-39.7392578125-57.6806640625-34.4775390625-61.3896484375-28.9052734375-64.7880859375-23.0224609375-67.8759765625-16.8291015625-70.6533203125-10.3251953125-73.1201171875-3.5107421875-73.10888671875 3.5107421875-70.62158203125 10.3251953125-67.82666015625 16.8291015625-64.72412109375 23.0224609375-61.31396484375 28.9052734375-57.59619140625 34.4775390625-53.57080078125 39.7392578125-49.23779296875 44.6904296875-44.59716796875 49.3310546875-39.64892578125 53.6611328125-34.39306640625 57.6806640625-28.82958984375 61.3896484375-22.95849609375 64.7880859375-16.77978515625 67.8759765625-10.29345703125 70.6533203125-3.49951171875 73.1201171875 3.49951171875 73.10888671875 10.29345703125 70.62158203125 16.77978515625 67.82666015625 22.95849609375 64.72412109375 28.82958984375 61.31396484375 34.39306640625 57.59619140625 39.64892578125 53.57080078125 44.59716796875 49.23779296875 49.23779296875 44.59716796875 53.57080078125 39.64892578125 57.59619140625 34.39306640625 61.31396484375 28.82958984375 64.72412109375 22.95849609375 67.82666015625 16.77978515625 70.62158203125 10.29345703125zM6400-11300zM7801-12701z"/>
        </dr3d:scene>
        <dr3d:scene draw:style-name="gr25" svg:width="0.801cm" svg:height="0.801cm" svg:x="8.699cm" svg:y="12.299cm" dr3d:transform="matrix (1 0 0 0 0.939692620785931 0.342020143325607 0 -0.342020143325607 0.939692620785931 -9.1005cm 11.966887033836cm 4.2550258776426cm)" dr3d:vrp="(0 0 2477.57142857143)" dr3d:vpn="(0 0 2288.57142857143)" dr3d:projection="perspective" dr3d:distance="0.1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svg:viewBox="8700 -13101 801 801" svg:d="M9100-12300l41.900634765625-1.998291015625 40.460693359375-5.878662109375 38.846435546875-9.584716796875 37.057861328125-13.116455078125 35.094970703125-16.473876953125 32.957763671875-19.656982421875 30.646240234375-22.665771484375 28.160400390625-25.500244140625 25.500244140625-28.160400390625 22.665771484375-30.646240234375 19.656982421875-32.957763671875 16.473876953125-35.094970703125 13.116455078125-37.057861328125 9.584716796875-38.846435546875 5.878662109375-40.460693359375 1.998291015625-41.900634765625-1.998291015625-41.900634765625-5.878662109375-40.460693359375-9.584716796875-38.846435546875-13.116455078125-37.057861328125-16.473876953125-35.094970703125-19.656982421875-32.957763671875-22.665771484375-30.646240234375-25.500244140625-28.160400390625-28.160400390625-25.500244140625-30.646240234375-22.665771484375-32.957763671875-19.656982421875-35.094970703125-16.473876953125-37.057861328125-13.116455078125-38.846435546875-9.584716796875-40.460693359375-5.878662109375-41.900634765625-1.998291015625-41.900634765625 1.998291015625-40.460693359375 5.878662109375-38.846435546875 9.584716796875-37.057861328125 13.116455078125-35.094970703125 16.473876953125-32.957763671875 19.656982421875-30.646240234375 22.665771484375-28.160400390625 25.500244140625-25.500244140625 28.160400390625-22.665771484375 30.646240234375-19.656982421875 32.957763671875-16.473876953125 35.094970703125-13.116455078125 37.057861328125-9.584716796875 38.846435546875-5.878662109375 40.460693359375-1.998291015625 41.900634765625 1.998291015625 41.900634765625 5.878662109375 40.460693359375 9.584716796875 38.846435546875 13.116455078125 37.057861328125 16.473876953125 35.094970703125 19.656982421875 32.957763671875 22.665771484375 30.646240234375 25.500244140625 28.160400390625 28.160400390625 25.500244140625 30.646240234375 22.665771484375 32.957763671875 19.656982421875 35.094970703125 16.473876953125 37.057861328125 13.116455078125 38.846435546875 9.584716796875 40.460693359375 5.878662109375zM8700-12300zM9501-13101z"/>
        </dr3d:scene>
        <dr3d:scene draw:style-name="gr25" svg:width="0.4cm" svg:height="0.4cm" svg:x="10.4cm" svg:y="12.8cm" dr3d:transform="matrix (1 0 0 0 0.939692620785931 0.342020143325607 0 -0.342020143325607 0.939692620785931 -10.6005cm 12.2327198733355cm 4.40179747381722cm)" dr3d:vrp="(0 0 1245.71428571429)" dr3d:vpn="(0 0 1145.71428571429)" dr3d:projection="perspective" dr3d:distance="0.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10400 -13201 401 401" svg:d="M10600-12800l20.867919921875-1.004638671875 20.169189453125-2.954345703125 19.381103515625-4.814697265625 18.503662109375-6.585693359375 17.536865234375-8.267333984375 16.480712890625-9.859619140625 15.335205078125-11.362548828125 14.100341796875-12.776123046875 12.776123046875-14.100341796875 11.362548828125-15.335205078125 9.859619140625-16.480712890625 8.267333984375-17.536865234375 6.585693359375-18.503662109375 4.814697265625-19.381103515625 2.954345703125-20.169189453125 1.004638671875-20.867919921875-1.004638671875-20.867919921875-2.954345703125-20.169189453125-4.814697265625-19.381103515625-6.585693359375-18.503662109375-8.267333984375-17.536865234375-9.859619140625-16.480712890625-11.362548828125-15.335205078125-12.776123046875-14.100341796875-14.100341796875-12.776123046875-15.335205078125-11.362548828125-16.480712890625-9.859619140625-17.536865234375-8.267333984375-18.503662109375-6.585693359375-19.381103515625-4.814697265625-20.169189453125-2.954345703125-20.867919921875-1.004638671875-20.867919921875 1.004638671875-20.169189453125 2.954345703125-19.381103515625 4.814697265625-18.503662109375 6.585693359375-17.536865234375 8.267333984375-16.480712890625 9.859619140625-15.335205078125 11.362548828125-14.100341796875 12.776123046875-12.776123046875 14.100341796875-11.362548828125 15.335205078125-9.859619140625 16.480712890625-8.267333984375 17.536865234375-6.585693359375 18.503662109375-4.814697265625 19.381103515625-2.954345703125 20.169189453125-1.004638671875 20.867919921875 1.004638671875 20.867919921875 2.954345703125 20.169189453125 4.814697265625 19.381103515625 6.585693359375 18.503662109375 8.267333984375 17.536865234375 9.859619140625 16.480712890625 11.362548828125 15.335205078125 12.776123046875 14.100341796875 14.100341796875 12.776123046875 15.335205078125 11.362548828125 16.480712890625 9.859619140625 17.536865234375 8.267333984375 18.503662109375 6.585693359375 19.381103515625 4.814697265625 20.169189453125 2.954345703125zM10400-12800zM10801-13201z"/>
        </dr3d:scene>
        <dr3d:scene draw:style-name="gr25" svg:width="2.6cm" svg:height="2.6cm" svg:x="10.863cm" svg:y="7.532cm" dr3d:transform="matrix (1 0 0 0 0.939692620785931 0.342020143325607 0 -0.342020143325607 0.939692620785931 -4.5005cm 10.3479485868063cm 3.44017478404989cm)" dr3d:vrp="(0 0 8044.42857142857)" dr3d:vpn="(0 0 7431.42857142857)" dr3d:projection="perspective" dr3d:distance="0.61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3200 -12201 2601 2601" svg:d="M4500-9600l136.053466796875-6.502685546875 131.405517578125-19.128173828125 126.187744140625-31.183837890625 120.400146484375-42.669677734375 114.042724609375-53.585693359375 107.115478515625-63.931884765625 99.618408203125-73.708251953125 91.551513671875-82.914794921875 82.914794921875-91.551513671875 73.708251953125-99.618408203125 63.931884765625-107.115478515625 53.585693359375-114.042724609375 42.669677734375-120.400146484375 31.183837890625-126.187744140625 19.128173828125-131.405517578125 6.502685546875-136.053466796875-6.502685546875-136.053466796875-19.128173828125-131.405517578125-31.183837890625-126.187744140625-42.669677734375-120.400146484375-53.585693359375-114.042724609375-63.931884765625-107.115478515625-73.708251953125-99.618408203125-82.914794921875-91.551513671875-91.551513671875-82.914794921875-99.618408203125-73.708251953125-107.115478515625-63.931884765625-114.042724609375-53.585693359375-120.400146484375-42.669677734375-126.187744140625-31.183837890625-131.405517578125-19.128173828125-136.053466796875-6.502685546875-136.053466796875 6.502685546875-131.405517578125 19.128173828125-126.187744140625 31.183837890625-120.400146484375 42.669677734375-114.042724609375 53.585693359375-107.115478515625 63.931884765625-99.618408203125 73.708251953125-91.551513671875 82.914794921875-82.914794921875 91.551513671875-73.708251953125 99.618408203125-63.931884765625 107.115478515625-53.585693359375 114.042724609375-42.669677734375 120.400146484375-31.183837890625 126.187744140625-19.128173828125 131.405517578125-6.502685546875 136.053466796875 6.502685546875 136.053466796875 19.128173828125 131.405517578125 31.183837890625 126.187744140625 42.669677734375 120.400146484375 53.585693359375 114.042724609375 63.931884765625 107.115478515625 73.708251953125 99.618408203125 82.914794921875 91.551513671875 91.551513671875 82.914794921875 99.618408203125 73.708251953125 107.115478515625 63.931884765625 114.042724609375 53.585693359375 120.400146484375 42.669677734375 126.187744140625 31.183837890625 131.405517578125 19.128173828125zM3200-9600zM5801-12201z"/>
        </dr3d:scene>
        <dr3d:scene draw:style-name="gr25" svg:width="1.401cm" svg:height="1.401cm" svg:x="13.8cm" svg:y="9.899cm" dr3d:transform="matrix (1 0 0 0 0.939692620785931 0.342020143325607 0 -0.342020143325607 0.939692620785931 -7.1005cm 11.3332146193903cm 3.94936344754927cm)" dr3d:vrp="(0 0 4332.85714285714)" dr3d:vpn="(0 0 4002.85714285714)" dr3d:projection="perspective" dr3d:distance="0.3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6400 -12701 1401 1401" svg:d="M7099-11300l73.1201171875-3.49951171875 70.6533203125-10.29345703125 67.8759765625-16.77978515625 64.7880859375-22.95849609375 61.3896484375-28.82958984375 57.6806640625-34.39306640625 53.6611328125-39.64892578125 49.3310546875-44.59716796875 44.6904296875-49.23779296875 39.7392578125-53.57080078125 34.4775390625-57.59619140625 28.9052734375-61.31396484375 23.0224609375-64.72412109375 16.8291015625-67.82666015625 10.3251953125-70.62158203125 3.5107421875-73.10888671875-3.5107421875-73.1201171875-10.3251953125-70.6533203125-16.8291015625-67.8759765625-23.0224609375-64.7880859375-28.9052734375-61.3896484375-34.4775390625-57.6806640625-39.7392578125-53.6611328125-44.6904296875-49.3310546875-49.3310546875-44.6904296875-53.6611328125-39.7392578125-57.6806640625-34.4775390625-61.3896484375-28.9052734375-64.7880859375-23.0224609375-67.8759765625-16.8291015625-70.6533203125-10.3251953125-73.1201171875-3.5107421875-73.10888671875 3.5107421875-70.62158203125 10.3251953125-67.82666015625 16.8291015625-64.72412109375 23.0224609375-61.31396484375 28.9052734375-57.59619140625 34.4775390625-53.57080078125 39.7392578125-49.23779296875 44.6904296875-44.59716796875 49.3310546875-39.64892578125 53.6611328125-34.39306640625 57.6806640625-28.82958984375 61.3896484375-22.95849609375 64.7880859375-16.77978515625 67.8759765625-10.29345703125 70.6533203125-3.49951171875 73.1201171875 3.49951171875 73.10888671875 10.29345703125 70.62158203125 16.77978515625 67.82666015625 22.95849609375 64.72412109375 28.82958984375 61.31396484375 34.39306640625 57.59619140625 39.64892578125 53.57080078125 44.59716796875 49.23779296875 49.23779296875 44.59716796875 53.57080078125 39.64892578125 57.59619140625 34.39306640625 61.31396484375 28.82958984375 64.72412109375 22.95849609375 67.82666015625 16.77978515625 70.62158203125 10.29345703125zM6400-11300zM7801-12701z"/>
        </dr3d:scene>
        <dr3d:scene draw:style-name="gr25" svg:width="0.905cm" svg:height="0.802cm" svg:x="16.068cm" svg:y="10.992cm" dr3d:transform="matrix (1 0 0 0 0.939692620785931 0.342020143325607 0 -0.342020143325607 0.939692620785931 -9.1005cm 11.966887033836cm 4.2550258776426cm)" dr3d:vrp="(0 0 2477.57142857143)" dr3d:vpn="(0 0 2288.57142857143)" dr3d:projection="perspective" dr3d:distance="0.1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1" draw:layer="layout" dr3d:transform="matrix (1 0 0 0 1 0 0 0 1 0.966671790161778cm -0.186306300489659cm 0.067809947834477cm)" svg:viewBox="8700 -13101 801 801" svg:d="M9100-12300l41.900634765625-1.998291015625 40.460693359375-5.878662109375 38.846435546875-9.584716796875 37.057861328125-13.116455078125 35.094970703125-16.473876953125 32.957763671875-19.656982421875 30.646240234375-22.665771484375 28.160400390625-25.500244140625 25.500244140625-28.160400390625 22.665771484375-30.646240234375 19.656982421875-32.957763671875 16.473876953125-35.094970703125 13.116455078125-37.057861328125 9.584716796875-38.846435546875 5.878662109375-40.460693359375 1.998291015625-41.900634765625-1.998291015625-41.900634765625-5.878662109375-40.460693359375-9.584716796875-38.846435546875-13.116455078125-37.057861328125-16.473876953125-35.094970703125-19.656982421875-32.957763671875-22.665771484375-30.646240234375-25.500244140625-28.160400390625-28.160400390625-25.500244140625-30.646240234375-22.665771484375-32.957763671875-19.656982421875-35.094970703125-16.473876953125-37.057861328125-13.116455078125-38.846435546875-9.584716796875-40.460693359375-5.878662109375-41.900634765625-1.998291015625-41.900634765625 1.998291015625-40.460693359375 5.878662109375-38.846435546875 9.584716796875-37.057861328125 13.116455078125-35.094970703125 16.473876953125-32.957763671875 19.656982421875-30.646240234375 22.665771484375-28.160400390625 25.500244140625-25.500244140625 28.160400390625-22.665771484375 30.646240234375-19.656982421875 32.957763671875-16.473876953125 35.094970703125-13.116455078125 37.057861328125-9.584716796875 38.846435546875-5.878662109375 40.460693359375-1.998291015625 41.900634765625 1.998291015625 41.900634765625 5.878662109375 40.460693359375 9.584716796875 38.846435546875 13.116455078125 37.057861328125 16.473876953125 35.094970703125 19.656982421875 32.957763671875 22.665771484375 30.646240234375 25.500244140625 28.160400390625 28.160400390625 25.500244140625 30.646240234375 22.665771484375 32.957763671875 19.656982421875 35.094970703125 16.473876953125 37.057861328125 13.116455078125 38.846435546875 9.584716796875 40.460693359375 5.878662109375zM8700-12300zM9501-13101z"/>
        </dr3d:scene>
        <dr3d:scene draw:style-name="gr27" svg:width="4.201cm" svg:height="4cm" svg:x="6.599cm" svg:y="4cm" dr3d:transform="matrix (1 0 0 0 0.939692620785931 0.342020143325607 0 -0.342020143325607 0.939692620785931 -2.7005cm 7.11956197942421cm 2.07677868853116cm)" dr3d:vrp="(0 0 12969.8571428571)" dr3d:vpn="(0 0 12002.8571428571)" dr3d:projection="perspective" dr3d:distance="0.96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600 -9401 4201 4001" svg:d="M2700-5400l219.68994140625-9.9912109375 212.20458984375-29.3916015625 203.79638671875-47.9189453125 194.46533203125-65.5732421875 184.21142578125-82.3544921875 173.03466796875-98.2626953125 160.93505859375-113.2978515625 147.91259765625-127.4599609375 133.96728515625-140.7490234375 119.09912109375-153.1650390625 103.30810546875-164.7080078125 86.59423828125-175.3779296875 68.95751953125-185.1748046875 50.39794921875-194.0986328125 30.91552734375-202.1494140625 10.51025390625-209.3271484375-10.51025390625-209.33837890625-30.91552734375-202.18115234375-50.39794921875-194.14794921875-68.95751953125-185.23876953125-86.59423828125-175.45361328125-103.30810546875-164.79248046875-119.09912109375-153.25537109375-133.96728515625-140.84228515625-147.91259765625-127.55322265625-160.93505859375-113.38818359375-173.03466796875-98.34716796875-184.21142578125-82.43017578125-194.46533203125-65.63720703125-203.79638671875-47.96826171875-212.20458984375-29.42333984375-219.68994140625-10.00244140625-219.68994140625 10.00244140625-212.20458984375 29.42333984375-203.79638671875 47.96826171875-194.46533203125 65.63720703125-184.21142578125 82.43017578125-173.03466796875 98.34716796875-160.93505859375 113.38818359375-147.91259765625 127.55322265625-133.96728515625 140.84228515625-119.09912109375 153.25537109375-103.30810546875 164.79248046875-86.59423828125 175.45361328125-68.95751953125 185.23876953125-50.39794921875 194.14794921875-30.91552734375 202.18115234375-10.51025390625 209.33837890625 10.51025390625 209.3271484375 30.91552734375 202.1494140625 50.39794921875 194.0986328125 68.95751953125 185.1748046875 86.59423828125 175.3779296875 103.30810546875 164.7080078125 119.09912109375 153.1650390625 133.96728515625 140.7490234375 147.91259765625 127.4599609375 160.93505859375 113.2978515625 173.03466796875 98.2626953125 184.21142578125 82.3544921875 194.46533203125 65.5732421875 203.79638671875 47.9189453125 212.20458984375 29.3916015625zM600-5400zM4801-9401z"/>
        </dr3d:scene>
        <dr3d:scene draw:style-name="gr25" svg:width="0.4cm" svg:height="0.4cm" svg:x="17.7cm" svg:y="11.6cm" dr3d:transform="matrix (1 0 0 0 0.939692620785931 0.342020143325607 0 -0.342020143325607 0.939692620785931 -10.6005cm 12.2327198733355cm 4.40179747381722cm)" dr3d:vrp="(0 0 1245.71428571429)" dr3d:vpn="(0 0 1145.71428571429)" dr3d:projection="perspective" dr3d:distance="0.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10400 -13201 401 401" svg:d="M10600-12800l20.867919921875-1.004638671875 20.169189453125-2.954345703125 19.381103515625-4.814697265625 18.503662109375-6.585693359375 17.536865234375-8.267333984375 16.480712890625-9.859619140625 15.335205078125-11.362548828125 14.100341796875-12.776123046875 12.776123046875-14.100341796875 11.362548828125-15.335205078125 9.859619140625-16.480712890625 8.267333984375-17.536865234375 6.585693359375-18.503662109375 4.814697265625-19.381103515625 2.954345703125-20.169189453125 1.004638671875-20.867919921875-1.004638671875-20.867919921875-2.954345703125-20.169189453125-4.814697265625-19.381103515625-6.585693359375-18.503662109375-8.267333984375-17.536865234375-9.859619140625-16.480712890625-11.362548828125-15.335205078125-12.776123046875-14.100341796875-14.100341796875-12.776123046875-15.335205078125-11.362548828125-16.480712890625-9.859619140625-17.536865234375-8.267333984375-18.503662109375-6.585693359375-19.381103515625-4.814697265625-20.169189453125-2.954345703125-20.867919921875-1.004638671875-20.867919921875 1.004638671875-20.169189453125 2.954345703125-19.381103515625 4.814697265625-18.503662109375 6.585693359375-17.536865234375 8.267333984375-16.480712890625 9.859619140625-15.335205078125 11.362548828125-14.100341796875 12.776123046875-12.776123046875 14.100341796875-11.362548828125 15.335205078125-9.859619140625 16.480712890625-8.267333984375 17.536865234375-6.585693359375 18.503662109375-4.814697265625 19.381103515625-2.954345703125 20.169189453125-1.004638671875 20.867919921875 1.004638671875 20.867919921875 2.954345703125 20.169189453125 4.814697265625 19.381103515625 6.585693359375 18.503662109375 8.267333984375 17.536865234375 9.859619140625 16.480712890625 11.362548828125 15.335205078125 12.776123046875 14.100341796875 14.100341796875 12.776123046875 15.335205078125 11.362548828125 16.480712890625 9.859619140625 17.536865234375 8.267333984375 18.503662109375 6.585693359375 19.381103515625 4.814697265625 20.169189453125 2.954345703125zM10400-12800zM10801-13201z"/>
        </dr3d:scene>
        <dr3d:scene draw:style-name="gr67" svg:width="9.531cm" svg:height="11.281cm" svg:x="17.966cm" svg:y="0.566cm" dr3d:transform="matrix (0.99965014687084 0 0.026449647655649 -0.00904631228209686 0.939692620785931 0.341900486508229 -0.0248545387244012 -0.342020143325607 0.939363866382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8" draw:layer="layout"/>
        </dr3d:scene>
        <draw:frame draw:style-name="gr69" draw:text-style-name="P7" draw:layer="layout" svg:width="7cm" svg:height="12.04cm" svg:x="19cm" svg:y="0.366cm">
          <draw:text-box>
            <text:p text:style-name="P6"><text:span text:style-name="T4"><text:tab/></text:span><text:span text:style-name="T4">DOS</text:span></text:p>
            <text:p text:style-name="P6"><text:span text:style-name="T5">BALL</text:span></text:p>
            <text:p text:style-name="P6"><text:span text:style-name="T6"/></text:p>
            <text:p text:style-name="P6"><text:span text:style-name="T6"/></text:p>
            <text:p text:style-name="P6"><text:span text:style-name="T6">CLIMAX</text:span></text:p>
          </draw:text-box>
        </draw:frame>
        <draw:custom-shape draw:style-name="gr70" draw:text-style-name="P9" draw:layer="layout" svg:width="4.6cm" svg:height="3.4cm" svg:x="20.3cm" svg:y="5.2cm">
          <text:p/>
          <draw:enhanced-geometry svg:viewBox="0 0 21600 21600" draw:text-areas="3000 3320 17110 17330" draw:type="cloud-callout" draw:modifiers="2060.94327320148 29037.1067333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2"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mmmm">
        <dr3d:scene draw:style-name="gr71" svg:width="18.605cm" svg:height="20.8cm" svg:x="1.5cm" svg:y="0.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2" draw:layer="layout" dr3d:transform="matrix (1 0 0 0 1 0 0 0 1 -0.134386927616399cm 0cm 0cm)" svg:viewBox="0 -5000 2500 10000" svg:d="M0-5000h250 250 500 500 500 250 250v10000h-250-250-500-500-500-250-250z"/>
        </dr3d:scene>
        <draw:frame draw:style-name="gr73" draw:text-style-name="P11" draw:layer="layout" svg:width="16cm" svg:height="18.451cm" svg:x="3.4cm" svg:y="1.2cm">
          <draw:text-box>
            <text:p text:style-name="P10"><text:span text:style-name="T7">Old boring Dos Ball Game</text:span><text:span text:style-name="T8"> </text:span></text:p>
            <text:p text:style-name="P10"><text:span text:style-name="T9">==&gt;&gt;</text:span><text:span text:style-name="T10"> </text:span><text:span text:style-name="T11">Has been blessed with new thrills and twists ::::</text:span><text:span text:style-name="T10"> </text:span></text:p>
            <text:p text:style-name="P10"><text:span text:style-name="T12">You are at the right place .....</text:span></text:p>
            <text:p text:style-name="P10"><text:span text:style-name="T13">Get ready to get amazed by Twists and climaxes </text:span></text:p>
          </draw:text-box>
        </draw:frame>
        <presentation:notes draw:style-name="dp2">
          <draw:page-thumbnail draw:style-name="gr42"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Bold" style:font-pitch="fixed"/>
    <style:font-face style:name="FreeMono1" svg:font-family="FreeMono" style:font-family-generic="modern" style:font-pitch="fixed"/>
    <style:font-face style:name="Courier 10 Pitch" svg:font-family="'Courier 10 Pitch'" style:font-pitch="variable"/>
    <style:font-face style:name="Liberation Sans2" svg:font-family="'Liberation Sans'" style:font-pitch="variable"/>
    <style:font-face style:name="Purisa" svg:font-family="Purisa"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0_20_Degrees" draw:display-name="Black 0 Degrees" draw:style="single" draw:color="#000000" draw:distance="0.102cm" draw:rotation="0"/>
    <draw:fill-image draw:name="Coarse" xlink:href="Pictures/100000000000005E0000005ED6ABAD32E1152269.png" xlink:type="simple" xlink:show="embed" xlink:actuate="onLoad"/>
    <draw:fill-image draw:name="Fiery" xlink:href="Pictures/100000000000005E0000005E10FB9FE204C43C41.png" xlink:type="simple" xlink:show="embed" xlink:actuate="onLoad"/>
    <draw:fill-image draw:name="Lawn_20_Artificial" draw:display-name="Lawn Artificial" xlink:href="Pictures/100000000000005E0000005EF5EEDB1726EDB498.png" xlink:type="simple" xlink:show="embed" xlink:actuate="onLoad"/>
    <draw:fill-image draw:name="Leaves" xlink:href="Pictures/100000000000005E0000005E79F888565B4A803A.png" xlink:type="simple" xlink:show="embed" xlink:actuate="onLoad"/>
    <draw:fill-image draw:name="Metal" xlink:href="Pictures/100000000000005E0000005EC09E0C74F4A0945C.png" xlink:type="simple" xlink:show="embed" xlink:actuate="onLoad"/>
    <draw:fill-image draw:name="Pattern" xlink:href="Pictures/100000000000005E0000005E89C15BEF866D991C.png" xlink:type="simple" xlink:show="embed" xlink:actuate="onLoad"/>
    <draw:fill-image draw:name="Pebbles" xlink:href="Pictures/100000000000005E0000005EBE000F185A08D75A.png" xlink:type="simple" xlink:show="embed" xlink:actuate="onLoad"/>
    <draw:fill-image draw:name="Red_20_Wall" draw:display-name="Red Wall" xlink:href="Pictures/100000000000005E0000005E35FF613AA7BE1A2A.png" xlink:type="simple" xlink:show="embed" xlink:actuate="onLoad"/>
    <draw:fill-image draw:name="Roses" xlink:href="Pictures/100000000000005E0000005E172D31A56E6ABCCD.png" xlink:type="simple" xlink:show="embed" xlink:actuate="onLoad"/>
    <draw:fill-image draw:name="Space" xlink:href="Pictures/100000000000005E0000005EBBA16D1EF11C2CA5.png" xlink:type="simple" xlink:show="embed" xlink:actuate="onLoad"/>
    <draw:fill-image draw:name="Space_20_Metal" draw:display-name="Space Metal" xlink:href="Pictures/100000000000005E0000005E306B1FB3668D8C93.png" xlink:type="simple" xlink:show="embed" xlink:actuate="onLoad"/>
    <draw:fill-image draw:name="Stone" xlink:href="Pictures/100000000000005E0000005E3D5C7E2D782569D1.png" xlink:type="simple" xlink:show="embed" xlink:actuate="onLoad"/>
    <draw:fill-image draw:name="Wall" xlink:href="Pictures/10000000000000B400000087D8644866EB8F8F77.png" xlink:type="simple" xlink:show="embed" xlink:actuate="onLoad"/>
    <draw:fill-image draw:name="Wet" xlink:href="Pictures/100000000000005E0000005EF0B9C6C80DDC920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mmm-background" style:family="presentation">
      <style:graphic-properties draw:stroke="none" draw:fill="bitmap" draw:fill-color="#ffffcc" draw:fill-hatch-solid="false" draw:fill-image-name="Fiery" draw:fill-image-width="0cm" draw:fill-image-height="0cm"/>
      <style:text-properties style:letter-kerning="true"/>
    </style:style>
    <style:style style:name="mmmm-backgroundobjects" style:family="presentation">
      <style:graphic-properties draw:textarea-horizontal-align="justify" draw:shadow="hidden" draw:shadow-offset-x="0.2cm" draw:shadow-offset-y="0.2cm" draw:shadow-color="#808080"/>
      <style:text-properties style:letter-kerning="true"/>
    </style:style>
    <style:style style:name="mm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mmm-outline1" style:family="presentation">
      <style:graphic-properties draw:stroke="none" draw:fill="none" draw:auto-grow-height="false" draw:fit-to-size="shrink-to-fit">
        <text:list-style style:name="mm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mmm-outline2" style:family="presentation" style:parent-style-name="mmmm-outline1">
      <style:paragraph-properties fo:margin-left="0cm" fo:margin-right="0cm" fo:margin-top="0.4cm" fo:margin-bottom="0cm" fo:text-indent="0cm"/>
      <style:text-properties fo:font-size="28pt" style:font-size-asian="28pt" style:font-size-complex="28pt"/>
    </style:style>
    <style:style style:name="mmmm-outline3" style:family="presentation" style:parent-style-name="mmmm-outline2">
      <style:paragraph-properties fo:margin-left="0cm" fo:margin-right="0cm" fo:margin-top="0.3cm" fo:margin-bottom="0cm" fo:text-indent="0cm"/>
      <style:text-properties fo:font-size="24pt" style:font-size-asian="24pt" style:font-size-complex="24pt"/>
    </style:style>
    <style:style style:name="mmmm-outline4" style:family="presentation" style:parent-style-name="mmmm-outline3">
      <style:paragraph-properties fo:margin-left="0cm" fo:margin-right="0cm" fo:margin-top="0.2cm" fo:margin-bottom="0cm" fo:text-indent="0cm"/>
      <style:text-properties fo:font-size="20pt" style:font-size-asian="20pt" style:font-size-complex="20pt"/>
    </style:style>
    <style:style style:name="mmmm-outline5" style:family="presentation" style:parent-style-name="mmmm-outline4">
      <style:paragraph-properties fo:margin-left="0cm" fo:margin-right="0cm" fo:margin-top="0.1cm" fo:margin-bottom="0cm" fo:text-indent="0cm"/>
      <style:text-properties fo:font-size="20pt" style:font-size-asian="20pt" style:font-size-complex="20pt"/>
    </style:style>
    <style:style style:name="mmmm-outline6" style:family="presentation" style:parent-style-name="mmmm-outline5">
      <style:paragraph-properties fo:margin-left="0cm" fo:margin-right="0cm" fo:margin-top="0.1cm" fo:margin-bottom="0cm" fo:text-indent="0cm"/>
      <style:text-properties fo:font-size="20pt" style:font-size-asian="20pt" style:font-size-complex="20pt"/>
    </style:style>
    <style:style style:name="mmmm-outline7" style:family="presentation" style:parent-style-name="mmmm-outline6">
      <style:paragraph-properties fo:margin-left="0cm" fo:margin-right="0cm" fo:margin-top="0.1cm" fo:margin-bottom="0cm" fo:text-indent="0cm"/>
      <style:text-properties fo:font-size="20pt" style:font-size-asian="20pt" style:font-size-complex="20pt"/>
    </style:style>
    <style:style style:name="mmmm-outline8" style:family="presentation" style:parent-style-name="mmmm-outline7">
      <style:paragraph-properties fo:margin-left="0cm" fo:margin-right="0cm" fo:margin-top="0.1cm" fo:margin-bottom="0cm" fo:text-indent="0cm"/>
      <style:text-properties fo:font-size="20pt" style:font-size-asian="20pt" style:font-size-complex="20pt"/>
    </style:style>
    <style:style style:name="mmmm-outline9" style:family="presentation" style:parent-style-name="mmmm-outline8">
      <style:paragraph-properties fo:margin-left="0cm" fo:margin-right="0cm" fo:margin-top="0.1cm" fo:margin-bottom="0cm" fo:text-indent="0cm"/>
      <style:text-properties fo:font-size="20pt" style:font-size-asian="20pt" style:font-size-complex="20pt"/>
    </style:style>
    <style:style style:name="mmmm-subtitle" style:family="presentation">
      <style:graphic-properties draw:stroke="none" draw:fill="none" draw:textarea-vertical-align="middle">
        <text:list-style style:name="mm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mmm-title" style:family="presentation">
      <style:graphic-properties draw:stroke="none" draw:fill="none" draw:textarea-vertical-align="middle">
        <text:list-style style:name="mm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graphic-properties draw:fill-hatch-solid="false"/>
      <style:drawing-page-properties draw:background-size="border" draw:fill="bitmap" draw:fill-color="#ffffcc" draw:fill-image-name="Fier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mmm-backgroundobjects">
      <style:graphic-properties draw:stroke="none" draw:fill="none" draw:fill-color="#ffffff" draw:auto-grow-height="false" fo:min-height="1.449cm"/>
    </style:style>
    <style:style style:name="Mpr2" style:family="presentation" style:parent-style-name="mmmm-backgroundobjects">
      <style:graphic-properties draw:stroke="none" draw:fill="none" draw:fill-color="#ffffff" draw:auto-grow-height="false" fo:min-height="1.485cm"/>
    </style:style>
    <style:style style:name="Mpr3" style:family="presentation" style:parent-style-name="mmm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mmm" style:page-layout-name="PM1" draw:style-name="Mdp1">
      <draw:frame presentation:style-name="mmmm-title" draw:layer="backgroundobjects" svg:width="25.199cm" svg:height="3.506cm" svg:x="1.4cm" svg:y="0.837cm" presentation:class="title" presentation:placeholder="true">
        <draw:text-box/>
      </draw:frame>
      <draw:frame presentation:style-name="mmmm-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mmmm-title" draw:layer="backgroundobjects" svg:width="14.848cm" svg:height="11.136cm" svg:x="3.075cm" svg:y="2.257cm" presentation:class="page"/>
        <draw:frame presentation:style-name="mmmm-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7T02:25:33.958183188</meta:creation-date>
    <meta:editing-duration>PT11M9S</meta:editing-duration>
    <meta:editing-cycles>3</meta:editing-cycles>
    <meta:generator>LibreOffice/5.1.6.2$Linux_X86_64 LibreOffice_project/10m0$Build-2</meta:generator>
    <dc:title>mmmm</dc:title>
    <dc:date>2017-06-07T05:45:24.084282969</dc:date>
    <meta:document-statistic meta:object-count="135"/>
    <meta:template xlink:type="simple" xlink:actuate="onRequest" xlink:title="mmmm" xlink:href="../../../../media/mj/Local%20Disk/coded%20files/jqajjs/chatbot/mmmm.otp" meta:date="2017-06-07T02:25:33.423596549"/>
  </office:meta>
</office:document-meta>
</file>